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Standard">
      <style:paragraph-properties fo:margin-left="0.0701in" fo:margin-right="0in" fo:text-align="justify" style:justify-single-word="false" fo:text-indent="0in" style:auto-text-indent="false">
        <style:tab-stops/>
      </style:paragraph-properties>
    </style:style>
    <style:style style:name="P2" style:family="paragraph" style:parent-style-name="Standard">
      <style:paragraph-properties fo:margin-left="0.0701in" fo:margin-right="0in" fo:margin-top="0.1161in" fo:margin-bottom="0in" loext:contextual-spacing="false" fo:text-align="justify" style:justify-single-word="false" fo:text-indent="0in" style:auto-text-indent="false">
        <style:tab-stops/>
      </style:paragraph-properties>
    </style:style>
    <style:style style:name="P3" style:family="paragraph" style:parent-style-name="Standard">
      <style:paragraph-properties fo:margin-left="0.0693in" fo:margin-right="0in" fo:margin-top="0.1161in" fo:margin-bottom="0in" loext:contextual-spacing="false" fo:text-align="justify" style:justify-single-word="false" fo:text-indent="0in" style:auto-text-indent="false">
        <style:tab-stops/>
      </style:paragraph-properties>
    </style:style>
    <style:style style:name="P4" style:family="paragraph" style:parent-style-name="Standard">
      <style:paragraph-properties fo:margin-left="0.0701in" fo:margin-right="2.7339in" fo:line-height="217%" fo:text-indent="0in" style:auto-text-indent="false">
        <style:tab-stops/>
      </style:paragraph-properties>
    </style:style>
    <style:style style:name="P5" style:family="paragraph" style:parent-style-name="Textkörper">
      <style:paragraph-properties fo:margin-left="0in" fo:margin-right="0.0799in" fo:margin-top="0.0043in" fo:margin-bottom="0in" loext:contextual-spacing="false" fo:line-height="106%" fo:text-align="justify" style:justify-single-word="false" fo:text-indent="0.0374in" style:auto-text-indent="false"/>
    </style:style>
    <style:style style:name="P6" style:family="paragraph" style:parent-style-name="Textkörper">
      <style:paragraph-properties fo:margin-left="0in" fo:margin-right="0.0807in" fo:line-height="106%" fo:text-align="justify" style:justify-single-word="false" fo:text-indent="0in" style:auto-text-indent="false"/>
    </style:style>
    <style:style style:name="P7" style:family="paragraph" style:parent-style-name="Textkörper">
      <style:paragraph-properties fo:margin-left="0in" fo:margin-right="0.0835in" fo:line-height="106%" fo:text-align="justify" style:justify-single-word="false" fo:text-indent="0in" style:auto-text-indent="false"/>
    </style:style>
    <style:style style:name="P8" style:family="paragraph" style:parent-style-name="Textkörper">
      <style:paragraph-properties fo:margin-left="0in" fo:margin-right="0.0791in" fo:line-height="106%" fo:text-align="justify" style:justify-single-word="false" fo:text-indent="0in" style:auto-text-indent="false"/>
    </style:style>
    <style:style style:name="P9" style:family="paragraph" style:parent-style-name="Textkörper">
      <style:paragraph-properties fo:margin-left="0in" fo:margin-right="0.0791in" fo:margin-top="0.1161in" fo:margin-bottom="0in" loext:contextual-spacing="false" fo:line-height="106%" fo:text-align="justify" style:justify-single-word="false" fo:text-indent="0in" style:auto-text-indent="false"/>
    </style:style>
    <style:style style:name="P10" style:family="paragraph" style:parent-style-name="Textkörper">
      <style:paragraph-properties fo:margin-left="0in" fo:margin-right="0.0827in" fo:line-height="106%" fo:text-align="justify" style:justify-single-word="false" fo:text-indent="0in" style:auto-text-indent="false"/>
    </style:style>
    <style:style style:name="P11" style:family="paragraph" style:parent-style-name="Textkörper">
      <style:paragraph-properties fo:margin-left="0in" fo:margin-right="0.0874in" fo:line-height="106%" fo:text-align="justify" style:justify-single-word="false" fo:text-indent="0in" style:auto-text-indent="false"/>
    </style:style>
    <style:style style:name="P12" style:family="paragraph" style:parent-style-name="Textkörper">
      <style:paragraph-properties fo:text-align="justify" style:justify-single-word="false"/>
    </style:style>
    <style:style style:name="P13" style:family="paragraph" style:parent-style-name="Textkörper">
      <style:paragraph-properties fo:margin-left="0.5701in" fo:margin-right="0in" fo:margin-top="0.0118in" fo:margin-bottom="0in" loext:contextual-spacing="false" fo:text-indent="0in" style:auto-text-indent="false">
        <style:tab-stops/>
      </style:paragraph-properties>
    </style:style>
    <style:style style:name="P14" style:family="paragraph" style:parent-style-name="Textkörper">
      <style:paragraph-properties fo:margin-top="0.1161in" fo:margin-bottom="0in" loext:contextual-spacing="false"/>
    </style:style>
    <style:style style:name="P15" style:family="paragraph" style:parent-style-name="Textkörper">
      <style:paragraph-properties fo:margin-left="0in" fo:margin-right="0.0846in" fo:line-height="106%" fo:text-align="justify" style:justify-single-word="false" fo:text-indent="0in" style:auto-text-indent="false"/>
    </style:style>
    <style:style style:name="P16" style:family="paragraph" style:parent-style-name="Textkörper">
      <style:paragraph-properties fo:margin-left="0in" fo:margin-right="0.0811in" fo:line-height="106%" fo:text-align="justify" style:justify-single-word="false" fo:text-indent="0in" style:auto-text-indent="false"/>
    </style:style>
    <style:style style:name="P17" style:family="paragraph" style:parent-style-name="Textkörper">
      <style:paragraph-properties fo:margin-left="0in" fo:margin-right="0.0819in" fo:line-height="106%" fo:text-align="justify" style:justify-single-word="false" fo:text-indent="0in" style:auto-text-indent="false"/>
    </style:style>
    <style:style style:name="P18" style:family="paragraph" style:parent-style-name="Textkörper">
      <style:paragraph-properties fo:margin-left="0in" fo:margin-right="0.0819in" fo:margin-top="0.0118in" fo:margin-bottom="0in" loext:contextual-spacing="false" fo:line-height="106%" fo:text-align="justify" style:justify-single-word="false" fo:text-indent="0in" style:auto-text-indent="false"/>
    </style:style>
    <style:style style:name="P19" style:family="paragraph" style:parent-style-name="Textkörper">
      <style:paragraph-properties fo:margin-left="0.0693in" fo:margin-right="0.0791in" fo:margin-top="0.0118in" fo:margin-bottom="0in" loext:contextual-spacing="false" fo:line-height="106%" fo:text-align="justify" style:justify-single-word="false" fo:text-indent="0in" style:auto-text-indent="false">
        <style:tab-stops/>
      </style:paragraph-properties>
    </style:style>
    <style:style style:name="P20" style:family="paragraph" style:parent-style-name="Textkörper">
      <style:paragraph-properties fo:margin-left="0.0693in" fo:margin-right="0.0874in" fo:line-height="106%" fo:text-align="justify" style:justify-single-word="false" fo:text-indent="0in" style:auto-text-indent="false">
        <style:tab-stops/>
      </style:paragraph-properties>
    </style:style>
    <style:style style:name="P21" style:family="paragraph" style:parent-style-name="Textkörper">
      <style:paragraph-properties fo:margin-left="0.0693in" fo:margin-right="0.0835in" fo:line-height="106%" fo:text-align="justify" style:justify-single-word="false" fo:text-indent="0in" style:auto-text-indent="false">
        <style:tab-stops/>
      </style:paragraph-properties>
    </style:style>
    <style:style style:name="P22" style:family="paragraph" style:parent-style-name="Textkörper">
      <style:paragraph-properties fo:margin-left="0.0693in" fo:margin-right="0.0799in" fo:line-height="106%" fo:text-align="justify" style:justify-single-word="false" fo:text-indent="0in" style:auto-text-indent="false">
        <style:tab-stops/>
      </style:paragraph-properties>
    </style:style>
    <style:style style:name="P23" style:family="paragraph" style:parent-style-name="Textkörper">
      <style:paragraph-properties fo:margin-left="0in" fo:margin-right="0.0862in" fo:line-height="106%" fo:text-indent="0in" style:auto-text-indent="false"/>
    </style:style>
    <style:style style:name="P24" style:family="paragraph" style:parent-style-name="Textkörper">
      <style:paragraph-properties fo:margin-left="0.5701in" fo:margin-right="0.0862in" fo:margin-top="0.0118in" fo:margin-bottom="0in" loext:contextual-spacing="false" fo:line-height="106%" fo:text-indent="0in" style:auto-text-indent="false">
        <style:tab-stops/>
      </style:paragraph-properties>
    </style:style>
    <style:style style:name="P25" style:family="paragraph" style:parent-style-name="Textkörper">
      <style:paragraph-properties fo:margin-left="0in" fo:margin-right="0.0866in" fo:line-height="106%" fo:text-align="justify" style:justify-single-word="false" fo:text-indent="0in" style:auto-text-indent="false"/>
    </style:style>
    <style:style style:name="P26" style:family="paragraph" style:parent-style-name="Textkörper">
      <style:paragraph-properties fo:margin-left="0in" fo:margin-right="0.0799in" fo:line-height="106%" fo:text-align="justify" style:justify-single-word="false" fo:text-indent="0in" style:auto-text-indent="false"/>
    </style:style>
    <style:style style:name="P27" style:family="paragraph" style:parent-style-name="Textkörper">
      <style:paragraph-properties fo:margin-left="0in" fo:margin-right="0.0783in" fo:line-height="106%" fo:text-align="justify" style:justify-single-word="false" fo:text-indent="0in" style:auto-text-indent="false"/>
    </style:style>
    <style:style style:name="P28" style:family="paragraph" style:parent-style-name="Standard">
      <style:text-properties style:font-name="arial" fo:font-size="9.5pt" fo:language="es" fo:country="ES" fo:font-weight="bold" style:font-name-asian="Calibri" style:font-size-asian="9.5pt" style:font-weight-asian="bold" style:font-name-complex="Calibri" style:font-size-complex="9.5pt" style:font-weight-complex="bold"/>
    </style:style>
    <style:style style:name="P29" style:family="paragraph" style:parent-style-name="Standard">
      <style:text-properties style:font-name="arial" fo:language="es" fo:country="ES" style:font-name-asian="Times New Roman" style:font-name-complex="Times New Roman"/>
    </style:style>
    <style:style style:name="P30" style:family="paragraph" style:parent-style-name="Standard">
      <style:paragraph-properties fo:margin-top="0.0083in" fo:margin-bottom="0in" loext:contextual-spacing="false"/>
      <style:text-properties style:font-name="arial" fo:font-size="9pt" fo:language="es" fo:country="ES" fo:font-weight="bold" style:font-name-asian="Calibri" style:font-size-asian="9pt" style:font-weight-asian="bold" style:font-name-complex="Calibri" style:font-size-complex="9pt" style:font-weight-complex="bold"/>
    </style:style>
    <style:style style:name="P31" style:family="paragraph" style:parent-style-name="Standard">
      <style:paragraph-properties fo:margin-top="0.0047in" fo:margin-bottom="0in" loext:contextual-spacing="false"/>
      <style:text-properties style:font-name="arial" fo:language="es" fo:country="ES" style:font-name-asian="Calibri" style:font-name-complex="Calibri"/>
    </style:style>
    <style:style style:name="P32" style:family="paragraph" style:parent-style-name="Standard">
      <style:paragraph-properties fo:margin-top="0.002in" fo:margin-bottom="0in" loext:contextual-spacing="false"/>
      <style:text-properties style:font-name="arial" fo:font-size="13pt" fo:language="es" fo:country="ES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P33" style:family="paragraph" style:parent-style-name="Standard">
      <style:paragraph-properties fo:margin-top="0.002in" fo:margin-bottom="0in" loext:contextual-spacing="false"/>
      <style:text-properties style:font-name="arial" fo:font-size="13pt" fo:language="es" fo:country="ES" style:font-name-asian="Times New Roman" style:font-size-asian="13pt" style:font-name-complex="Times New Roman" style:font-size-complex="13pt"/>
    </style:style>
    <style:style style:name="P34" style:family="paragraph" style:parent-style-name="Standard">
      <style:paragraph-properties fo:margin-top="0.0043in" fo:margin-bottom="0in" loext:contextual-spacing="false"/>
      <style:text-properties style:font-name="arial" fo:font-size="11.5pt" fo:language="es" fo:country="ES" style:font-name-asian="Times New Roman" style:font-size-asian="11.5pt" style:font-name-complex="Times New Roman" style:font-size-complex="11.5pt"/>
    </style:style>
    <style:style style:name="P35" style:family="paragraph" style:parent-style-name="Standard">
      <style:paragraph-properties fo:margin-top="0.0043in" fo:margin-bottom="0in" loext:contextual-spacing="false"/>
      <style:text-properties style:font-name="arial" fo:font-size="12.5pt" fo:language="es" fo:country="ES" style:font-name-asian="Times New Roman" style:font-size-asian="12.5pt" style:font-name-complex="Times New Roman" style:font-size-complex="12.5pt"/>
    </style:style>
    <style:style style:name="P36" style:family="paragraph" style:parent-style-name="Standard">
      <style:paragraph-properties fo:margin-top="0.0075in" fo:margin-bottom="0in" loext:contextual-spacing="false"/>
      <style:text-properties style:font-name="arial" fo:font-size="12pt" fo:language="es" fo:country="ES" style:font-name-asian="Times New Roman" style:font-size-asian="12pt" style:font-name-complex="Times New Roman" style:font-size-complex="12pt"/>
    </style:style>
    <style:style style:name="P37" style:family="paragraph" style:parent-style-name="Standard">
      <style:paragraph-properties fo:margin-top="0.0071in" fo:margin-bottom="0in" loext:contextual-spacing="false"/>
      <style:text-properties style:font-name="arial" fo:font-size="12pt" fo:language="es" fo:country="ES" style:font-name-asian="Times New Roman" style:font-size-asian="12pt" style:font-name-complex="Times New Roman" style:font-size-complex="12pt"/>
    </style:style>
    <style:style style:name="P38" style:family="paragraph" style:parent-style-name="Standard">
      <style:paragraph-properties fo:margin-top="0.0028in" fo:margin-bottom="0in" loext:contextual-spacing="false"/>
      <style:text-properties style:font-name="arial" fo:font-size="13pt" fo:language="es" fo:country="ES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P39" style:family="paragraph" style:parent-style-name="Textkörper" style:list-style-name="L1">
      <style:paragraph-properties fo:margin-top="0.1047in" fo:margin-bottom="0in" loext:contextual-spacing="false">
        <style:tab-stops>
          <style:tab-stop style:position="0in"/>
        </style:tab-stops>
      </style:paragraph-properties>
    </style:style>
    <style:style style:name="P40" style:family="paragraph" style:parent-style-name="Textkörper" style:list-style-name="L1">
      <style:paragraph-properties fo:margin-top="0.0008in" fo:margin-bottom="0in" loext:contextual-spacing="false">
        <style:tab-stops>
          <style:tab-stop style:position="0in"/>
        </style:tab-stops>
      </style:paragraph-properties>
    </style:style>
    <style:style style:name="P41" style:family="paragraph" style:parent-style-name="Textkörper" style:list-style-name="L2">
      <style:paragraph-properties fo:margin-left="0in" fo:margin-right="0in" fo:text-indent="-0.2492in" style:auto-text-indent="false">
        <style:tab-stops>
          <style:tab-stop style:position="0.0008in"/>
        </style:tab-stops>
      </style:paragraph-properties>
      <style:text-properties officeooo:paragraph-rsid="0010deae"/>
    </style:style>
    <style:style style:name="P42" style:family="paragraph" style:parent-style-name="Textkörper" style:list-style-name="L2" style:master-page-name="MP2">
      <style:paragraph-properties fo:margin-left="0.5701in" fo:margin-right="0in" fo:margin-top="0.0291in" fo:margin-bottom="0in" loext:contextual-spacing="false" fo:text-indent="0in" style:auto-text-indent="false" style:page-number="auto" fo:break-before="page">
        <style:tab-stops>
          <style:tab-stop style:position="0in"/>
        </style:tab-stops>
      </style:paragraph-properties>
    </style:style>
    <style:style style:name="P43" style:family="paragraph" style:parent-style-name="Textkörper" style:list-style-name="L2">
      <style:paragraph-properties fo:margin-left="0.5701in" fo:margin-right="0in" fo:text-indent="0in" style:auto-text-indent="false">
        <style:tab-stops>
          <style:tab-stop style:position="0in"/>
        </style:tab-stops>
      </style:paragraph-properties>
    </style:style>
    <style:style style:name="P44" style:family="paragraph" style:parent-style-name="Textkörper" style:list-style-name="L2" style:master-page-name="MP3">
      <style:paragraph-properties fo:margin-left="0.5701in" fo:margin-right="0in" fo:margin-top="0.0638in" fo:margin-bottom="0in" loext:contextual-spacing="false" fo:text-indent="0in" style:auto-text-indent="false" style:page-number="auto" fo:break-before="page">
        <style:tab-stops>
          <style:tab-stop style:position="0in"/>
        </style:tab-stops>
      </style:paragraph-properties>
    </style:style>
    <style:style style:name="P45" style:family="paragraph" style:parent-style-name="Textkörper" style:list-style-name="L2">
      <style:paragraph-properties fo:margin-left="0in" fo:margin-right="0.0862in" fo:margin-top="0.1161in" fo:margin-bottom="0in" loext:contextual-spacing="false" fo:line-height="106%" fo:text-indent="0in" style:auto-text-indent="false">
        <style:tab-stops>
          <style:tab-stop style:position="0.0008in"/>
        </style:tab-stops>
      </style:paragraph-properties>
    </style:style>
    <style:style style:name="P46" style:family="paragraph" style:parent-style-name="Textkörper" style:list-style-name="L2">
      <style:paragraph-properties fo:margin-left="0.6075in" fo:margin-right="0in" fo:text-indent="-0.2874in" style:auto-text-indent="false">
        <style:tab-stops>
          <style:tab-stop style:position="0.0008in"/>
        </style:tab-stops>
      </style:paragraph-properties>
    </style:style>
    <style:style style:name="P47" style:family="paragraph" style:parent-style-name="Überschrift_20_1" style:master-page-name="MP0">
      <style:paragraph-properties fo:margin-top="0.0272in" fo:margin-bottom="0in" loext:contextual-spacing="false" fo:text-align="justify" style:justify-single-word="false" style:page-number="auto"/>
      <style:text-properties style:font-name="arial" fo:language="es" fo:country="ES"/>
    </style:style>
    <style:style style:name="P48" style:family="paragraph" style:parent-style-name="Überschrift_20_2">
      <style:paragraph-properties fo:text-align="justify" style:justify-single-word="false"/>
    </style:style>
    <style:style style:name="P49" style:family="paragraph" style:parent-style-name="Überschrift_20_2" style:list-style-name="L3">
      <style:paragraph-properties>
        <style:tab-stops>
          <style:tab-stop style:position="0in"/>
        </style:tab-stops>
      </style:paragraph-properties>
    </style:style>
    <style:style style:name="P50" style:family="paragraph" style:parent-style-name="Überschrift_20_2">
      <style:paragraph-properties fo:margin-left="0.0693in" fo:margin-right="0in" fo:text-align="justify" style:justify-single-word="false" fo:text-indent="0in" style:auto-text-indent="false">
        <style:tab-stops/>
      </style:paragraph-properties>
    </style:style>
    <style:style style:name="P51" style:family="paragraph" style:parent-style-name="Überschrift_20_2">
      <style:paragraph-properties fo:margin-left="0.0693in" fo:margin-right="0in" fo:margin-top="0.1043in" fo:margin-bottom="0in" loext:contextual-spacing="false" fo:text-align="justify" style:justify-single-word="false" fo:text-indent="0in" style:auto-text-indent="false">
        <style:tab-stops/>
      </style:paragraph-properties>
    </style:style>
    <style:style style:name="P52" style:family="paragraph" style:parent-style-name="Überschrift_20_2">
      <style:paragraph-properties fo:margin-top="0.1161in" fo:margin-bottom="0in" loext:contextual-spacing="false"/>
    </style:style>
    <style:style style:name="P53" style:family="paragraph" style:parent-style-name="Überschrift_20_2">
      <style:paragraph-properties fo:margin-top="0.1161in" fo:margin-bottom="0in" loext:contextual-spacing="false" fo:text-align="justify" style:justify-single-word="false"/>
    </style:style>
    <style:style style:name="P54" style:family="paragraph" style:parent-style-name="Überschrift_20_2">
      <style:paragraph-properties fo:margin-top="0.0992in" fo:margin-bottom="0in" loext:contextual-spacing="false"/>
    </style:style>
    <style:style style:name="T1" style:family="text">
      <style:text-properties style:font-name="Calibri" fo:font-size="12pt" fo:letter-spacing="-0.002in" fo:font-weight="bold" style:font-size-asian="12pt" style:font-weight-asian="bold"/>
    </style:style>
    <style:style style:name="T2" style:family="text">
      <style:text-properties style:font-name="Calibri" fo:font-size="12pt" fo:letter-spacing="-0.002in" fo:language="es" fo:country="ES" fo:font-weight="bold" style:font-size-asian="12pt" style:font-weight-asian="bold"/>
    </style:style>
    <style:style style:name="T3" style:family="text">
      <style:text-properties style:font-name="Calibri" fo:font-size="12pt" fo:letter-spacing="-0.0035in" fo:font-weight="bold" style:font-size-asian="12pt" style:font-weight-asian="bold"/>
    </style:style>
    <style:style style:name="T4" style:family="text">
      <style:text-properties style:font-name="Calibri" fo:font-size="12pt" fo:letter-spacing="-0.0035in" fo:language="es" fo:country="ES" fo:font-weight="bold" style:font-size-asian="12pt" style:font-weight-asian="bold"/>
    </style:style>
    <style:style style:name="T5" style:family="text">
      <style:text-properties style:font-name="Calibri" fo:font-size="12pt" fo:font-weight="bold" style:font-size-asian="12pt" style:font-weight-asian="bold"/>
    </style:style>
    <style:style style:name="T6" style:family="text">
      <style:text-properties style:font-name="Calibri" fo:font-size="12pt" fo:letter-spacing="-0.0028in" fo:font-weight="bold" style:font-size-asian="12pt" style:font-weight-asian="bold"/>
    </style:style>
    <style:style style:name="T7" style:family="text">
      <style:text-properties style:font-name="Calibri" fo:font-size="12pt" fo:letter-spacing="-0.0028in" fo:language="es" fo:country="ES" fo:font-weight="bold" style:font-size-asian="12pt" style:font-weight-asian="bold"/>
    </style:style>
    <style:style style:name="T8" style:family="text">
      <style:text-properties style:font-name="Calibri" fo:font-size="12pt" fo:letter-spacing="-0.0008in" fo:font-weight="bold" style:font-size-asian="12pt" style:font-weight-asian="bold"/>
    </style:style>
    <style:style style:name="T9" style:family="text">
      <style:text-properties style:font-name="Calibri" fo:font-size="12pt" fo:letter-spacing="-0.0008in" fo:language="es" fo:country="ES" fo:font-weight="bold" style:font-size-asian="12pt" style:font-weight-asian="bold"/>
    </style:style>
    <style:style style:name="T10" style:family="text">
      <style:text-properties style:font-name="Calibri" fo:font-size="12pt" fo:language="es" fo:country="ES" fo:font-weight="bold" style:font-size-asian="12pt" style:font-weight-asian="bold"/>
    </style:style>
    <style:style style:name="T11" style:family="text">
      <style:text-properties style:font-name="Calibri" fo:letter-spacing="-0.0071in" style:text-underline-style="solid" style:text-underline-width="bold" style:text-underline-color="#000000" style:text-underline-mode="continuous" style:text-overline-mode="continuous" style:text-line-through-mode="continuous"/>
    </style:style>
    <style:style style:name="T12" style:family="text">
      <style:text-properties style:font-name="Calibri" fo:letter-spacing="-0.0071in" fo:language="es" fo:country="ES" style:text-underline-style="solid" style:text-underline-width="bold" style:text-underline-color="#000000" style:text-underline-mode="continuous" style:text-overline-mode="continuous" style:text-line-through-mode="continuous"/>
    </style:style>
    <style:style style:name="T13" style:family="text">
      <style:text-properties style:font-name="Calibri" fo:letter-spacing="-0.0008in"/>
    </style:style>
    <style:style style:name="T14" style:family="text">
      <style:text-properties style:font-name="Calibri" fo:letter-spacing="-0.0008in" style:text-underline-style="solid" style:text-underline-width="bold" style:text-underline-color="#000000" style:text-underline-mode="continuous" style:text-overline-mode="continuous" style:text-line-through-mode="continuous"/>
    </style:style>
    <style:style style:name="T15" style:family="text">
      <style:text-properties style:font-name="Calibri" fo:letter-spacing="-0.0008in" fo:language="es" fo:country="ES"/>
    </style:style>
    <style:style style:name="T16" style:family="text">
      <style:text-properties style:font-name="Calibri" fo:letter-spacing="-0.0008in" fo:language="es" fo:country="ES" style:text-underline-style="solid" style:text-underline-width="bold" style:text-underline-color="#000000" style:text-underline-mode="continuous" style:text-overline-mode="continuous" style:text-line-through-mode="continuous"/>
    </style:style>
    <style:style style:name="T17" style:family="text">
      <style:text-properties style:font-name="Calibri" fo:letter-spacing="-0.0016in"/>
    </style:style>
    <style:style style:name="T18" style:family="text">
      <style:text-properties style:font-name="Calibri" fo:letter-spacing="-0.0016in" style:text-underline-style="solid" style:text-underline-width="bold" style:text-underline-color="#000000" style:text-underline-mode="continuous" style:text-overline-mode="continuous" style:text-line-through-mode="continuous"/>
    </style:style>
    <style:style style:name="T19" style:family="text">
      <style:text-properties style:font-name="Calibri" fo:letter-spacing="-0.0016in" fo:language="es" fo:country="ES"/>
    </style:style>
    <style:style style:name="T20" style:family="text">
      <style:text-properties style:font-name="Calibri" fo:letter-spacing="-0.0016in" fo:language="es" fo:country="ES" style:text-underline-style="solid" style:text-underline-width="bold" style:text-underline-color="#000000" style:text-underline-mode="continuous" style:text-overline-mode="continuous" style:text-line-through-mode="continuous"/>
    </style:style>
    <style:style style:name="T21" style:family="text">
      <style:text-properties style:font-name="Calibri" style:text-underline-style="solid" style:text-underline-width="bold" style:text-underline-color="#000000" style:text-underline-mode="continuous" style:text-overline-mode="continuous" style:text-line-through-mode="continuous"/>
    </style:style>
    <style:style style:name="T22" style:family="text">
      <style:text-properties style:font-name="Calibri" fo:language="es" fo:country="ES" style:text-underline-style="solid" style:text-underline-width="bold" style:text-underline-color="#000000" style:text-underline-mode="continuous" style:text-overline-mode="continuous" style:text-line-through-mode="continuous"/>
    </style:style>
    <style:style style:name="T23" style:family="text">
      <style:text-properties fo:letter-spacing="-0.0374in" style:text-underline-style="solid" style:text-underline-width="bold" style:text-underline-color="#000000" fo:font-weight="normal" style:text-underline-mode="continuous" style:text-overline-mode="continuous" style:text-line-through-mode="continuous" style:font-weight-asian="normal"/>
    </style:style>
    <style:style style:name="T24" style:family="text">
      <style:text-properties fo:letter-spacing="-0.0374in" fo:language="es" fo:country="ES" style:text-underline-style="solid" style:text-underline-width="bold" style:text-underline-color="#000000" fo:font-weight="normal" style:text-underline-mode="continuous" style:text-overline-mode="continuous" style:text-line-through-mode="continuous" style:font-weight-asian="normal"/>
    </style:style>
    <style:style style:name="T25" style:family="text">
      <style:text-properties fo:letter-spacing="0.002in" style:text-underline-style="solid" style:text-underline-width="bold" style:text-underline-color="#000000" fo:font-weight="normal" style:text-underline-mode="continuous" style:text-overline-mode="continuous" style:text-line-through-mode="continuous" style:font-weight-asian="normal"/>
    </style:style>
    <style:style style:name="T26" style:family="text">
      <style:text-properties fo:letter-spacing="0.002in" fo:language="es" fo:country="ES" style:text-underline-style="solid" style:text-underline-width="bold" style:text-underline-color="#000000" fo:font-weight="normal" style:text-underline-mode="continuous" style:text-overline-mode="continuous" style:text-line-through-mode="continuous" style:font-weight-asian="normal"/>
    </style:style>
    <style:style style:name="T27" style:family="text">
      <style:text-properties fo:letter-spacing="-0.0008in"/>
    </style:style>
    <style:style style:name="T28" style:family="text">
      <style:text-properties fo:letter-spacing="-0.0008in" fo:font-weight="bold" style:font-weight-asian="bold"/>
    </style:style>
    <style:style style:name="T29" style:family="text">
      <style:text-properties fo:letter-spacing="-0.0008in" fo:language="es" fo:country="ES"/>
    </style:style>
    <style:style style:name="T30" style:family="text">
      <style:text-properties fo:letter-spacing="-0.0008in" fo:language="es" fo:country="ES" fo:font-weight="bold" style:font-weight-asian="bold"/>
    </style:style>
    <style:style style:name="T31" style:family="text">
      <style:text-properties fo:letter-spacing="-0.0008in" fo:language="es" fo:country="ES" style:text-underline-style="solid" style:text-underline-width="bold" style:text-underline-color="#000000" style:text-underline-mode="continuous" style:text-overline-mode="continuous" style:text-line-through-mode="continuous"/>
    </style:style>
    <style:style style:name="T32" style:family="text">
      <style:text-properties style:font-name="Times New Roman" fo:letter-spacing="-0.0008in" fo:font-weight="bold" style:font-weight-asian="bold"/>
    </style:style>
    <style:style style:name="T33" style:family="text">
      <style:text-properties style:font-name="Times New Roman" fo:letter-spacing="-0.0008in" fo:language="es" fo:country="ES" fo:font-weight="bold" style:font-weight-asian="bold"/>
    </style:style>
    <style:style style:name="T34" style:family="text">
      <style:text-properties style:font-name="Times New Roman" fo:font-weight="bold" style:font-weight-asian="bold"/>
    </style:style>
    <style:style style:name="T35" style:family="text">
      <style:text-properties style:font-name="Times New Roman" fo:letter-spacing="-0.0016in" fo:font-weight="bold" style:font-weight-asian="bold"/>
    </style:style>
    <style:style style:name="T36" style:family="text">
      <style:text-properties style:font-name="Times New Roman" fo:letter-spacing="-0.0016in" fo:language="es" fo:country="ES" fo:font-weight="bold" style:font-weight-asian="bold"/>
    </style:style>
    <style:style style:name="T37" style:family="text">
      <style:text-properties style:font-name="Times New Roman" fo:letter-spacing="0.0161in" fo:font-weight="bold" style:font-weight-asian="bold"/>
    </style:style>
    <style:style style:name="T38" style:family="text">
      <style:text-properties style:font-name="Times New Roman" fo:letter-spacing="0.0161in" fo:language="es" fo:country="ES" fo:font-weight="bold" style:font-weight-asian="bold"/>
    </style:style>
    <style:style style:name="T39" style:family="text">
      <style:text-properties style:font-name="Times New Roman" fo:letter-spacing="-0.0035in" fo:font-weight="bold" style:font-weight-asian="bold"/>
    </style:style>
    <style:style style:name="T40" style:family="text">
      <style:text-properties style:font-name="Times New Roman" fo:letter-spacing="-0.0035in" fo:language="es" fo:country="ES" fo:font-weight="bold" style:font-weight-asian="bold"/>
    </style:style>
    <style:style style:name="T41" style:family="text">
      <style:text-properties style:font-name="Times New Roman" fo:language="es" fo:country="ES" fo:font-weight="bold" style:font-weight-asian="bold"/>
    </style:style>
    <style:style style:name="T42" style:family="text">
      <style:text-properties fo:letter-spacing="0.0098in"/>
    </style:style>
    <style:style style:name="T43" style:family="text">
      <style:text-properties fo:letter-spacing="0.0098in" fo:font-weight="bold" style:font-weight-asian="bold"/>
    </style:style>
    <style:style style:name="T44" style:family="text">
      <style:text-properties fo:letter-spacing="0.0098in" fo:language="es" fo:country="ES"/>
    </style:style>
    <style:style style:name="T45" style:family="text">
      <style:text-properties fo:letter-spacing="0.0098in" fo:language="es" fo:country="ES" fo:font-weight="bold" style:font-weight-asian="bold"/>
    </style:style>
    <style:style style:name="T46" style:family="text">
      <style:text-properties fo:letter-spacing="-0.002in"/>
    </style:style>
    <style:style style:name="T47" style:family="text">
      <style:text-properties fo:letter-spacing="-0.002in" fo:language="es" fo:country="ES"/>
    </style:style>
    <style:style style:name="T48" style:family="text">
      <style:text-properties fo:letter-spacing="0.0299in"/>
    </style:style>
    <style:style style:name="T49" style:family="text">
      <style:text-properties fo:letter-spacing="0.0299in" fo:language="es" fo:country="ES"/>
    </style:style>
    <style:style style:name="T50" style:family="text">
      <style:text-properties fo:letter-spacing="0.0228in"/>
    </style:style>
    <style:style style:name="T51" style:family="text">
      <style:text-properties fo:letter-spacing="0.0228in" fo:language="es" fo:country="ES"/>
    </style:style>
    <style:style style:name="T52" style:family="text">
      <style:text-properties fo:letter-spacing="0.0307in"/>
    </style:style>
    <style:style style:name="T53" style:family="text">
      <style:text-properties fo:letter-spacing="0.0307in" fo:language="es" fo:country="ES"/>
    </style:style>
    <style:style style:name="T54" style:family="text">
      <style:text-properties fo:letter-spacing="0.0201in"/>
    </style:style>
    <style:style style:name="T55" style:family="text">
      <style:text-properties fo:letter-spacing="0.0201in" fo:font-weight="bold" style:font-weight-asian="bold"/>
    </style:style>
    <style:style style:name="T56" style:family="text">
      <style:text-properties fo:letter-spacing="0.0201in" fo:language="es" fo:country="ES"/>
    </style:style>
    <style:style style:name="T57" style:family="text">
      <style:text-properties fo:letter-spacing="0.0201in" fo:language="es" fo:country="ES" fo:font-weight="bold" style:font-weight-asian="bold"/>
    </style:style>
    <style:style style:name="T58" style:family="text">
      <style:text-properties fo:letter-spacing="0.0244in"/>
    </style:style>
    <style:style style:name="T59" style:family="text">
      <style:text-properties fo:letter-spacing="0.0244in" fo:language="es" fo:country="ES"/>
    </style:style>
    <style:style style:name="T60" style:family="text">
      <style:text-properties fo:letter-spacing="0.0189in"/>
    </style:style>
    <style:style style:name="T61" style:family="text">
      <style:text-properties fo:letter-spacing="0.0189in" fo:language="es" fo:country="ES"/>
    </style:style>
    <style:style style:name="T62" style:family="text">
      <style:text-properties fo:letter-spacing="0.0217in"/>
    </style:style>
    <style:style style:name="T63" style:family="text">
      <style:text-properties fo:letter-spacing="0.0217in" fo:language="es" fo:country="ES"/>
    </style:style>
    <style:style style:name="T64" style:family="text">
      <style:text-properties fo:letter-spacing="0.0256in"/>
    </style:style>
    <style:style style:name="T65" style:family="text">
      <style:text-properties fo:letter-spacing="0.0256in" fo:language="es" fo:country="ES"/>
    </style:style>
    <style:style style:name="T66" style:family="text">
      <style:text-properties fo:letter-spacing="-0.0016in"/>
    </style:style>
    <style:style style:name="T67" style:family="text">
      <style:text-properties fo:letter-spacing="-0.0016in" fo:font-weight="bold" style:font-weight-asian="bold"/>
    </style:style>
    <style:style style:name="T68" style:family="text">
      <style:text-properties fo:letter-spacing="-0.0016in" fo:language="es" fo:country="ES"/>
    </style:style>
    <style:style style:name="T69" style:family="text">
      <style:text-properties fo:letter-spacing="-0.0016in" fo:language="es" fo:country="ES" fo:font-weight="bold" style:font-weight-asian="bold"/>
    </style:style>
    <style:style style:name="T70" style:family="text">
      <style:text-properties fo:letter-spacing="-0.0016in" fo:language="es" fo:country="ES" style:text-underline-style="solid" style:text-underline-width="bold" style:text-underline-color="#000000" style:text-underline-mode="continuous" style:text-overline-mode="continuous" style:text-line-through-mode="continuous"/>
    </style:style>
    <style:style style:name="T71" style:family="text">
      <style:text-properties fo:letter-spacing="0.0311in"/>
    </style:style>
    <style:style style:name="T72" style:family="text">
      <style:text-properties fo:letter-spacing="0.0311in" fo:language="es" fo:country="ES"/>
    </style:style>
    <style:style style:name="T73" style:family="text">
      <style:text-properties fo:letter-spacing="0.0028in"/>
    </style:style>
    <style:style style:name="T74" style:family="text">
      <style:text-properties fo:letter-spacing="0.0028in" fo:language="es" fo:country="ES"/>
    </style:style>
    <style:style style:name="T75" style:family="text">
      <style:text-properties fo:letter-spacing="0.0161in"/>
    </style:style>
    <style:style style:name="T76" style:family="text">
      <style:text-properties fo:letter-spacing="0.0161in" fo:language="es" fo:country="ES"/>
    </style:style>
    <style:style style:name="T77" style:family="text">
      <style:text-properties fo:letter-spacing="0.0161in" fo:language="es" fo:country="ES" fo:font-weight="bold" style:font-weight-asian="bold"/>
    </style:style>
    <style:style style:name="T78" style:family="text">
      <style:text-properties fo:letter-spacing="0.0283in"/>
    </style:style>
    <style:style style:name="T79" style:family="text">
      <style:text-properties fo:letter-spacing="0.0283in" fo:language="es" fo:country="ES"/>
    </style:style>
    <style:style style:name="T80" style:family="text">
      <style:text-properties fo:letter-spacing="0.0374in"/>
    </style:style>
    <style:style style:name="T81" style:family="text">
      <style:text-properties fo:letter-spacing="0.0374in" fo:language="es" fo:country="ES"/>
    </style:style>
    <style:style style:name="T82" style:family="text">
      <style:text-properties fo:letter-spacing="0.0272in"/>
    </style:style>
    <style:style style:name="T83" style:family="text">
      <style:text-properties fo:letter-spacing="0.0272in" fo:language="es" fo:country="ES"/>
    </style:style>
    <style:style style:name="T84" style:family="text">
      <style:text-properties fo:letter-spacing="0.0134in"/>
    </style:style>
    <style:style style:name="T85" style:family="text">
      <style:text-properties fo:letter-spacing="0.0134in" fo:language="es" fo:country="ES"/>
    </style:style>
    <style:style style:name="T86" style:family="text">
      <style:text-properties fo:color="#323232"/>
    </style:style>
    <style:style style:name="T87" style:family="text">
      <style:text-properties fo:color="#323232" fo:letter-spacing="-0.0008in"/>
    </style:style>
    <style:style style:name="T88" style:family="text">
      <style:text-properties fo:color="#323232" fo:letter-spacing="-0.0008in" fo:language="es" fo:country="ES"/>
    </style:style>
    <style:style style:name="T89" style:family="text">
      <style:text-properties fo:color="#323232" fo:letter-spacing="-0.0016in"/>
    </style:style>
    <style:style style:name="T90" style:family="text">
      <style:text-properties fo:color="#323232" fo:letter-spacing="-0.0016in" fo:language="es" fo:country="ES"/>
    </style:style>
    <style:style style:name="T91" style:family="text">
      <style:text-properties fo:color="#323232" fo:letter-spacing="-0.0091in"/>
    </style:style>
    <style:style style:name="T92" style:family="text">
      <style:text-properties fo:color="#323232" fo:letter-spacing="-0.0091in" fo:language="es" fo:country="ES"/>
    </style:style>
    <style:style style:name="T93" style:family="text">
      <style:text-properties fo:color="#323232" fo:letter-spacing="0.0217in"/>
    </style:style>
    <style:style style:name="T94" style:family="text">
      <style:text-properties fo:color="#323232" fo:letter-spacing="0.0217in" fo:language="es" fo:country="ES"/>
    </style:style>
    <style:style style:name="T95" style:family="text">
      <style:text-properties fo:color="#323232" fo:letter-spacing="0.0307in"/>
    </style:style>
    <style:style style:name="T96" style:family="text">
      <style:text-properties fo:color="#323232" fo:letter-spacing="0.0307in" fo:language="es" fo:country="ES"/>
    </style:style>
    <style:style style:name="T97" style:family="text">
      <style:text-properties fo:color="#323232" fo:letter-spacing="0.0201in"/>
    </style:style>
    <style:style style:name="T98" style:family="text">
      <style:text-properties fo:color="#323232" fo:letter-spacing="0.0201in" fo:language="es" fo:country="ES"/>
    </style:style>
    <style:style style:name="T99" style:family="text">
      <style:text-properties fo:color="#323232" fo:letter-spacing="0.0228in"/>
    </style:style>
    <style:style style:name="T100" style:family="text">
      <style:text-properties fo:color="#323232" fo:letter-spacing="0.0228in" fo:language="es" fo:country="ES"/>
    </style:style>
    <style:style style:name="T101" style:family="text">
      <style:text-properties fo:color="#323232" fo:letter-spacing="0.0098in"/>
    </style:style>
    <style:style style:name="T102" style:family="text">
      <style:text-properties fo:color="#323232" fo:letter-spacing="0.0098in" fo:language="es" fo:country="ES"/>
    </style:style>
    <style:style style:name="T103" style:family="text">
      <style:text-properties fo:color="#323232" fo:letter-spacing="0.0189in"/>
    </style:style>
    <style:style style:name="T104" style:family="text">
      <style:text-properties fo:color="#323232" fo:letter-spacing="0.0189in" fo:language="es" fo:country="ES"/>
    </style:style>
    <style:style style:name="T105" style:family="text">
      <style:text-properties fo:color="#323232" fo:letter-spacing="-0.0063in"/>
    </style:style>
    <style:style style:name="T106" style:family="text">
      <style:text-properties fo:color="#323232" fo:letter-spacing="-0.0063in" fo:language="es" fo:country="ES"/>
    </style:style>
    <style:style style:name="T107" style:family="text">
      <style:text-properties fo:color="#323232" fo:letter-spacing="0.0374in"/>
    </style:style>
    <style:style style:name="T108" style:family="text">
      <style:text-properties fo:color="#323232" fo:letter-spacing="0.0374in" fo:language="es" fo:country="ES"/>
    </style:style>
    <style:style style:name="T109" style:family="text">
      <style:text-properties fo:color="#323232" fo:letter-spacing="0.0272in"/>
    </style:style>
    <style:style style:name="T110" style:family="text">
      <style:text-properties fo:color="#323232" fo:letter-spacing="0.0272in" fo:language="es" fo:country="ES"/>
    </style:style>
    <style:style style:name="T111" style:family="text">
      <style:text-properties fo:color="#323232" fo:letter-spacing="-0.002in"/>
    </style:style>
    <style:style style:name="T112" style:family="text">
      <style:text-properties fo:color="#323232" fo:letter-spacing="-0.002in" fo:language="es" fo:country="ES"/>
    </style:style>
    <style:style style:name="T113" style:family="text">
      <style:text-properties fo:color="#323232" fo:letter-spacing="0.0244in"/>
    </style:style>
    <style:style style:name="T114" style:family="text">
      <style:text-properties fo:color="#323232" fo:letter-spacing="0.0244in" fo:language="es" fo:country="ES"/>
    </style:style>
    <style:style style:name="T115" style:family="text">
      <style:text-properties fo:color="#323232" fo:letter-spacing="0.0283in"/>
    </style:style>
    <style:style style:name="T116" style:family="text">
      <style:text-properties fo:color="#323232" fo:letter-spacing="0.0283in" fo:language="es" fo:country="ES"/>
    </style:style>
    <style:style style:name="T117" style:family="text">
      <style:text-properties fo:color="#323232" fo:letter-spacing="-0.0035in"/>
    </style:style>
    <style:style style:name="T118" style:family="text">
      <style:text-properties fo:color="#323232" fo:letter-spacing="-0.0035in" fo:language="es" fo:country="ES"/>
    </style:style>
    <style:style style:name="T119" style:family="text">
      <style:text-properties fo:color="#323232" fo:language="es" fo:country="ES"/>
    </style:style>
    <style:style style:name="T120" style:family="text">
      <style:text-properties fo:color="#323232" style:font-name="arial" fo:letter-spacing="-0.0008in" fo:language="es" fo:country="ES"/>
    </style:style>
    <style:style style:name="T121" style:family="text">
      <style:text-properties fo:color="#323232" style:font-name="arial" fo:letter-spacing="-0.0016in" fo:language="es" fo:country="ES"/>
    </style:style>
    <style:style style:name="T122" style:family="text">
      <style:text-properties fo:color="#323232" style:font-name="arial" fo:letter-spacing="-0.0091in" fo:language="es" fo:country="ES"/>
    </style:style>
    <style:style style:name="T123" style:family="text">
      <style:text-properties fo:color="#323232" style:font-name="arial" fo:letter-spacing="0.0217in" fo:language="es" fo:country="ES"/>
    </style:style>
    <style:style style:name="T124" style:family="text">
      <style:text-properties fo:color="#323232" style:font-name="arial" fo:letter-spacing="0.0307in" fo:language="es" fo:country="ES"/>
    </style:style>
    <style:style style:name="T125" style:family="text">
      <style:text-properties fo:color="#323232" style:font-name="arial" fo:letter-spacing="0.0201in" fo:language="es" fo:country="ES"/>
    </style:style>
    <style:style style:name="T126" style:family="text">
      <style:text-properties fo:color="#323232" style:font-name="arial" fo:letter-spacing="0.0228in" fo:language="es" fo:country="ES"/>
    </style:style>
    <style:style style:name="T127" style:family="text">
      <style:text-properties fo:color="#323232" style:font-name="arial" fo:letter-spacing="0.0098in" fo:language="es" fo:country="ES"/>
    </style:style>
    <style:style style:name="T128" style:family="text">
      <style:text-properties fo:color="#323232" style:font-name="arial" fo:language="es" fo:country="ES"/>
    </style:style>
    <style:style style:name="T129" style:family="text">
      <style:text-properties fo:color="#323232" style:font-name="arial" fo:letter-spacing="0.0189in" fo:language="es" fo:country="ES"/>
    </style:style>
    <style:style style:name="T130" style:family="text">
      <style:text-properties fo:color="#323232" style:font-name="arial" fo:letter-spacing="-0.0063in" fo:language="es" fo:country="ES"/>
    </style:style>
    <style:style style:name="T131" style:family="text">
      <style:text-properties fo:color="#323232" style:font-name="arial" fo:letter-spacing="0.0374in" fo:language="es" fo:country="ES"/>
    </style:style>
    <style:style style:name="T132" style:family="text">
      <style:text-properties fo:color="#323232" style:font-name="arial" fo:letter-spacing="0.0272in" fo:language="es" fo:country="ES"/>
    </style:style>
    <style:style style:name="T133" style:family="text">
      <style:text-properties fo:color="#323232" style:font-name="arial" fo:letter-spacing="-0.002in" fo:language="es" fo:country="ES"/>
    </style:style>
    <style:style style:name="T134" style:family="text">
      <style:text-properties fo:color="#323232" style:font-name="arial" fo:letter-spacing="0.0244in" fo:language="es" fo:country="ES"/>
    </style:style>
    <style:style style:name="T135" style:family="text">
      <style:text-properties fo:color="#323232" style:font-name="arial" fo:letter-spacing="0.0283in" fo:language="es" fo:country="ES"/>
    </style:style>
    <style:style style:name="T136" style:family="text">
      <style:text-properties fo:color="#323232" style:font-name="arial" fo:letter-spacing="-0.0035in" fo:language="es" fo:country="ES"/>
    </style:style>
    <style:style style:name="T137" style:family="text">
      <style:text-properties fo:letter-spacing="0.0236in"/>
    </style:style>
    <style:style style:name="T138" style:family="text">
      <style:text-properties fo:letter-spacing="0.0236in" fo:language="es" fo:country="ES"/>
    </style:style>
    <style:style style:name="T139" style:family="text">
      <style:text-properties fo:letter-spacing="-0.0035in"/>
    </style:style>
    <style:style style:name="T140" style:family="text">
      <style:text-properties fo:letter-spacing="-0.0035in" fo:language="es" fo:country="ES"/>
    </style:style>
    <style:style style:name="T141" style:family="text">
      <style:text-properties fo:letter-spacing="-0.0035in" fo:language="es" fo:country="ES" fo:font-weight="bold" style:font-weight-asian="bold"/>
    </style:style>
    <style:style style:name="T142" style:family="text">
      <style:text-properties fo:letter-spacing="0.0173in"/>
    </style:style>
    <style:style style:name="T143" style:family="text">
      <style:text-properties fo:letter-spacing="0.0173in" fo:language="es" fo:country="ES"/>
    </style:style>
    <style:style style:name="T144" style:family="text">
      <style:text-properties fo:font-size="12pt" style:font-size-asian="12pt"/>
    </style:style>
    <style:style style:name="T145" style:family="text">
      <style:text-properties fo:font-size="12pt" fo:language="es" fo:country="ES" style:font-size-asian="12pt"/>
    </style:style>
    <style:style style:name="T146" style:family="text">
      <style:text-properties fo:font-size="12pt" fo:language="es" fo:country="ES" fo:font-weight="bold" style:font-size-asian="12pt" style:font-weight-asian="bold"/>
    </style:style>
    <style:style style:name="T147" style:family="text">
      <style:text-properties fo:font-size="12pt" fo:letter-spacing="-0.002in" fo:language="es" fo:country="ES" fo:font-weight="bold" style:font-size-asian="12pt" style:font-weight-asian="bold"/>
    </style:style>
    <style:style style:name="T148" style:family="text">
      <style:text-properties fo:font-size="12pt" fo:letter-spacing="-0.0035in" fo:language="es" fo:country="ES" fo:font-weight="bold" style:font-size-asian="12pt" style:font-weight-asian="bold"/>
    </style:style>
    <style:style style:name="T149" style:family="text">
      <style:text-properties fo:font-size="12pt" fo:letter-spacing="-0.0028in" fo:language="es" fo:country="ES" fo:font-weight="bold" style:font-size-asian="12pt" style:font-weight-asian="bold"/>
    </style:style>
    <style:style style:name="T150" style:family="text">
      <style:text-properties fo:font-size="12pt" fo:letter-spacing="-0.0008in" fo:language="es" fo:country="ES" fo:font-weight="bold" style:font-size-asian="12pt" style:font-weight-asian="bold"/>
    </style:style>
    <style:style style:name="T151" style:family="text">
      <style:text-properties fo:language="es" fo:country="ES"/>
    </style:style>
    <style:style style:name="T152" style:family="text">
      <style:text-properties fo:language="es" fo:country="ES" style:text-underline-style="solid" style:text-underline-width="bold" style:text-underline-color="#000000" style:text-underline-mode="continuous" style:text-overline-mode="continuous" style:text-line-through-mode="continuous"/>
    </style:style>
    <style:style style:name="T153" style:family="text">
      <style:text-properties fo:language="es" fo:country="ES" fo:font-weight="bold" style:font-weight-asian="bold"/>
    </style:style>
    <style:style style:name="T154" style:family="text">
      <style:text-properties fo:letter-spacing="-0.0071in" fo:language="es" fo:country="ES" style:text-underline-style="solid" style:text-underline-width="bold" style:text-underline-color="#000000" style:text-underline-mode="continuous" style:text-overline-mode="continuous" style:text-line-through-mode="continuous"/>
    </style:style>
    <style:style style:name="T155" style:family="text">
      <style:text-properties style:font-name="arial" fo:font-size="12pt" fo:letter-spacing="-0.002in" fo:language="es" fo:country="ES" fo:font-weight="bold" style:font-size-asian="12pt" style:font-weight-asian="bold"/>
    </style:style>
    <style:style style:name="T156" style:family="text">
      <style:text-properties style:font-name="arial" fo:font-size="12pt" fo:letter-spacing="-0.0035in" fo:language="es" fo:country="ES" fo:font-weight="bold" style:font-size-asian="12pt" style:font-weight-asian="bold"/>
    </style:style>
    <style:style style:name="T157" style:family="text">
      <style:text-properties style:font-name="arial" fo:font-size="12pt" fo:language="es" fo:country="ES" fo:font-weight="bold" style:font-size-asian="12pt" style:font-weight-asian="bold"/>
    </style:style>
    <style:style style:name="T158" style:family="text">
      <style:text-properties style:font-name="arial" fo:font-size="12pt" fo:language="es" fo:country="ES" style:font-size-asian="12pt"/>
    </style:style>
    <style:style style:name="T159" style:family="text">
      <style:text-properties style:font-name="arial" fo:font-size="12pt" fo:letter-spacing="-0.0028in" fo:language="es" fo:country="ES" fo:font-weight="bold" style:font-size-asian="12pt" style:font-weight-asian="bold"/>
    </style:style>
    <style:style style:name="T160" style:family="text">
      <style:text-properties style:font-name="arial" fo:font-size="12pt" fo:letter-spacing="-0.0008in" fo:language="es" fo:country="ES" fo:font-weight="bold" style:font-size-asian="12pt" style:font-weight-asian="bold"/>
    </style:style>
    <style:style style:name="T161" style:family="text">
      <style:text-properties style:font-name="arial" fo:letter-spacing="-0.0374in" fo:language="es" fo:country="ES" style:text-underline-style="solid" style:text-underline-width="bold" style:text-underline-color="#000000" fo:font-weight="normal" style:text-underline-mode="continuous" style:text-overline-mode="continuous" style:text-line-through-mode="continuous" style:font-weight-asian="normal"/>
    </style:style>
    <style:style style:name="T162" style:family="text">
      <style:text-properties style:font-name="arial" fo:letter-spacing="-0.0071in" fo:language="es" fo:country="ES" style:text-underline-style="solid" style:text-underline-width="bold" style:text-underline-color="#000000" style:text-underline-mode="continuous" style:text-overline-mode="continuous" style:text-line-through-mode="continuous"/>
    </style:style>
    <style:style style:name="T163" style:family="text">
      <style:text-properties style:font-name="arial" fo:letter-spacing="-0.0008in" fo:language="es" fo:country="ES"/>
    </style:style>
    <style:style style:name="T164" style:family="text">
      <style:text-properties style:font-name="arial" fo:letter-spacing="-0.0008in" fo:language="es" fo:country="ES" style:text-underline-style="solid" style:text-underline-width="bold" style:text-underline-color="#000000" style:text-underline-mode="continuous" style:text-overline-mode="continuous" style:text-line-through-mode="continuous"/>
    </style:style>
    <style:style style:name="T165" style:family="text">
      <style:text-properties style:font-name="arial" fo:letter-spacing="-0.0008in" fo:language="es" fo:country="ES" fo:font-weight="bold" style:font-weight-asian="bold"/>
    </style:style>
    <style:style style:name="T166" style:family="text">
      <style:text-properties style:font-name="arial" fo:letter-spacing="-0.0016in" fo:language="es" fo:country="ES"/>
    </style:style>
    <style:style style:name="T167" style:family="text">
      <style:text-properties style:font-name="arial" fo:letter-spacing="-0.0016in" fo:language="es" fo:country="ES" style:text-underline-style="solid" style:text-underline-width="bold" style:text-underline-color="#000000" style:text-underline-mode="continuous" style:text-overline-mode="continuous" style:text-line-through-mode="continuous"/>
    </style:style>
    <style:style style:name="T168" style:family="text">
      <style:text-properties style:font-name="arial" fo:letter-spacing="-0.0016in" fo:language="es" fo:country="ES" fo:font-weight="bold" style:font-weight-asian="bold"/>
    </style:style>
    <style:style style:name="T169" style:family="text">
      <style:text-properties style:font-name="arial" fo:language="es" fo:country="ES"/>
    </style:style>
    <style:style style:name="T170" style:family="text">
      <style:text-properties style:font-name="arial" fo:language="es" fo:country="ES" style:text-underline-style="solid" style:text-underline-width="bold" style:text-underline-color="#000000" style:text-underline-mode="continuous" style:text-overline-mode="continuous" style:text-line-through-mode="continuous"/>
    </style:style>
    <style:style style:name="T171" style:family="text">
      <style:text-properties style:font-name="arial" fo:language="es" fo:country="ES" fo:font-weight="bold" style:font-weight-asian="bold"/>
    </style:style>
    <style:style style:name="T172" style:family="text">
      <style:text-properties style:font-name="arial" fo:letter-spacing="0.002in" fo:language="es" fo:country="ES" style:text-underline-style="solid" style:text-underline-width="bold" style:text-underline-color="#000000" fo:font-weight="normal" style:text-underline-mode="continuous" style:text-overline-mode="continuous" style:text-line-through-mode="continuous" style:font-weight-asian="normal"/>
    </style:style>
    <style:style style:name="T173" style:family="text">
      <style:text-properties style:font-name="arial" fo:letter-spacing="0.0161in" fo:language="es" fo:country="ES"/>
    </style:style>
    <style:style style:name="T174" style:family="text">
      <style:text-properties style:font-name="arial" fo:letter-spacing="0.0161in" fo:language="es" fo:country="ES" fo:font-weight="bold" style:font-weight-asian="bold"/>
    </style:style>
    <style:style style:name="T175" style:family="text">
      <style:text-properties style:font-name="arial" fo:letter-spacing="0.0098in" fo:language="es" fo:country="ES"/>
    </style:style>
    <style:style style:name="T176" style:family="text">
      <style:text-properties style:font-name="arial" fo:letter-spacing="0.0098in" fo:language="es" fo:country="ES" fo:font-weight="bold" style:font-weight-asian="bold"/>
    </style:style>
    <style:style style:name="T177" style:family="text">
      <style:text-properties style:font-name="arial" fo:letter-spacing="-0.002in" fo:language="es" fo:country="ES"/>
    </style:style>
    <style:style style:name="T178" style:family="text">
      <style:text-properties style:font-name="arial" fo:letter-spacing="0.0299in" fo:language="es" fo:country="ES"/>
    </style:style>
    <style:style style:name="T179" style:family="text">
      <style:text-properties style:font-name="arial" fo:letter-spacing="0.0228in" fo:language="es" fo:country="ES"/>
    </style:style>
    <style:style style:name="T180" style:family="text">
      <style:text-properties style:font-name="arial" fo:letter-spacing="0.0307in" fo:language="es" fo:country="ES"/>
    </style:style>
    <style:style style:name="T181" style:family="text">
      <style:text-properties style:font-name="arial" fo:letter-spacing="0.0201in" fo:language="es" fo:country="ES"/>
    </style:style>
    <style:style style:name="T182" style:family="text">
      <style:text-properties style:font-name="arial" fo:letter-spacing="0.0201in" fo:language="es" fo:country="ES" fo:font-weight="bold" style:font-weight-asian="bold"/>
    </style:style>
    <style:style style:name="T183" style:family="text">
      <style:text-properties style:font-name="arial" fo:letter-spacing="0.0244in" fo:language="es" fo:country="ES"/>
    </style:style>
    <style:style style:name="T184" style:family="text">
      <style:text-properties style:font-name="arial" fo:letter-spacing="0.0189in" fo:language="es" fo:country="ES"/>
    </style:style>
    <style:style style:name="T185" style:family="text">
      <style:text-properties style:font-name="arial" fo:letter-spacing="0.0217in" fo:language="es" fo:country="ES"/>
    </style:style>
    <style:style style:name="T186" style:family="text">
      <style:text-properties style:font-name="arial" fo:letter-spacing="0.0256in" fo:language="es" fo:country="ES"/>
    </style:style>
    <style:style style:name="T187" style:family="text">
      <style:text-properties style:font-name="arial" fo:letter-spacing="0.0311in" fo:language="es" fo:country="ES"/>
    </style:style>
    <style:style style:name="T188" style:family="text">
      <style:text-properties style:font-name="arial" fo:letter-spacing="-0.0035in" fo:language="es" fo:country="ES"/>
    </style:style>
    <style:style style:name="T189" style:family="text">
      <style:text-properties style:font-name="arial" fo:letter-spacing="-0.0035in" fo:language="es" fo:country="ES" fo:font-weight="bold" style:font-weight-asian="bold"/>
    </style:style>
    <style:style style:name="T190" style:family="text">
      <style:text-properties style:font-name="arial" fo:letter-spacing="0.0028in" fo:language="es" fo:country="ES"/>
    </style:style>
    <style:style style:name="T191" style:family="text">
      <style:text-properties style:font-name="arial" fo:letter-spacing="0.0283in" fo:language="es" fo:country="ES"/>
    </style:style>
    <style:style style:name="T192" style:family="text">
      <style:text-properties style:font-name="arial" fo:letter-spacing="0.0374in" fo:language="es" fo:country="ES"/>
    </style:style>
    <style:style style:name="T193" style:family="text">
      <style:text-properties style:font-name="arial" fo:letter-spacing="0.0272in" fo:language="es" fo:country="ES"/>
    </style:style>
    <style:style style:name="T194" style:family="text">
      <style:text-properties style:font-name="arial" fo:letter-spacing="0.0134in" fo:language="es" fo:country="ES"/>
    </style:style>
    <style:style style:name="T195" style:family="text">
      <style:text-properties style:font-name="arial" fo:letter-spacing="0.0236in" fo:language="es" fo:country="ES"/>
    </style:style>
    <style:style style:name="T196" style:family="text">
      <style:text-properties style:font-name="arial" fo:letter-spacing="0.0173in" fo:language="es" fo:country="ES"/>
    </style:style>
    <text:list-style style:name="L1">
      <text:list-level-style-bullet text:level="1" text:style-name="WW_5f_CharLFO3LVL1" text:bullet-char="●">
        <style:list-level-properties text:space-before="0.3201in" text:min-label-width="0.25in"/>
        <style:text-properties style:font-name="Arial"/>
      </text:list-level-style-bullet>
      <text:list-level-style-bullet text:level="2" text:bullet-char="•">
        <style:list-level-properties text:space-before="0.8681in" text:min-label-width="0.25in"/>
      </text:list-level-style-bullet>
      <text:list-level-style-bullet text:level="3" text:bullet-char="•">
        <style:list-level-properties text:space-before="1.4165in" text:min-label-width="0.25in"/>
      </text:list-level-style-bullet>
      <text:list-level-style-bullet text:level="4" text:bullet-char="•">
        <style:list-level-properties text:space-before="1.9654in" text:min-label-width="0.25in"/>
      </text:list-level-style-bullet>
      <text:list-level-style-bullet text:level="5" text:bullet-char="•">
        <style:list-level-properties text:space-before="2.5138in" text:min-label-width="0.25in"/>
      </text:list-level-style-bullet>
      <text:list-level-style-bullet text:level="6" text:bullet-char="•">
        <style:list-level-properties text:space-before="3.0626in" text:min-label-width="0.25in"/>
      </text:list-level-style-bullet>
      <text:list-level-style-bullet text:level="7" text:bullet-char="•">
        <style:list-level-properties text:space-before="3.611in" text:min-label-width="0.25in"/>
      </text:list-level-style-bullet>
      <text:list-level-style-bullet text:level="8" text:bullet-char="•">
        <style:list-level-properties text:space-before="4.1598in" text:min-label-width="0.25in"/>
      </text:list-level-style-bullet>
      <text:list-level-style-bullet text:level="9" text:bullet-char="•">
        <style:list-level-properties text:space-before="4.7083in" text:min-label-width="0.25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WW_5f_CharLFO2LVL1" style:num-suffix="." style:num-format="1">
        <style:list-level-properties text:space-before="0.3193in" text:min-label-width="0.25in"/>
      </text:list-level-style-number>
      <text:list-level-style-bullet text:level="2" text:bullet-char="•">
        <style:list-level-properties text:space-before="0.8681in" text:min-label-width="0.25in"/>
      </text:list-level-style-bullet>
      <text:list-level-style-bullet text:level="3" text:bullet-char="•">
        <style:list-level-properties text:space-before="1.4165in" text:min-label-width="0.25in"/>
      </text:list-level-style-bullet>
      <text:list-level-style-bullet text:level="4" text:bullet-char="•">
        <style:list-level-properties text:space-before="1.9654in" text:min-label-width="0.25in"/>
      </text:list-level-style-bullet>
      <text:list-level-style-bullet text:level="5" text:bullet-char="•">
        <style:list-level-properties text:space-before="2.5138in" text:min-label-width="0.25in"/>
      </text:list-level-style-bullet>
      <text:list-level-style-bullet text:level="6" text:bullet-char="•">
        <style:list-level-properties text:space-before="3.0626in" text:min-label-width="0.25in"/>
      </text:list-level-style-bullet>
      <text:list-level-style-bullet text:level="7" text:bullet-char="•">
        <style:list-level-properties text:space-before="3.611in" text:min-label-width="0.25in"/>
      </text:list-level-style-bullet>
      <text:list-level-style-bullet text:level="8" text:bullet-char="•">
        <style:list-level-properties text:space-before="4.1598in" text:min-label-width="0.25in"/>
      </text:list-level-style-bullet>
      <text:list-level-style-bullet text:level="9" text:bullet-char="•">
        <style:list-level-properties text:space-before="4.7083in" text:min-label-width="0.25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1LVL1" text:bullet-char="●">
        <style:list-level-properties text:space-before="0.0701in" text:min-label-width="0.25in"/>
        <style:text-properties style:font-name="Arial"/>
      </text:list-level-style-bullet>
      <text:list-level-style-bullet text:level="2" text:bullet-char="•">
        <style:list-level-properties text:space-before="0.6429in" text:min-label-width="0.25in"/>
      </text:list-level-style-bullet>
      <text:list-level-style-bullet text:level="3" text:bullet-char="•">
        <style:list-level-properties text:space-before="1.2165in" text:min-label-width="0.25in"/>
      </text:list-level-style-bullet>
      <text:list-level-style-bullet text:level="4" text:bullet-char="•">
        <style:list-level-properties text:space-before="1.7902in" text:min-label-width="0.25in"/>
      </text:list-level-style-bullet>
      <text:list-level-style-bullet text:level="5" text:bullet-char="•">
        <style:list-level-properties text:space-before="2.3638in" text:min-label-width="0.25in"/>
      </text:list-level-style-bullet>
      <text:list-level-style-bullet text:level="6" text:bullet-char="•">
        <style:list-level-properties text:space-before="2.9374in" text:min-label-width="0.25in"/>
      </text:list-level-style-bullet>
      <text:list-level-style-bullet text:level="7" text:bullet-char="•">
        <style:list-level-properties text:space-before="3.511in" text:min-label-width="0.25in"/>
      </text:list-level-style-bullet>
      <text:list-level-style-bullet text:level="8" text:bullet-char="•">
        <style:list-level-properties text:space-before="4.0846in" text:min-label-width="0.25in"/>
      </text:list-level-style-bullet>
      <text:list-level-style-bullet text:level="9" text:bullet-char="•">
        <style:list-level-properties text:space-before="4.6583in" text:min-label-width="0.25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7" text:outline-level="1">ÉTICA</text:h>
      <text:p text:style-name="P28"/>
      <text:p text:style-name="P1"><text:span text:style-name="Absatz-Standardschriftart"><text:span text:style-name="T155">Trabajo</text:span></text:span><text:span text:style-name="Absatz-Standardschriftart"><text:span text:style-name="T156"> </text:span></text:span><text:span text:style-name="Absatz-Standardschriftart"><text:span text:style-name="T157">individual</text:span></text:span><text:span text:style-name="Absatz-Standardschriftart"><text:span text:style-name="T156"> </text:span></text:span><text:span text:style-name="Absatz-Standardschriftart"><text:span text:style-name="T157">o</text:span></text:span><text:span text:style-name="Absatz-Standardschriftart"><text:span text:style-name="T159"> </text:span></text:span><text:span text:style-name="Absatz-Standardschriftart"><text:span text:style-name="T157">grupal</text:span></text:span><text:span text:style-name="Absatz-Standardschriftart"><text:span text:style-name="T156"> </text:span></text:span><text:span text:style-name="Absatz-Standardschriftart"><text:span text:style-name="T157">(</text:span></text:span><text:span text:style-name="Absatz-Standardschriftart"><text:span text:style-name="T156"> </text:span></text:span><text:span text:style-name="Absatz-Standardschriftart"><text:span text:style-name="T157">grupo</text:span></text:span><text:span text:style-name="Absatz-Standardschriftart"><text:span text:style-name="T159"> </text:span></text:span><text:span text:style-name="Absatz-Standardschriftart"><text:span text:style-name="T157">de</text:span></text:span><text:span text:style-name="Absatz-Standardschriftart"><text:span text:style-name="T156"> </text:span></text:span><text:span text:style-name="Absatz-Standardschriftart"><text:span text:style-name="T157">dos</text:span></text:span><text:span text:style-name="Absatz-Standardschriftart"><text:span text:style-name="T159"> </text:span></text:span><text:span text:style-name="Absatz-Standardschriftart"><text:span text:style-name="T160">personas).</text:span></text:span></text:p>
      <text:p text:style-name="P30"/>
      <text:h text:style-name="P50" text:outline-level="2"><text:span text:style-name="Absatz-Standardschriftart"><text:span text:style-name="T161"><text:s/></text:span></text:span><text:span text:style-name="Absatz-Standardschriftart"><text:span text:style-name="T162">Te</text:span></text:span><text:span text:style-name="Absatz-Standardschriftart"><text:span text:style-name="T164">mas</text:span></text:span><text:span text:style-name="Absatz-Standardschriftart"><text:span text:style-name="T167"> </text:span></text:span><text:span text:style-name="Absatz-Standardschriftart"><text:span text:style-name="T170">a</text:span></text:span><text:span text:style-name="Absatz-Standardschriftart"><text:span text:style-name="T164"> </text:span></text:span><text:span text:style-name="Absatz-Standardschriftart"><text:span text:style-name="T167">trabaj</text:span></text:span><text:span text:style-name="Absatz-Standardschriftart"><text:span text:style-name="T164">ar</text:span></text:span><text:span text:style-name="Absatz-Standardschriftart"><text:span text:style-name="T172"> </text:span></text:span></text:h>
      <text:list xml:id="list4047807741" text:style-name="L1">
        <text:list-item>
          <text:p text:style-name="P39"><text:span text:style-name="Absatz-Standardschriftart"><text:span text:style-name="T166">Ética</text:span></text:span><text:span text:style-name="Absatz-Standardschriftart"><text:span text:style-name="T163"> </text:span></text:span><text:span text:style-name="Absatz-Standardschriftart"><text:span text:style-name="T166">kantiana</text:span></text:span></text:p>
        </text:list-item>
        <text:list-item>
          <text:p text:style-name="P40"><text:span text:style-name="Absatz-Standardschriftart"><text:span text:style-name="T166">Ética</text:span></text:span><text:span text:style-name="Absatz-Standardschriftart"><text:span text:style-name="T163"> utilitarista</text:span></text:span></text:p>
        </text:list-item>
      </text:list>
      <text:p text:style-name="P31"/>
      <text:h text:style-name="P48" text:outline-level="2"><text:span text:style-name="Absatz-Standardschriftart"><text:span text:style-name="T163">Ética Kantiana</text:span></text:span></text:h>
      <text:p text:style-name="P32"/>
      <text:p text:style-name="P4"><text:span text:style-name="Absatz-Standardschriftart"><text:span text:style-name="T165">Lean la siguiente sinopsis </text:span></text:span><text:span text:style-name="Absatz-Standardschriftart"><text:span text:style-name="T171">y</text:span></text:span><text:span text:style-name="Absatz-Standardschriftart"><text:span text:style-name="T165"> luego </text:span></text:span><text:span text:style-name="Absatz-Standardschriftart"><text:span text:style-name="T168">respondan</text:span></text:span><text:span text:style-name="Absatz-Standardschriftart"><text:span text:style-name="T174"> </text:span></text:span><text:span text:style-name="Absatz-Standardschriftart"><text:span text:style-name="T165">JOHN Q.</text:span></text:span></text:p>
      <text:p text:style-name="P5"><text:span text:style-name="Absatz-Standardschriftart"><text:span text:style-name="T163">Cierto</text:span></text:span><text:span text:style-name="Absatz-Standardschriftart"><text:span text:style-name="T175"> </text:span></text:span><text:span text:style-name="Absatz-Standardschriftart"><text:span text:style-name="T163">día</text:span></text:span><text:span text:style-name="Absatz-Standardschriftart"><text:span text:style-name="T175"> </text:span></text:span><text:span text:style-name="Absatz-Standardschriftart"><text:span text:style-name="T163">John</text:span></text:span><text:span text:style-name="Absatz-Standardschriftart"><text:span text:style-name="T175"> </text:span></text:span><text:span text:style-name="Absatz-Standardschriftart"><text:span text:style-name="T163">Q.</text:span></text:span><text:span text:style-name="Absatz-Standardschriftart"><text:span text:style-name="T175"> </text:span></text:span><text:span text:style-name="Absatz-Standardschriftart"><text:span text:style-name="T163">(Denzel</text:span></text:span><text:span text:style-name="Absatz-Standardschriftart"><text:span text:style-name="T175"> </text:span></text:span><text:span text:style-name="Absatz-Standardschriftart"><text:span text:style-name="T177">Washington)</text:span></text:span><text:span text:style-name="Absatz-Standardschriftart"><text:span text:style-name="T175"> </text:span></text:span><text:span text:style-name="T169">y</text:span><text:span text:style-name="Absatz-Standardschriftart"><text:span text:style-name="T175"> </text:span></text:span><text:span text:style-name="Absatz-Standardschriftart"><text:span text:style-name="T163">su</text:span></text:span><text:span text:style-name="Absatz-Standardschriftart"><text:span text:style-name="T175"> </text:span></text:span><text:span text:style-name="Absatz-Standardschriftart"><text:span text:style-name="T163">esposa</text:span></text:span><text:span text:style-name="Absatz-Standardschriftart"><text:span text:style-name="T175"> </text:span></text:span><text:span text:style-name="Absatz-Standardschriftart"><text:span text:style-name="T163">van</text:span></text:span><text:span text:style-name="Absatz-Standardschriftart"><text:span text:style-name="T175"> </text:span></text:span><text:span text:style-name="T169">a</text:span><text:span text:style-name="Absatz-Standardschriftart"><text:span text:style-name="T175"> </text:span></text:span><text:span text:style-name="Absatz-Standardschriftart"><text:span text:style-name="T163">ver</text:span></text:span><text:span text:style-name="Absatz-Standardschriftart"><text:span text:style-name="T175"> </text:span></text:span><text:span text:style-name="T169">a</text:span><text:span text:style-name="Absatz-Standardschriftart"><text:span text:style-name="T175"> </text:span></text:span><text:span text:style-name="Absatz-Standardschriftart"><text:span text:style-name="T163">su</text:span></text:span><text:span text:style-name="Absatz-Standardschriftart"><text:span text:style-name="T175"> </text:span></text:span><text:span text:style-name="Absatz-Standardschriftart"><text:span text:style-name="T163">hijo</text:span></text:span><text:span text:style-name="Absatz-Standardschriftart"><text:span text:style-name="T175"> </text:span></text:span><text:span text:style-name="Absatz-Standardschriftart"><text:span text:style-name="T163">que</text:span></text:span><text:span text:style-name="Absatz-Standardschriftart"><text:span text:style-name="T175"> </text:span></text:span><text:span text:style-name="Absatz-Standardschriftart"><text:span text:style-name="T163">iba jugar béisbol.</text:span></text:span><text:span text:style-name="Absatz-Standardschriftart"><text:span text:style-name="T178"> </text:span></text:span><text:span text:style-name="Absatz-Standardschriftart"><text:span text:style-name="T163">En</text:span></text:span><text:span text:style-name="Absatz-Standardschriftart"><text:span text:style-name="T175"> </text:span></text:span><text:span text:style-name="Absatz-Standardschriftart"><text:span text:style-name="T163">medio</text:span></text:span><text:span text:style-name="Absatz-Standardschriftart"><text:span text:style-name="T175"> </text:span></text:span><text:span text:style-name="Absatz-Standardschriftart"><text:span text:style-name="T163">del</text:span></text:span><text:span text:style-name="Absatz-Standardschriftart"><text:span text:style-name="T175"> </text:span></text:span><text:span text:style-name="Absatz-Standardschriftart"><text:span text:style-name="T163">partido</text:span></text:span><text:span text:style-name="Absatz-Standardschriftart"><text:span text:style-name="T175"> </text:span></text:span><text:span text:style-name="Absatz-Standardschriftart"><text:span text:style-name="T163">Michael</text:span></text:span><text:span text:style-name="Absatz-Standardschriftart"><text:span text:style-name="T175"> </text:span></text:span><text:span text:style-name="Absatz-Standardschriftart"><text:span text:style-name="T163">(el</text:span></text:span><text:span text:style-name="Absatz-Standardschriftart"><text:span text:style-name="T175"> </text:span></text:span><text:span text:style-name="Absatz-Standardschriftart"><text:span text:style-name="T163">hijo),</text:span></text:span><text:span text:style-name="Absatz-Standardschriftart"><text:span text:style-name="T175"> </text:span></text:span><text:span text:style-name="Absatz-Standardschriftart"><text:span text:style-name="T163">cae</text:span></text:span><text:span text:style-name="Absatz-Standardschriftart"><text:span text:style-name="T175"> </text:span></text:span><text:span text:style-name="Absatz-Standardschriftart"><text:span text:style-name="T163">al</text:span></text:span><text:span text:style-name="Absatz-Standardschriftart"><text:span text:style-name="T175"> </text:span></text:span><text:span text:style-name="Absatz-Standardschriftart"><text:span text:style-name="T163">suelo.</text:span></text:span><text:span text:style-name="Absatz-Standardschriftart"><text:span text:style-name="T175"> </text:span></text:span><text:span text:style-name="Absatz-Standardschriftart"><text:span text:style-name="T163">Denise</text:span></text:span><text:span text:style-name="Absatz-Standardschriftart"><text:span text:style-name="T175"> </text:span></text:span><text:span text:style-name="T169">y</text:span><text:span text:style-name="Absatz-Standardschriftart"><text:span text:style-name="T163"> John (los padres) rápidamente lo</text:span></text:span><text:span text:style-name="Absatz-Standardschriftart"><text:span text:style-name="T179"> </text:span></text:span><text:span text:style-name="Absatz-Standardschriftart"><text:span text:style-name="T163">llevan</text:span></text:span><text:span text:style-name="Absatz-Standardschriftart"><text:span text:style-name="T180"> </text:span></text:span><text:span text:style-name="T169">a</text:span><text:span text:style-name="Absatz-Standardschriftart"><text:span text:style-name="T181"> </text:span></text:span><text:span text:style-name="Absatz-Standardschriftart"><text:span text:style-name="T163">un</text:span></text:span><text:span text:style-name="Absatz-Standardschriftart"><text:span text:style-name="T181"> </text:span></text:span><text:span text:style-name="Absatz-Standardschriftart"><text:span text:style-name="T163">hospital</text:span></text:span><text:span text:style-name="Absatz-Standardschriftart"><text:span text:style-name="T181"> </text:span></text:span><text:span text:style-name="Absatz-Standardschriftart"><text:span text:style-name="T163">donde</text:span></text:span><text:span text:style-name="Absatz-Standardschriftart"><text:span text:style-name="T181"> </text:span></text:span><text:span text:style-name="Absatz-Standardschriftart"><text:span text:style-name="T163">lo</text:span></text:span><text:span text:style-name="Absatz-Standardschriftart"><text:span text:style-name="T181"> </text:span></text:span><text:span text:style-name="Absatz-Standardschriftart"><text:span text:style-name="T163">atienden</text:span></text:span><text:span text:style-name="Absatz-Standardschriftart"><text:span text:style-name="T181"> </text:span></text:span><text:span text:style-name="T169">y</text:span><text:span text:style-name="Absatz-Standardschriftart"><text:span text:style-name="T181"> </text:span></text:span><text:span text:style-name="Absatz-Standardschriftart"><text:span text:style-name="T163">piden</text:span></text:span><text:span text:style-name="Absatz-Standardschriftart"><text:span text:style-name="T181"> </text:span></text:span><text:span text:style-name="T169">a</text:span><text:span text:style-name="Absatz-Standardschriftart"><text:span text:style-name="T181"> </text:span></text:span><text:span text:style-name="Absatz-Standardschriftart"><text:span text:style-name="T163">John</text:span></text:span><text:span text:style-name="Absatz-Standardschriftart"><text:span text:style-name="T181"> </text:span></text:span><text:span text:style-name="Absatz-Standardschriftart"><text:span text:style-name="T163">que</text:span></text:span><text:span text:style-name="Absatz-Standardschriftart"><text:span text:style-name="T181"> </text:span></text:span><text:span text:style-name="Absatz-Standardschriftart"><text:span text:style-name="T163">complete</text:span></text:span><text:span text:style-name="Absatz-Standardschriftart"><text:span text:style-name="T181"> </text:span></text:span><text:span text:style-name="Absatz-Standardschriftart"><text:span text:style-name="T163">un</text:span></text:span><text:span text:style-name="Absatz-Standardschriftart"><text:span text:style-name="T181"> </text:span></text:span><text:span text:style-name="Absatz-Standardschriftart"><text:span text:style-name="T163">formulario</text:span></text:span><text:span text:style-name="Absatz-Standardschriftart"><text:span text:style-name="T181"> </text:span></text:span><text:span text:style-name="Absatz-Standardschriftart"><text:span text:style-name="T163">donde</text:span></text:span><text:span text:style-name="Absatz-Standardschriftart"><text:span text:style-name="T181"> </text:span></text:span><text:span text:style-name="Absatz-Standardschriftart"><text:span text:style-name="T163">se</text:span></text:span><text:span text:style-name="Absatz-Standardschriftart"><text:span text:style-name="T181"> </text:span></text:span><text:span text:style-name="Absatz-Standardschriftart"><text:span text:style-name="T163">requería</text:span></text:span><text:span text:style-name="Absatz-Standardschriftart"><text:span text:style-name="T175"> </text:span></text:span><text:span text:style-name="Absatz-Standardschriftart"><text:span text:style-name="T163">que</text:span></text:span><text:span text:style-name="Absatz-Standardschriftart"><text:span text:style-name="T175"> </text:span></text:span><text:span text:style-name="Absatz-Standardschriftart"><text:span text:style-name="T163">escriba</text:span></text:span><text:span text:style-name="Absatz-Standardschriftart"><text:span text:style-name="T175"> </text:span></text:span><text:span text:style-name="Absatz-Standardschriftart"><text:span text:style-name="T163">qué cobertura médica tenía. Se les informa </text:span></text:span><text:span text:style-name="T169">a</text:span><text:span text:style-name="Absatz-Standardschriftart"><text:span text:style-name="T163"> los padres de que el niño tenía</text:span></text:span><text:span text:style-name="Absatz-Standardschriftart"><text:span text:style-name="T183"> </text:span></text:span><text:span text:style-name="Absatz-Standardschriftart"><text:span text:style-name="T163">una</text:span></text:span><text:span text:style-name="Absatz-Standardschriftart"><text:span text:style-name="T175"> </text:span></text:span><text:span text:style-name="Absatz-Standardschriftart"><text:span text:style-name="T163">insuficiencia</text:span></text:span><text:span text:style-name="Absatz-Standardschriftart"><text:span text:style-name="T175"> </text:span></text:span><text:span text:style-name="Absatz-Standardschriftart"><text:span text:style-name="T163">cardíaca,</text:span></text:span><text:span text:style-name="Absatz-Standardschriftart"><text:span text:style-name="T175"> </text:span></text:span><text:span text:style-name="Absatz-Standardschriftart"><text:span text:style-name="T163">que</text:span></text:span><text:span text:style-name="Absatz-Standardschriftart"><text:span text:style-name="T175"> </text:span></text:span><text:span text:style-name="Absatz-Standardschriftart"><text:span text:style-name="T163">iba</text:span></text:span><text:span text:style-name="Absatz-Standardschriftart"><text:span text:style-name="T175"> </text:span></text:span><text:span text:style-name="Absatz-Standardschriftart"><text:span text:style-name="T163">empeorando</text:span></text:span><text:span text:style-name="Absatz-Standardschriftart"><text:span text:style-name="T175"> </text:span></text:span><text:span text:style-name="Absatz-Standardschriftart"><text:span text:style-name="T163">poco</text:span></text:span><text:span text:style-name="Absatz-Standardschriftart"><text:span text:style-name="T175"> </text:span></text:span><text:span text:style-name="T169">a</text:span><text:span text:style-name="Absatz-Standardschriftart"><text:span text:style-name="T175"> </text:span></text:span><text:span text:style-name="Absatz-Standardschriftart"><text:span text:style-name="T163">poco</text:span></text:span><text:span text:style-name="Absatz-Standardschriftart"><text:span text:style-name="T175"> </text:span></text:span><text:span text:style-name="T169">y</text:span><text:span text:style-name="Absatz-Standardschriftart"><text:span text:style-name="T175"> </text:span></text:span><text:span text:style-name="Absatz-Standardschriftart"><text:span text:style-name="T163">que</text:span></text:span><text:span text:style-name="Absatz-Standardschriftart"><text:span text:style-name="T175"> </text:span></text:span><text:span text:style-name="Absatz-Standardschriftart"><text:span text:style-name="T163">las</text:span></text:span><text:span text:style-name="Absatz-Standardschriftart"><text:span text:style-name="T175"> </text:span></text:span><text:span text:style-name="Absatz-Standardschriftart"><text:span text:style-name="T163">soluciones posibles eran</text:span></text:span><text:span text:style-name="Absatz-Standardschriftart"><text:span text:style-name="T184"> </text:span></text:span><text:span text:style-name="Absatz-Standardschriftart"><text:span text:style-name="T163">que</text:span></text:span><text:span text:style-name="Absatz-Standardschriftart"><text:span text:style-name="T181"> </text:span></text:span><text:span text:style-name="Absatz-Standardschriftart"><text:span text:style-name="T163">se</text:span></text:span><text:span text:style-name="Absatz-Standardschriftart"><text:span text:style-name="T175"> </text:span></text:span><text:span text:style-name="Absatz-Standardschriftart"><text:span text:style-name="T163">le</text:span></text:span><text:span text:style-name="Absatz-Standardschriftart"><text:span text:style-name="T175"> </text:span></text:span><text:span text:style-name="Absatz-Standardschriftart"><text:span text:style-name="T163">haga</text:span></text:span><text:span text:style-name="Absatz-Standardschriftart"><text:span text:style-name="T175"> </text:span></text:span><text:span text:style-name="Absatz-Standardschriftart"><text:span text:style-name="T163">un</text:span></text:span><text:span text:style-name="Absatz-Standardschriftart"><text:span text:style-name="T175"> </text:span></text:span><text:span text:style-name="Absatz-Standardschriftart"><text:span text:style-name="T163">trasplante</text:span></text:span><text:span text:style-name="Absatz-Standardschriftart"><text:span text:style-name="T175"> </text:span></text:span><text:span text:style-name="Absatz-Standardschriftart"><text:span text:style-name="T163">cardíaco</text:span></text:span><text:span text:style-name="Absatz-Standardschriftart"><text:span text:style-name="T175"> </text:span></text:span><text:span text:style-name="T169">o</text:span><text:span text:style-name="Absatz-Standardschriftart"><text:span text:style-name="T175"> </text:span></text:span><text:span text:style-name="Absatz-Standardschriftart"><text:span text:style-name="T163">darle</text:span></text:span><text:span text:style-name="Absatz-Standardschriftart"><text:span text:style-name="T175"> </text:span></text:span><text:span text:style-name="Absatz-Standardschriftart"><text:span text:style-name="T163">cuidados</text:span></text:span><text:span text:style-name="Absatz-Standardschriftart"><text:span text:style-name="T175"> </text:span></text:span><text:span text:style-name="Absatz-Standardschriftart"><text:span text:style-name="T163">paliativos.</text:span></text:span><text:span text:style-name="Absatz-Standardschriftart"><text:span text:style-name="T175"> </text:span></text:span><text:span text:style-name="Absatz-Standardschriftart"><text:span text:style-name="T163">Es</text:span></text:span><text:span text:style-name="Absatz-Standardschriftart"><text:span text:style-name="T175"> </text:span></text:span><text:span text:style-name="Absatz-Standardschriftart"><text:span text:style-name="T163">allí</text:span></text:span><text:span text:style-name="Absatz-Standardschriftart"><text:span text:style-name="T175"> </text:span></text:span><text:span text:style-name="Absatz-Standardschriftart"><text:span text:style-name="T163">donde</text:span></text:span><text:span text:style-name="Absatz-Standardschriftart"><text:span text:style-name="T175"> </text:span></text:span><text:span text:style-name="Absatz-Standardschriftart"><text:span text:style-name="T163">las</text:span></text:span><text:span text:style-name="Absatz-Standardschriftart"><text:span text:style-name="T175"> </text:span></text:span><text:span text:style-name="Absatz-Standardschriftart"><text:span text:style-name="T163">autoridades</text:span></text:span><text:span text:style-name="Absatz-Standardschriftart"><text:span text:style-name="T185"> </text:span></text:span><text:span text:style-name="Absatz-Standardschriftart"><text:span text:style-name="T163">del</text:span></text:span><text:span text:style-name="Absatz-Standardschriftart"><text:span text:style-name="T175"> </text:span></text:span><text:span text:style-name="Absatz-Standardschriftart"><text:span text:style-name="T163">hospital le informan </text:span></text:span><text:span text:style-name="T169">a</text:span><text:span text:style-name="Absatz-Standardschriftart"><text:span text:style-name="T163"> John </text:span></text:span><text:span text:style-name="T169">y</text:span><text:span text:style-name="Absatz-Standardschriftart"><text:span text:style-name="T163"> su esposa que realizar la operación costaría US$ 250.000 </text:span></text:span><text:span text:style-name="T169">y</text:span><text:span text:style-name="Absatz-Standardschriftart"><text:span text:style-name="T163"> que</text:span></text:span><text:span text:style-name="Absatz-Standardschriftart"><text:span text:style-name="T185"> </text:span></text:span><text:span text:style-name="Absatz-Standardschriftart"><text:span text:style-name="T163">sin</text:span></text:span><text:span text:style-name="Absatz-Standardschriftart"><text:span text:style-name="T181"> </text:span></text:span><text:span text:style-name="Absatz-Standardschriftart"><text:span text:style-name="T163">ese</text:span></text:span><text:span text:style-name="Absatz-Standardschriftart"><text:span text:style-name="T181"> </text:span></text:span><text:span text:style-name="Absatz-Standardschriftart"><text:span text:style-name="T163">dinero</text:span></text:span><text:span text:style-name="Absatz-Standardschriftart"><text:span text:style-name="T181"> </text:span></text:span><text:span text:style-name="Absatz-Standardschriftart"><text:span text:style-name="T163">no</text:span></text:span><text:span text:style-name="Absatz-Standardschriftart"><text:span text:style-name="T181"> </text:span></text:span><text:span text:style-name="Absatz-Standardschriftart"><text:span text:style-name="T163">se</text:span></text:span><text:span text:style-name="Absatz-Standardschriftart"><text:span text:style-name="T181"> </text:span></text:span><text:span text:style-name="Absatz-Standardschriftart"><text:span text:style-name="T163">podría</text:span></text:span><text:span text:style-name="Absatz-Standardschriftart"><text:span text:style-name="T181"> </text:span></text:span><text:span text:style-name="Absatz-Standardschriftart"><text:span text:style-name="T163">llevar</text:span></text:span><text:span text:style-name="Absatz-Standardschriftart"><text:span text:style-name="T181"> </text:span></text:span><text:span text:style-name="T169">a</text:span><text:span text:style-name="Absatz-Standardschriftart"><text:span text:style-name="T175"> </text:span></text:span><text:span text:style-name="Absatz-Standardschriftart"><text:span text:style-name="T163">cabo</text:span></text:span><text:span text:style-name="Absatz-Standardschriftart"><text:span text:style-name="T175"> </text:span></text:span><text:span text:style-name="Absatz-Standardschriftart"><text:span text:style-name="T163">esa</text:span></text:span><text:span text:style-name="Absatz-Standardschriftart"><text:span text:style-name="T175"> </text:span></text:span><text:span text:style-name="Absatz-Standardschriftart"><text:span text:style-name="T163">arriesgada</text:span></text:span><text:span text:style-name="Absatz-Standardschriftart"><text:span text:style-name="T175"> </text:span></text:span><text:span text:style-name="Absatz-Standardschriftart"><text:span text:style-name="T163">operación.</text:span></text:span><text:span text:style-name="Absatz-Standardschriftart"><text:span text:style-name="T175"> </text:span></text:span><text:span text:style-name="Absatz-Standardschriftart"><text:span text:style-name="T163">Además,</text:span></text:span><text:span text:style-name="Absatz-Standardschriftart"><text:span text:style-name="T175"> </text:span></text:span><text:span text:style-name="Absatz-Standardschriftart"><text:span text:style-name="T163">le</text:span></text:span><text:span text:style-name="Absatz-Standardschriftart"><text:span text:style-name="T175"> </text:span></text:span><text:span text:style-name="Absatz-Standardschriftart"><text:span text:style-name="T163">dicen</text:span></text:span><text:span text:style-name="Absatz-Standardschriftart"><text:span text:style-name="T175"> </text:span></text:span><text:span text:style-name="Absatz-Standardschriftart"><text:span text:style-name="T163">que</text:span></text:span><text:span text:style-name="Absatz-Standardschriftart"><text:span text:style-name="T175"> </text:span></text:span><text:span text:style-name="Absatz-Standardschriftart"><text:span text:style-name="T163">sólo</text:span></text:span><text:span text:style-name="Absatz-Standardschriftart"><text:span text:style-name="T179"> </text:span></text:span><text:span text:style-name="Absatz-Standardschriftart"><text:span text:style-name="T163">para ponerlo en lista de espera, necesitarían US$ 70.000.</text:span></text:span></text:p>
      <text:p text:style-name="P34"/>
      <text:p text:style-name="P6"><text:span text:style-name="Absatz-Standardschriftart"><text:span text:style-name="T163">John</text:span></text:span><text:span text:style-name="Absatz-Standardschriftart"><text:span text:style-name="T181"> </text:span></text:span><text:span text:style-name="Absatz-Standardschriftart"><text:span text:style-name="T163">va</text:span></text:span><text:span text:style-name="Absatz-Standardschriftart"><text:span text:style-name="T181"> </text:span></text:span><text:span text:style-name="T169">a</text:span><text:span text:style-name="Absatz-Standardschriftart"><text:span text:style-name="T181"> </text:span></text:span><text:span text:style-name="Absatz-Standardschriftart"><text:span text:style-name="T163">consultar</text:span></text:span><text:span text:style-name="Absatz-Standardschriftart"><text:span text:style-name="T181"> </text:span></text:span><text:span text:style-name="T169">a</text:span><text:span text:style-name="Absatz-Standardschriftart"><text:span text:style-name="T175"> </text:span></text:span><text:span text:style-name="Absatz-Standardschriftart"><text:span text:style-name="T163">su</text:span></text:span><text:span text:style-name="Absatz-Standardschriftart"><text:span text:style-name="T175"> </text:span></text:span><text:span text:style-name="Absatz-Standardschriftart"><text:span text:style-name="T163">obra</text:span></text:span><text:span text:style-name="Absatz-Standardschriftart"><text:span text:style-name="T175"> </text:span></text:span><text:span text:style-name="Absatz-Standardschriftart"><text:span text:style-name="T163">social</text:span></text:span><text:span text:style-name="Absatz-Standardschriftart"><text:span text:style-name="T175"> </text:span></text:span><text:span text:style-name="Absatz-Standardschriftart"><text:span text:style-name="T163">para</text:span></text:span><text:span text:style-name="Absatz-Standardschriftart"><text:span text:style-name="T175"> </text:span></text:span><text:span text:style-name="Absatz-Standardschriftart"><text:span text:style-name="T163">que</text:span></text:span><text:span text:style-name="Absatz-Standardschriftart"><text:span text:style-name="T175"> </text:span></text:span><text:span text:style-name="Absatz-Standardschriftart"><text:span text:style-name="T163">le</text:span></text:span><text:span text:style-name="Absatz-Standardschriftart"><text:span text:style-name="T175"> </text:span></text:span><text:span text:style-name="Absatz-Standardschriftart"><text:span text:style-name="T163">reconocieran</text:span></text:span><text:span text:style-name="Absatz-Standardschriftart"><text:span text:style-name="T175"> </text:span></text:span><text:span text:style-name="Absatz-Standardschriftart"><text:span text:style-name="T163">los</text:span></text:span><text:span text:style-name="Absatz-Standardschriftart"><text:span text:style-name="T175"> </text:span></text:span><text:span text:style-name="Absatz-Standardschriftart"><text:span text:style-name="T163">gastos</text:span></text:span><text:span text:style-name="Absatz-Standardschriftart"><text:span text:style-name="T175"> </text:span></text:span><text:span text:style-name="Absatz-Standardschriftart"><text:span text:style-name="T163">del</text:span></text:span><text:span text:style-name="Absatz-Standardschriftart"><text:span text:style-name="T175"> </text:span></text:span><text:span text:style-name="Absatz-Standardschriftart"><text:span text:style-name="T163">trasplante,</text:span></text:span><text:span text:style-name="Absatz-Standardschriftart"><text:span text:style-name="T175"> </text:span></text:span><text:span text:style-name="Absatz-Standardschriftart"><text:span text:style-name="T163">pero</text:span></text:span><text:span text:style-name="Absatz-Standardschriftart"><text:span text:style-name="T175"> </text:span></text:span><text:span text:style-name="Absatz-Standardschriftart"><text:span text:style-name="T163">le</text:span></text:span><text:span text:style-name="Absatz-Standardschriftart"><text:span text:style-name="T179"> </text:span></text:span><text:span text:style-name="Absatz-Standardschriftart"><text:span text:style-name="T163">comunican</text:span></text:span><text:span text:style-name="Absatz-Standardschriftart"><text:span text:style-name="T181"> </text:span></text:span><text:span text:style-name="Absatz-Standardschriftart"><text:span text:style-name="T163">que</text:span></text:span><text:span text:style-name="Absatz-Standardschriftart"><text:span text:style-name="T181"> </text:span></text:span><text:span text:style-name="Absatz-Standardschriftart"><text:span text:style-name="T163">lo</text:span></text:span><text:span text:style-name="Absatz-Standardschriftart"><text:span text:style-name="T181"> </text:span></text:span><text:span text:style-name="Absatz-Standardschriftart"><text:span text:style-name="T163">habían</text:span></text:span><text:span text:style-name="Absatz-Standardschriftart"><text:span text:style-name="T181"> </text:span></text:span><text:span text:style-name="Absatz-Standardschriftart"><text:span text:style-name="T163">cambiado</text:span></text:span><text:span text:style-name="Absatz-Standardschriftart"><text:span text:style-name="T181"> </text:span></text:span><text:span text:style-name="T169">a</text:span><text:span text:style-name="Absatz-Standardschriftart"><text:span text:style-name="T181"> </text:span></text:span><text:span text:style-name="Absatz-Standardschriftart"><text:span text:style-name="T163">una</text:span></text:span><text:span text:style-name="Absatz-Standardschriftart"><text:span text:style-name="T181"> </text:span></text:span><text:span text:style-name="Absatz-Standardschriftart"><text:span text:style-name="T163">más</text:span></text:span><text:span text:style-name="Absatz-Standardschriftart"><text:span text:style-name="T181"> </text:span></text:span><text:span text:style-name="Absatz-Standardschriftart"><text:span text:style-name="T163">barata</text:span></text:span><text:span text:style-name="Absatz-Standardschriftart"><text:span text:style-name="T181"> </text:span></text:span><text:span text:style-name="Absatz-Standardschriftart"><text:span text:style-name="T163">para</text:span></text:span><text:span text:style-name="Absatz-Standardschriftart"><text:span text:style-name="T181"> </text:span></text:span><text:span text:style-name="Absatz-Standardschriftart"><text:span text:style-name="T163">reducir</text:span></text:span><text:span text:style-name="Absatz-Standardschriftart"><text:span text:style-name="T175"> </text:span></text:span><text:span text:style-name="Absatz-Standardschriftart"><text:span text:style-name="T163">costos</text:span></text:span><text:span text:style-name="Absatz-Standardschriftart"><text:span text:style-name="T175"> </text:span></text:span><text:span text:style-name="T169">y</text:span><text:span text:style-name="Absatz-Standardschriftart"><text:span text:style-name="T175"> </text:span></text:span><text:span text:style-name="Absatz-Standardschriftart"><text:span text:style-name="T163">que</text:span></text:span><text:span text:style-name="Absatz-Standardschriftart"><text:span text:style-name="T175"> </text:span></text:span><text:span text:style-name="Absatz-Standardschriftart"><text:span text:style-name="T163">cubría</text:span></text:span><text:span text:style-name="Absatz-Standardschriftart"><text:span text:style-name="T175"> </text:span></text:span><text:span text:style-name="Absatz-Standardschriftart"><text:span text:style-name="T163">menos</text:span></text:span><text:span text:style-name="Absatz-Standardschriftart"><text:span text:style-name="T181"> </text:span></text:span><text:span text:style-name="Absatz-Standardschriftart"><text:span text:style-name="T163">monto,</text:span></text:span><text:span text:style-name="Absatz-Standardschriftart"><text:span text:style-name="T180"> </text:span></text:span><text:span text:style-name="Absatz-Standardschriftart"><text:span text:style-name="T163">debido</text:span></text:span><text:span text:style-name="Absatz-Standardschriftart"><text:span text:style-name="T180"> </text:span></text:span><text:span text:style-name="T169">a</text:span><text:span text:style-name="Absatz-Standardschriftart"><text:span text:style-name="T180"> </text:span></text:span><text:span text:style-name="Absatz-Standardschriftart"><text:span text:style-name="T163">que</text:span></text:span><text:span text:style-name="Absatz-Standardschriftart"><text:span text:style-name="T180"> </text:span></text:span><text:span text:style-name="Absatz-Standardschriftart"><text:span text:style-name="T163">la</text:span></text:span><text:span text:style-name="Absatz-Standardschriftart"><text:span text:style-name="T180"> </text:span></text:span><text:span text:style-name="Absatz-Standardschriftart"><text:span text:style-name="T163">empresa</text:span></text:span><text:span text:style-name="Absatz-Standardschriftart"><text:span text:style-name="T180"> </text:span></text:span><text:span text:style-name="Absatz-Standardschriftart"><text:span text:style-name="T163">donde</text:span></text:span><text:span text:style-name="Absatz-Standardschriftart"><text:span text:style-name="T180"> </text:span></text:span><text:span text:style-name="Absatz-Standardschriftart"><text:span text:style-name="T163">él</text:span></text:span><text:span text:style-name="Absatz-Standardschriftart"><text:span text:style-name="T181"> </text:span></text:span><text:span text:style-name="Absatz-Standardschriftart"><text:span text:style-name="T163">trabajaba</text:span></text:span><text:span text:style-name="Absatz-Standardschriftart"><text:span text:style-name="T181"> </text:span></text:span><text:span text:style-name="Absatz-Standardschriftart"><text:span text:style-name="T163">le</text:span></text:span><text:span text:style-name="Absatz-Standardschriftart"><text:span text:style-name="T181"> </text:span></text:span><text:span text:style-name="Absatz-Standardschriftart"><text:span text:style-name="T163">cambio</text:span></text:span><text:span text:style-name="Absatz-Standardschriftart"><text:span text:style-name="T181"> </text:span></text:span><text:span text:style-name="Absatz-Standardschriftart"><text:span text:style-name="T163">de</text:span></text:span><text:span text:style-name="Absatz-Standardschriftart"><text:span text:style-name="T181"> </text:span></text:span><text:span text:style-name="Absatz-Standardschriftart"><text:span text:style-name="T163">tiempo</text:span></text:span><text:span text:style-name="Absatz-Standardschriftart"><text:span text:style-name="T181"> </text:span></text:span><text:span text:style-name="Absatz-Standardschriftart"><text:span text:style-name="T163">completo</text:span></text:span><text:span text:style-name="Absatz-Standardschriftart"><text:span text:style-name="T181"> </text:span></text:span><text:span text:style-name="T169">a</text:span><text:span text:style-name="Absatz-Standardschriftart"><text:span text:style-name="T181"> </text:span></text:span><text:span text:style-name="Absatz-Standardschriftart"><text:span text:style-name="T163">medio</text:span></text:span><text:span text:style-name="Absatz-Standardschriftart"><text:span text:style-name="T181"> </text:span></text:span><text:span text:style-name="Absatz-Standardschriftart"><text:span text:style-name="T163">tiempo laboral.</text:span></text:span></text:p>
      <text:p text:style-name="P34"/>
      <text:p text:style-name="P7"><text:span text:style-name="Absatz-Standardschriftart"><text:span text:style-name="T163">Después</text:span></text:span><text:span text:style-name="Absatz-Standardschriftart"><text:span text:style-name="T175"> </text:span></text:span><text:span text:style-name="Absatz-Standardschriftart"><text:span text:style-name="T163">de</text:span></text:span><text:span text:style-name="Absatz-Standardschriftart"><text:span text:style-name="T175"> </text:span></text:span><text:span text:style-name="Absatz-Standardschriftart"><text:span text:style-name="T163">varios intentos de recolectar la mayor cantidad de dinero posible, la familia empieza</text:span></text:span><text:span text:style-name="Absatz-Standardschriftart"><text:span text:style-name="T185"> </text:span></text:span><text:span text:style-name="T169">a</text:span><text:span text:style-name="Absatz-Standardschriftart"><text:span text:style-name="T163"> desesperarse. La mujer le dice </text:span></text:span><text:span text:style-name="T169">a</text:span><text:span text:style-name="Absatz-Standardschriftart"><text:span text:style-name="T163"> John que haga lo que sea para salvar </text:span></text:span><text:span text:style-name="T169">a</text:span><text:span text:style-name="Absatz-Standardschriftart"><text:span text:style-name="T163"> su hijo.</text:span></text:span></text:p>
      <text:p text:style-name="P34"/>
      <text:p text:style-name="P8"><text:span text:style-name="Absatz-Standardschriftart"><text:span text:style-name="T163">En</text:span></text:span><text:span text:style-name="Absatz-Standardschriftart"><text:span text:style-name="T181"> </text:span></text:span><text:span text:style-name="Absatz-Standardschriftart"><text:span text:style-name="T163">medio</text:span></text:span><text:span text:style-name="Absatz-Standardschriftart"><text:span text:style-name="T181"> </text:span></text:span><text:span text:style-name="Absatz-Standardschriftart"><text:span text:style-name="T163">de</text:span></text:span><text:span text:style-name="Absatz-Standardschriftart"><text:span text:style-name="T181"> </text:span></text:span><text:span text:style-name="Absatz-Standardschriftart"><text:span text:style-name="T163">la</text:span></text:span><text:span text:style-name="Absatz-Standardschriftart"><text:span text:style-name="T181"> </text:span></text:span><text:span text:style-name="Absatz-Standardschriftart"><text:span text:style-name="T163">desesperación,</text:span></text:span><text:span text:style-name="Absatz-Standardschriftart"><text:span text:style-name="T181"> </text:span></text:span><text:span text:style-name="Absatz-Standardschriftart"><text:span text:style-name="T163">el</text:span></text:span><text:span text:style-name="Absatz-Standardschriftart"><text:span text:style-name="T181"> </text:span></text:span><text:span text:style-name="Absatz-Standardschriftart"><text:span text:style-name="T163">protagonista</text:span></text:span><text:span text:style-name="Absatz-Standardschriftart"><text:span text:style-name="T181"> </text:span></text:span><text:span text:style-name="Absatz-Standardschriftart"><text:span text:style-name="T163">toma</text:span></text:span><text:span text:style-name="Absatz-Standardschriftart"><text:span text:style-name="T181"> </text:span></text:span><text:span text:style-name="Absatz-Standardschriftart"><text:span text:style-name="T163">el</text:span></text:span><text:span text:style-name="Absatz-Standardschriftart"><text:span text:style-name="T181"> </text:span></text:span><text:span text:style-name="Absatz-Standardschriftart"><text:span text:style-name="T163">hospital,</text:span></text:span><text:span text:style-name="Absatz-Standardschriftart"><text:span text:style-name="T181"> </text:span></text:span><text:span text:style-name="T169">y</text:span><text:span text:style-name="Absatz-Standardschriftart"><text:span text:style-name="T175"> </text:span></text:span><text:span text:style-name="Absatz-Standardschriftart"><text:span text:style-name="T163">con</text:span></text:span><text:span text:style-name="Absatz-Standardschriftart"><text:span text:style-name="T175"> </text:span></text:span><text:span text:style-name="Absatz-Standardschriftart"><text:span text:style-name="T163">ello,</text:span></text:span><text:span text:style-name="Absatz-Standardschriftart"><text:span text:style-name="T175"> </text:span></text:span><text:span text:style-name="T169">a</text:span><text:span text:style-name="Absatz-Standardschriftart"><text:span text:style-name="T175"> </text:span></text:span><text:span text:style-name="Absatz-Standardschriftart"><text:span text:style-name="T163">varias</text:span></text:span><text:span text:style-name="Absatz-Standardschriftart"><text:span text:style-name="T175"> </text:span></text:span><text:span text:style-name="Absatz-Standardschriftart"><text:span text:style-name="T163">personas.</text:span></text:span><text:span text:style-name="Absatz-Standardschriftart"><text:span text:style-name="T181"> </text:span></text:span><text:span text:style-name="Absatz-Standardschriftart"><text:span text:style-name="T163">Entre</text:span></text:span><text:span text:style-name="Absatz-Standardschriftart"><text:span text:style-name="T175"> </text:span></text:span><text:span text:style-name="Absatz-Standardschriftart"><text:span text:style-name="T163">los</text:span></text:span><text:span text:style-name="Absatz-Standardschriftart"><text:span text:style-name="T175"> </text:span></text:span><text:span text:style-name="Absatz-Standardschriftart"><text:span text:style-name="T163">capturados,</text:span></text:span><text:span text:style-name="Absatz-Standardschriftart"><text:span text:style-name="T175"> </text:span></text:span><text:span text:style-name="Absatz-Standardschriftart"><text:span text:style-name="T163">había</text:span></text:span><text:span text:style-name="Absatz-Standardschriftart"><text:span text:style-name="T175"> </text:span></text:span><text:span text:style-name="Absatz-Standardschriftart"><text:span text:style-name="T163">una</text:span></text:span><text:span text:style-name="Absatz-Standardschriftart"><text:span text:style-name="T175"> </text:span></text:span><text:span text:style-name="Absatz-Standardschriftart"><text:span text:style-name="T163">mujer</text:span></text:span><text:span text:style-name="Absatz-Standardschriftart"><text:span text:style-name="T175"> </text:span></text:span><text:span text:style-name="Absatz-Standardschriftart"><text:span text:style-name="T163">hispana</text:span></text:span><text:span text:style-name="Absatz-Standardschriftart"><text:span text:style-name="T175"> </text:span></text:span><text:span text:style-name="Absatz-Standardschriftart"><text:span text:style-name="T163">con su bebe, un herido de bala, una mujer con su</text:span></text:span><text:span text:style-name="Absatz-Standardschriftart"><text:span text:style-name="T186"> </text:span></text:span><text:span text:style-name="Absatz-Standardschriftart"><text:span text:style-name="T163">pareja</text:span></text:span><text:span text:style-name="Absatz-Standardschriftart"><text:span text:style-name="T175"> </text:span></text:span><text:span text:style-name="T169">a</text:span><text:span text:style-name="Absatz-Standardschriftart"><text:span text:style-name="T175"> </text:span></text:span><text:span text:style-name="Absatz-Standardschriftart"><text:span text:style-name="T163">punto de dar </text:span></text:span><text:span text:style-name="T169">a</text:span><text:span text:style-name="Absatz-Standardschriftart"><text:span text:style-name="T163"> luz, un herido en la mano, otra joven pareja </text:span></text:span><text:span text:style-name="T169">y</text:span><text:span text:style-name="Absatz-Standardschriftart"><text:span text:style-name="T163"> médicos; entre estos el jefe</text:span></text:span><text:span text:style-name="Absatz-Standardschriftart"><text:span text:style-name="T186"> </text:span></text:span><text:span text:style-name="Absatz-Standardschriftart"><text:span text:style-name="T163">de cirugía. Más tarde llega la policía </text:span></text:span><text:span text:style-name="T169">y</text:span><text:span text:style-name="Absatz-Standardschriftart"><text:span text:style-name="T163"> todo se empieza </text:span></text:span><text:span text:style-name="T169">a</text:span><text:span text:style-name="Absatz-Standardschriftart"><text:span text:style-name="T163"> </text:span></text:span><text:span text:style-name="Absatz-Standardschriftart"><text:span text:style-name="T177">complicar.</text:span></text:span></text:p>
      <text:p text:style-name="P34"/>
      <text:p text:style-name="P10"><text:span text:style-name="Absatz-Standardschriftart"><text:span text:style-name="T163">Entre</text:span></text:span><text:span text:style-name="Absatz-Standardschriftart"><text:span text:style-name="T175"> </text:span></text:span><text:span text:style-name="Absatz-Standardschriftart"><text:span text:style-name="T163">negociación</text:span></text:span><text:span text:style-name="Absatz-Standardschriftart"><text:span text:style-name="T175"> </text:span></text:span><text:span text:style-name="T169">y</text:span><text:span text:style-name="Absatz-Standardschriftart"><text:span text:style-name="T163"> negociación, John logra poner </text:span></text:span><text:span text:style-name="T169">a</text:span><text:span text:style-name="Absatz-Standardschriftart"><text:span text:style-name="T163"> su hijo en la lista de espera </text:span></text:span><text:span text:style-name="T169">a</text:span><text:span text:style-name="Absatz-Standardschriftart"><text:span text:style-name="T163"> cambio de los</text:span></text:span><text:span text:style-name="Absatz-Standardschriftart"><text:span text:style-name="T179"> </text:span></text:span><text:span text:style-name="Absatz-Standardschriftart"><text:span text:style-name="T163">rehenes</text:span></text:span><text:span text:style-name="Absatz-Standardschriftart"><text:span text:style-name="T181"> </text:span></text:span><text:span text:style-name="Absatz-Standardschriftart"><text:span text:style-name="T163">que</text:span></text:span><text:span text:style-name="Absatz-Standardschriftart"><text:span text:style-name="T181"> </text:span></text:span><text:span text:style-name="Absatz-Standardschriftart"><text:span text:style-name="T163">tenía.</text:span></text:span><text:span text:style-name="Absatz-Standardschriftart"><text:span text:style-name="T181"> </text:span></text:span><text:span text:style-name="Absatz-Standardschriftart"><text:span text:style-name="T163">Al</text:span></text:span><text:span text:style-name="Absatz-Standardschriftart"><text:span text:style-name="T181"> </text:span></text:span><text:span text:style-name="Absatz-Standardschriftart"><text:span text:style-name="T163">ver</text:span></text:span><text:span text:style-name="Absatz-Standardschriftart"><text:span text:style-name="T181"> </text:span></text:span><text:span text:style-name="Absatz-Standardschriftart"><text:span text:style-name="T163">que</text:span></text:span><text:span text:style-name="Absatz-Standardschriftart"><text:span text:style-name="T181"> </text:span></text:span><text:span text:style-name="Absatz-Standardschriftart"><text:span text:style-name="T163">no</text:span></text:span><text:span text:style-name="Absatz-Standardschriftart"><text:span text:style-name="T181"> </text:span></text:span><text:span text:style-name="Absatz-Standardschriftart"><text:span text:style-name="T163">conseguía</text:span></text:span><text:span text:style-name="Absatz-Standardschriftart"><text:span text:style-name="T181"> </text:span></text:span><text:span text:style-name="Absatz-Standardschriftart"><text:span text:style-name="T163">el</text:span></text:span><text:span text:style-name="Absatz-Standardschriftart"><text:span text:style-name="T181"> </text:span></text:span><text:span text:style-name="Absatz-Standardschriftart"><text:span text:style-name="T163">corazón,</text:span></text:span><text:span text:style-name="Absatz-Standardschriftart"><text:span text:style-name="T175"> </text:span></text:span><text:span text:style-name="Absatz-Standardschriftart"><text:span text:style-name="T163">él</text:span></text:span><text:span text:style-name="Absatz-Standardschriftart"><text:span text:style-name="T175"> </text:span></text:span><text:span text:style-name="Absatz-Standardschriftart"><text:span text:style-name="T163">mismo</text:span></text:span><text:span text:style-name="Absatz-Standardschriftart"><text:span text:style-name="T175"> </text:span></text:span><text:span text:style-name="Absatz-Standardschriftart"><text:span text:style-name="T163">decide</text:span></text:span><text:span text:style-name="Absatz-Standardschriftart"><text:span text:style-name="T175"> </text:span></text:span><text:span text:style-name="Absatz-Standardschriftart"><text:span text:style-name="T163">quitarse</text:span></text:span><text:span text:style-name="Absatz-Standardschriftart"><text:span text:style-name="T175"> </text:span></text:span><text:span text:style-name="Absatz-Standardschriftart"><text:span text:style-name="T163">la</text:span></text:span><text:span text:style-name="Absatz-Standardschriftart"><text:span text:style-name="T175"> </text:span></text:span><text:span text:style-name="Absatz-Standardschriftart"><text:span text:style-name="T163">vida</text:span></text:span><text:span text:style-name="Absatz-Standardschriftart"><text:span text:style-name="T175"> </text:span></text:span><text:span text:style-name="Absatz-Standardschriftart"><text:span text:style-name="T163">para</text:span></text:span><text:span text:style-name="Absatz-Standardschriftart"><text:span text:style-name="T183"> </text:span></text:span><text:span text:style-name="Absatz-Standardschriftart"><text:span text:style-name="T163">donarle el </text:span></text:span><text:span text:style-name="Absatz-Standardschriftart"><text:span text:style-name="T166">órgano</text:span></text:span><text:span text:style-name="Absatz-Standardschriftart"><text:span text:style-name="T163"> </text:span></text:span><text:span text:style-name="T169">a</text:span><text:span text:style-name="Absatz-Standardschriftart"><text:span text:style-name="T163"> su hijo.</text:span></text:span></text:p>
      <text:p text:style-name="P34"/>
      <text:p text:style-name="P11"><text:span text:style-name="Absatz-Standardschriftart"><text:span text:style-name="T163">Cuando</text:span></text:span><text:span text:style-name="Absatz-Standardschriftart"><text:span text:style-name="T175"> </text:span></text:span><text:span text:style-name="Absatz-Standardschriftart"><text:span text:style-name="T163">se</text:span></text:span><text:span text:style-name="Absatz-Standardschriftart"><text:span text:style-name="T175"> </text:span></text:span><text:span text:style-name="Absatz-Standardschriftart"><text:span text:style-name="T163">estaba</text:span></text:span><text:span text:style-name="Absatz-Standardschriftart"><text:span text:style-name="T175"> </text:span></text:span><text:span text:style-name="Absatz-Standardschriftart"><text:span text:style-name="T163">por</text:span></text:span><text:span text:style-name="Absatz-Standardschriftart"><text:span text:style-name="T175"> </text:span></text:span><text:span text:style-name="Absatz-Standardschriftart"><text:span text:style-name="T177">matar,</text:span></text:span><text:span text:style-name="Absatz-Standardschriftart"><text:span text:style-name="T175"> </text:span></text:span><text:span text:style-name="Absatz-Standardschriftart"><text:span text:style-name="T163">recibe</text:span></text:span><text:span text:style-name="Absatz-Standardschriftart"><text:span text:style-name="T175"> </text:span></text:span><text:span text:style-name="Absatz-Standardschriftart"><text:span text:style-name="T163">la</text:span></text:span><text:span text:style-name="Absatz-Standardschriftart"><text:span text:style-name="T175"> </text:span></text:span><text:span text:style-name="Absatz-Standardschriftart"><text:span text:style-name="T163">noticia</text:span></text:span><text:span text:style-name="Absatz-Standardschriftart"><text:span text:style-name="T175"> </text:span></text:span><text:span text:style-name="Absatz-Standardschriftart"><text:span text:style-name="T163">de</text:span></text:span><text:span text:style-name="Absatz-Standardschriftart"><text:span text:style-name="T175"> </text:span></text:span><text:span text:style-name="Absatz-Standardschriftart"><text:span text:style-name="T163">que</text:span></text:span><text:span text:style-name="Absatz-Standardschriftart"><text:span text:style-name="T175"> </text:span></text:span><text:span text:style-name="Absatz-Standardschriftart"><text:span text:style-name="T163">había</text:span></text:span><text:span text:style-name="Absatz-Standardschriftart"><text:span text:style-name="T175"> </text:span></text:span><text:span text:style-name="Absatz-Standardschriftart"><text:span text:style-name="T163">un donante. Ese donante es la mujer</text:span></text:span><text:span text:style-name="Absatz-Standardschriftart"><text:span text:style-name="T187"> </text:span></text:span><text:span text:style-name="Absatz-Standardschriftart"><text:span text:style-name="T163">accidentada</text:span></text:span><text:span text:style-name="Absatz-Standardschriftart"><text:span text:style-name="T181"> </text:span></text:span><text:span text:style-name="Absatz-Standardschriftart"><text:span text:style-name="T163">de</text:span></text:span><text:span text:style-name="Absatz-Standardschriftart"><text:span text:style-name="T181"> </text:span></text:span><text:span text:style-name="Absatz-Standardschriftart"><text:span text:style-name="T163">la</text:span></text:span><text:span text:style-name="Absatz-Standardschriftart"><text:span text:style-name="T175"> </text:span></text:span><text:span text:style-name="Absatz-Standardschriftart"><text:span text:style-name="T163">primera</text:span></text:span><text:span text:style-name="Absatz-Standardschriftart"><text:span text:style-name="T175"> </text:span></text:span><text:span text:style-name="Absatz-Standardschriftart"><text:span text:style-name="T163">escena,</text:span></text:span><text:span text:style-name="Absatz-Standardschriftart"><text:span text:style-name="T175"> </text:span></text:span><text:span text:style-name="Absatz-Standardschriftart"><text:span text:style-name="T163">cuyo</text:span></text:span><text:span text:style-name="Absatz-Standardschriftart"><text:span text:style-name="T175"> </text:span></text:span><text:span text:style-name="Absatz-Standardschriftart"><text:span text:style-name="T163">grupo</text:span></text:span><text:span text:style-name="Absatz-Standardschriftart"><text:span text:style-name="T175"> </text:span></text:span><text:span text:style-name="Absatz-Standardschriftart"><text:span text:style-name="T163">sanguíneo</text:span></text:span><text:span text:style-name="Absatz-Standardschriftart"><text:span text:style-name="T175"> </text:span></text:span><text:span text:style-name="Absatz-Standardschriftart"><text:span text:style-name="T163">coincidía</text:span></text:span><text:span text:style-name="Absatz-Standardschriftart"><text:span text:style-name="T175"> </text:span></text:span><text:span text:style-name="Absatz-Standardschriftart"><text:span text:style-name="T163">increíblemente</text:span></text:span><text:span text:style-name="Absatz-Standardschriftart"><text:span text:style-name="T175"> </text:span></text:span><text:span text:style-name="Absatz-Standardschriftart"><text:span text:style-name="T163">con</text:span></text:span><text:span text:style-name="Absatz-Standardschriftart"><text:span text:style-name="T175"> </text:span></text:span><text:span text:style-name="Absatz-Standardschriftart"><text:span text:style-name="T163">el</text:span></text:span><text:span text:style-name="Absatz-Standardschriftart"><text:span text:style-name="T175"> </text:span></text:span><text:span text:style-name="Absatz-Standardschriftart"><text:span text:style-name="T163">de</text:span></text:span><text:span text:style-name="Absatz-Standardschriftart"><text:span text:style-name="T175"> </text:span></text:span><text:span text:style-name="Absatz-Standardschriftart"><text:span text:style-name="T163">su</text:span></text:span><text:span text:style-name="Absatz-Standardschriftart"><text:span text:style-name="T181"> </text:span></text:span><text:span text:style-name="Absatz-Standardschriftart"><text:span text:style-name="T163">hijo.</text:span></text:span></text:p>
      <text:p text:style-name="P34"/>
      <text:p text:style-name="P6"><text:span text:style-name="Absatz-Standardschriftart"><text:span text:style-name="T163">El</text:span></text:span><text:span text:style-name="Absatz-Standardschriftart"><text:span text:style-name="T180"> </text:span></text:span><text:span text:style-name="Absatz-Standardschriftart"><text:span text:style-name="T163">niño</text:span></text:span><text:span text:style-name="Absatz-Standardschriftart"><text:span text:style-name="T180"> </text:span></text:span><text:span text:style-name="Absatz-Standardschriftart"><text:span text:style-name="T163">logra</text:span></text:span><text:span text:style-name="Absatz-Standardschriftart"><text:span text:style-name="T180"> </text:span></text:span><text:span text:style-name="Absatz-Standardschriftart"><text:span text:style-name="T163">vivir</text:span></text:span><text:span text:style-name="Absatz-Standardschriftart"><text:span text:style-name="T180"> </text:span></text:span><text:span text:style-name="Absatz-Standardschriftart"><text:span text:style-name="T163">gracias</text:span></text:span><text:span text:style-name="Absatz-Standardschriftart"><text:span text:style-name="T180"> </text:span></text:span><text:span text:style-name="Absatz-Standardschriftart"><text:span text:style-name="T163">al</text:span></text:span><text:span text:style-name="Absatz-Standardschriftart"><text:span text:style-name="T180"> </text:span></text:span><text:span text:style-name="Absatz-Standardschriftart"><text:span text:style-name="T163">trasplante,</text:span></text:span><text:span text:style-name="Absatz-Standardschriftart"><text:span text:style-name="T180"> </text:span></text:span><text:span text:style-name="Absatz-Standardschriftart"><text:span text:style-name="T163">pero</text:span></text:span><text:span text:style-name="Absatz-Standardschriftart"><text:span text:style-name="T180"> </text:span></text:span><text:span text:style-name="Absatz-Standardschriftart"><text:span text:style-name="T163">se</text:span></text:span><text:span text:style-name="Absatz-Standardschriftart"><text:span text:style-name="T181"> </text:span></text:span><text:span text:style-name="Absatz-Standardschriftart"><text:span text:style-name="T163">condena</text:span></text:span><text:span text:style-name="Absatz-Standardschriftart"><text:span text:style-name="T181"> </text:span></text:span><text:span text:style-name="T169">a</text:span><text:span text:style-name="Absatz-Standardschriftart"><text:span text:style-name="T181"> </text:span></text:span><text:span text:style-name="Absatz-Standardschriftart"><text:span text:style-name="T163">John</text:span></text:span><text:span text:style-name="Absatz-Standardschriftart"><text:span text:style-name="T181"> </text:span></text:span><text:span text:style-name="Absatz-Standardschriftart"><text:span text:style-name="T163">por</text:span></text:span><text:span text:style-name="Absatz-Standardschriftart"><text:span text:style-name="T181"> </text:span></text:span><text:span text:style-name="Absatz-Standardschriftart"><text:span text:style-name="T163">secuestro</text:span></text:span><text:span text:style-name="Absatz-Standardschriftart"><text:span text:style-name="T181"> </text:span></text:span><text:span text:style-name="Absatz-Standardschriftart"><text:span text:style-name="T163">de</text:span></text:span><text:span text:style-name="Absatz-Standardschriftart"><text:span text:style-name="T181"> </text:span></text:span><text:span text:style-name="Absatz-Standardschriftart"><text:span text:style-name="T163">personas,</text:span></text:span><text:span text:style-name="Absatz-Standardschriftart"><text:span text:style-name="T185"> </text:span></text:span><text:span text:style-name="Absatz-Standardschriftart"><text:span text:style-name="T163">aunque por una sentencia no muy prolongada.</text:span></text:span></text:p>
      <text:p text:style-name="P34"/>
      <text:p text:style-name="P12"><text:span text:style-name="Absatz-Standardschriftart"><text:span text:style-name="T163">Los rehenes no declararon en su contra.</text:span></text:span></text:p>
      <text:p text:style-name="P36"/>
      <text:list xml:id="list2076045708" text:style-name="L2">
        <text:list-item>
          <text:p text:style-name="P41"><text:span text:style-name="Absatz-Standardschriftart"><text:span text:style-name="T163">¿Qué harías si te encuentras en la situación del protagonista?<text:line-break/></text:span></text:span></text:p>
        </text:list-item>
        <text:list-item>
          <text:p text:style-name="P41"><text:span text:style-name="Absatz-Standardschriftart"><text:span text:style-name="T163">Según tu opinión, ¿se puede considerar bueno el acto del padre? ¿Por qué?</text:span></text:span></text:p>
        </text:list-item>
      </text:list>
      <text:h text:style-name="P53" text:outline-level="2"><text:soft-page-break/><text:span text:style-name="Absatz-Standardschriftart"><text:span text:style-name="T163"><text:line-break/><text:line-break/>Lee el siguiente texto</text:span></text:span></text:h>
      <text:p text:style-name="P2"><text:span text:style-name="Absatz-Standardschriftart"><text:span text:style-name="T165">Kant: lo bueno es lo que se hace por</text:span></text:span><text:span text:style-name="Absatz-Standardschriftart"><text:span text:style-name="T189"> </text:span></text:span><text:span text:style-name="Absatz-Standardschriftart"><text:span text:style-name="T165">deber</text:span></text:span></text:p>
      <text:p text:style-name="P9"><text:span text:style-name="Absatz-Standardschriftart"><text:span text:style-name="T163">Para</text:span></text:span><text:span text:style-name="Absatz-Standardschriftart"><text:span text:style-name="T175"> </text:span></text:span><text:span text:style-name="Absatz-Standardschriftart"><text:span text:style-name="T163">Kant</text:span></text:span><text:span text:style-name="Absatz-Standardschriftart"><text:span text:style-name="T175"> </text:span></text:span><text:span text:style-name="Absatz-Standardschriftart"><text:span text:style-name="T163">los</text:span></text:span><text:span text:style-name="Absatz-Standardschriftart"><text:span text:style-name="T175"> </text:span></text:span><text:span text:style-name="Absatz-Standardschriftart"><text:span text:style-name="T163">seres</text:span></text:span><text:span text:style-name="Absatz-Standardschriftart"><text:span text:style-name="T175"> </text:span></text:span><text:span text:style-name="Absatz-Standardschriftart"><text:span text:style-name="T163">humanos</text:span></text:span><text:span text:style-name="Absatz-Standardschriftart"><text:span text:style-name="T175"> </text:span></text:span><text:span text:style-name="Absatz-Standardschriftart"><text:span text:style-name="T163">somos,</text:span></text:span><text:span text:style-name="Absatz-Standardschriftart"><text:span text:style-name="T175"> </text:span></text:span><text:span text:style-name="T169">a</text:span><text:span text:style-name="Absatz-Standardschriftart"><text:span text:style-name="T175"> </text:span></text:span><text:span text:style-name="Absatz-Standardschriftart"><text:span text:style-name="T163">la</text:span></text:span><text:span text:style-name="Absatz-Standardschriftart"><text:span text:style-name="T175"> </text:span></text:span><text:span text:style-name="Absatz-Standardschriftart"><text:span text:style-name="T163">vez, seres naturales </text:span></text:span><text:span text:style-name="T169">y</text:span><text:span text:style-name="Absatz-Standardschriftart"><text:span text:style-name="T163"> racionales. Por ser naturales nos</text:span></text:span><text:span text:style-name="Absatz-Standardschriftart"><text:span text:style-name="T185"> </text:span></text:span><text:span text:style-name="Absatz-Standardschriftart"><text:span text:style-name="T163">regimos</text:span></text:span><text:span text:style-name="Absatz-Standardschriftart"><text:span text:style-name="T190"> </text:span></text:span><text:span text:style-name="Absatz-Standardschriftart"><text:span text:style-name="T163">por</text:span></text:span><text:span text:style-name="Absatz-Standardschriftart"><text:span text:style-name="T190"> </text:span></text:span><text:span text:style-name="Absatz-Standardschriftart"><text:span text:style-name="T163">leyes</text:span></text:span><text:span text:style-name="Absatz-Standardschriftart"><text:span text:style-name="T190"> </text:span></text:span><text:span text:style-name="Absatz-Standardschriftart"><text:span text:style-name="T163">de</text:span></text:span><text:span text:style-name="Absatz-Standardschriftart"><text:span text:style-name="T190"> </text:span></text:span><text:span text:style-name="Absatz-Standardschriftart"><text:span text:style-name="T163">la</text:span></text:span><text:span text:style-name="Absatz-Standardschriftart"><text:span text:style-name="T190"> </text:span></text:span><text:span text:style-name="Absatz-Standardschriftart"><text:span text:style-name="T163">naturaleza:</text:span></text:span><text:span text:style-name="Absatz-Standardschriftart"><text:span text:style-name="T190"> </text:span></text:span><text:span text:style-name="Absatz-Standardschriftart"><text:span text:style-name="T163">debemos</text:span></text:span><text:span text:style-name="Absatz-Standardschriftart"><text:span text:style-name="T190"> </text:span></text:span><text:span text:style-name="Absatz-Standardschriftart"><text:span text:style-name="T163">alimentarnos,</text:span></text:span><text:span text:style-name="Absatz-Standardschriftart"><text:span text:style-name="T190"> </text:span></text:span><text:span text:style-name="Absatz-Standardschriftart"><text:span text:style-name="T166">dormir,</text:span></text:span><text:span text:style-name="Absatz-Standardschriftart"><text:span text:style-name="T190"> </text:span></text:span><text:span text:style-name="Absatz-Standardschriftart"><text:span text:style-name="T163">beber</text:span></text:span><text:span text:style-name="Absatz-Standardschriftart"><text:span text:style-name="T190"> </text:span></text:span><text:span text:style-name="Absatz-Standardschriftart"><text:span text:style-name="T163">agua,</text:span></text:span><text:span text:style-name="Absatz-Standardschriftart"><text:span text:style-name="T180"> </text:span></text:span><text:span text:style-name="Absatz-Standardschriftart"><text:span text:style-name="T163">crecemos,</text:span></text:span><text:span text:style-name="Absatz-Standardschriftart"><text:span text:style-name="T173"> </text:span></text:span><text:span text:style-name="Absatz-Standardschriftart"><text:span text:style-name="T163">envejecemos</text:span></text:span><text:span text:style-name="Absatz-Standardschriftart"><text:span text:style-name="T181"> </text:span></text:span><text:span text:style-name="T169">y</text:span><text:span text:style-name="Absatz-Standardschriftart"><text:span text:style-name="T181"> </text:span></text:span><text:span text:style-name="Absatz-Standardschriftart"><text:span text:style-name="T163">morimos.</text:span></text:span><text:span text:style-name="Absatz-Standardschriftart"><text:span text:style-name="T181"> </text:span></text:span><text:span text:style-name="Absatz-Standardschriftart"><text:span text:style-name="T163">Pero,</text:span></text:span><text:span text:style-name="Absatz-Standardschriftart"><text:span text:style-name="T181"> </text:span></text:span><text:span text:style-name="Absatz-Standardschriftart"><text:span text:style-name="T163">por</text:span></text:span><text:span text:style-name="Absatz-Standardschriftart"><text:span text:style-name="T181"> </text:span></text:span><text:span text:style-name="Absatz-Standardschriftart"><text:span text:style-name="T163">ser</text:span></text:span><text:span text:style-name="Absatz-Standardschriftart"><text:span text:style-name="T181"> </text:span></text:span><text:span text:style-name="Absatz-Standardschriftart"><text:span text:style-name="T163">racionales,</text:span></text:span><text:span text:style-name="Absatz-Standardschriftart"><text:span text:style-name="T175"> </text:span></text:span><text:span text:style-name="Absatz-Standardschriftart"><text:span text:style-name="T163">nos</text:span></text:span><text:span text:style-name="Absatz-Standardschriftart"><text:span text:style-name="T175"> </text:span></text:span><text:span text:style-name="Absatz-Standardschriftart"><text:span text:style-name="T163">regimos</text:span></text:span><text:span text:style-name="Absatz-Standardschriftart"><text:span text:style-name="T175"> </text:span></text:span><text:span text:style-name="Absatz-Standardschriftart"><text:span text:style-name="T163">por</text:span></text:span><text:span text:style-name="Absatz-Standardschriftart"><text:span text:style-name="T175"> </text:span></text:span><text:span text:style-name="Absatz-Standardschriftart"><text:span text:style-name="T163">la</text:span></text:span><text:span text:style-name="Absatz-Standardschriftart"><text:span text:style-name="T175"> </text:span></text:span><text:span text:style-name="Absatz-Standardschriftart"><text:span text:style-name="T163">ley</text:span></text:span><text:span text:style-name="Absatz-Standardschriftart"><text:span text:style-name="T175"> </text:span></text:span><text:span text:style-name="Absatz-Standardschriftart"><text:span text:style-name="T163">moral.</text:span></text:span><text:span text:style-name="Absatz-Standardschriftart"><text:span text:style-name="T175"> </text:span></text:span><text:span text:style-name="Absatz-Standardschriftart"><text:span text:style-name="T163">La</text:span></text:span><text:span text:style-name="Absatz-Standardschriftart"><text:span text:style-name="T175"> </text:span></text:span><text:span text:style-name="Absatz-Standardschriftart"><text:span text:style-name="T163">ley</text:span></text:span><text:span text:style-name="Absatz-Standardschriftart"><text:span text:style-name="T175"> </text:span></text:span><text:span text:style-name="Absatz-Standardschriftart"><text:span text:style-name="T163">moral</text:span></text:span><text:span text:style-name="Absatz-Standardschriftart"><text:span text:style-name="T185"> </text:span></text:span><text:span text:style-name="Absatz-Standardschriftart"><text:span text:style-name="T163">está</text:span></text:span><text:span text:style-name="Absatz-Standardschriftart"><text:span text:style-name="T175"> </text:span></text:span><text:span text:style-name="Absatz-Standardschriftart"><text:span text:style-name="T163">en</text:span></text:span><text:span text:style-name="Absatz-Standardschriftart"><text:span text:style-name="T175"> </text:span></text:span><text:span text:style-name="Absatz-Standardschriftart"><text:span text:style-name="T163">nuestra</text:span></text:span><text:span text:style-name="Absatz-Standardschriftart"><text:span text:style-name="T175"> </text:span></text:span><text:span text:style-name="Absatz-Standardschriftart"><text:span text:style-name="T163">razón</text:span></text:span><text:span text:style-name="Absatz-Standardschriftart"><text:span text:style-name="T175"> </text:span></text:span><text:span text:style-name="T169">y</text:span><text:span text:style-name="Absatz-Standardschriftart"><text:span text:style-name="T175"> </text:span></text:span><text:span text:style-name="Absatz-Standardschriftart"><text:span text:style-name="T163">es</text:span></text:span><text:span text:style-name="Absatz-Standardschriftart"><text:span text:style-name="T175"> </text:span></text:span><text:span text:style-name="Absatz-Standardschriftart"><text:span text:style-name="T163">la</text:span></text:span><text:span text:style-name="Absatz-Standardschriftart"><text:span text:style-name="T175"> </text:span></text:span><text:span text:style-name="Absatz-Standardschriftart"><text:span text:style-name="T163">misma</text:span></text:span><text:span text:style-name="Absatz-Standardschriftart"><text:span text:style-name="T175"> </text:span></text:span><text:span text:style-name="Absatz-Standardschriftart"><text:span text:style-name="T163">para</text:span></text:span><text:span text:style-name="Absatz-Standardschriftart"><text:span text:style-name="T175"> </text:span></text:span><text:span text:style-name="Absatz-Standardschriftart"><text:span text:style-name="T163">todos</text:span></text:span><text:span text:style-name="Absatz-Standardschriftart"><text:span text:style-name="T175"> </text:span></text:span><text:span text:style-name="Absatz-Standardschriftart"><text:span text:style-name="T163">los</text:span></text:span><text:span text:style-name="Absatz-Standardschriftart"><text:span text:style-name="T175"> </text:span></text:span><text:span text:style-name="Absatz-Standardschriftart"><text:span text:style-name="T163">seres</text:span></text:span><text:span text:style-name="Absatz-Standardschriftart"><text:span text:style-name="T175"> </text:span></text:span><text:span text:style-name="Absatz-Standardschriftart"><text:span text:style-name="T163">humanos. Esta ley es válida para todas</text:span></text:span><text:span text:style-name="Absatz-Standardschriftart"><text:span text:style-name="T186"> </text:span></text:span><text:span text:style-name="Absatz-Standardschriftart"><text:span text:style-name="T163">las</text:span></text:span><text:span text:style-name="Absatz-Standardschriftart"><text:span text:style-name="T175"> </text:span></text:span><text:span text:style-name="Absatz-Standardschriftart"><text:span text:style-name="T163">personas</text:span></text:span><text:span text:style-name="Absatz-Standardschriftart"><text:span text:style-name="T175"> </text:span></text:span><text:span text:style-name="Absatz-Standardschriftart"><text:span text:style-name="T163">en</text:span></text:span><text:span text:style-name="Absatz-Standardschriftart"><text:span text:style-name="T175"> </text:span></text:span><text:span text:style-name="Absatz-Standardschriftart"><text:span text:style-name="T163">todas</text:span></text:span><text:span text:style-name="Absatz-Standardschriftart"><text:span text:style-name="T175"> </text:span></text:span><text:span text:style-name="Absatz-Standardschriftart"><text:span text:style-name="T163">las</text:span></text:span><text:span text:style-name="Absatz-Standardschriftart"><text:span text:style-name="T175"> </text:span></text:span><text:span text:style-name="Absatz-Standardschriftart"><text:span text:style-name="T163">épocas</text:span></text:span><text:span text:style-name="Absatz-Standardschriftart"><text:span text:style-name="T175"> </text:span></text:span><text:span text:style-name="T169">y</text:span><text:span text:style-name="Absatz-Standardschriftart"><text:span text:style-name="T175"> </text:span></text:span><text:span text:style-name="Absatz-Standardschriftart"><text:span text:style-name="T163">en</text:span></text:span><text:span text:style-name="Absatz-Standardschriftart"><text:span text:style-name="T175"> </text:span></text:span><text:span text:style-name="Absatz-Standardschriftart"><text:span text:style-name="T163">cualquier</text:span></text:span><text:span text:style-name="Absatz-Standardschriftart"><text:span text:style-name="T175"> </text:span></text:span><text:span text:style-name="Absatz-Standardschriftart"><text:span text:style-name="T163">situación.</text:span></text:span><text:span text:style-name="Absatz-Standardschriftart"><text:span text:style-name="T175"> </text:span></text:span><text:span text:style-name="Absatz-Standardschriftart"><text:span text:style-name="T163">¿Qué</text:span></text:span><text:span text:style-name="Absatz-Standardschriftart"><text:span text:style-name="T175"> </text:span></text:span><text:span text:style-name="Absatz-Standardschriftart"><text:span text:style-name="T163">dice</text:span></text:span><text:span text:style-name="Absatz-Standardschriftart"><text:span text:style-name="T175"> </text:span></text:span><text:span text:style-name="Absatz-Standardschriftart"><text:span text:style-name="T163">la</text:span></text:span><text:span text:style-name="Absatz-Standardschriftart"><text:span text:style-name="T175"> </text:span></text:span><text:span text:style-name="Absatz-Standardschriftart"><text:span text:style-name="T163">ley</text:span></text:span><text:span text:style-name="Absatz-Standardschriftart"><text:span text:style-name="T175"> </text:span></text:span><text:span text:style-name="Absatz-Standardschriftart"><text:span text:style-name="T163">moral?</text:span></text:span><text:span text:style-name="Absatz-Standardschriftart"><text:span text:style-name="T175"> </text:span></text:span><text:span text:style-name="Absatz-Standardschriftart"><text:span text:style-name="T163">“Obra de tal</text:span></text:span><text:span text:style-name="Absatz-Standardschriftart"><text:span text:style-name="T183"> </text:span></text:span><text:span text:style-name="Absatz-Standardschriftart"><text:span text:style-name="T163">manera</text:span></text:span><text:span text:style-name="Absatz-Standardschriftart"><text:span text:style-name="T180"> </text:span></text:span><text:span text:style-name="Absatz-Standardschriftart"><text:span text:style-name="T163">que</text:span></text:span><text:span text:style-name="Absatz-Standardschriftart"><text:span text:style-name="T180"> </text:span></text:span><text:span text:style-name="Absatz-Standardschriftart"><text:span text:style-name="T163">quieras</text:span></text:span><text:span text:style-name="Absatz-Standardschriftart"><text:span text:style-name="T180"> </text:span></text:span><text:span text:style-name="Absatz-Standardschriftart"><text:span text:style-name="T163">que</text:span></text:span><text:span text:style-name="Absatz-Standardschriftart"><text:span text:style-name="T180"> </text:span></text:span><text:span text:style-name="Absatz-Standardschriftart"><text:span text:style-name="T163">la</text:span></text:span><text:span text:style-name="Absatz-Standardschriftart"><text:span text:style-name="T180"> </text:span></text:span><text:span text:style-name="Absatz-Standardschriftart"><text:span text:style-name="T163">máxima</text:span></text:span><text:span text:style-name="Absatz-Standardschriftart"><text:span text:style-name="T180"> </text:span></text:span><text:span text:style-name="Absatz-Standardschriftart"><text:span text:style-name="T163">de</text:span></text:span><text:span text:style-name="Absatz-Standardschriftart"><text:span text:style-name="T180"> </text:span></text:span><text:span text:style-name="Absatz-Standardschriftart"><text:span text:style-name="T163">tu</text:span></text:span><text:span text:style-name="Absatz-Standardschriftart"><text:span text:style-name="T180"> </text:span></text:span><text:span text:style-name="Absatz-Standardschriftart"><text:span text:style-name="T163">voluntad</text:span></text:span><text:span text:style-name="Absatz-Standardschriftart"><text:span text:style-name="T180"> </text:span></text:span><text:span text:style-name="Absatz-Standardschriftart"><text:span text:style-name="T163">se</text:span></text:span><text:span text:style-name="Absatz-Standardschriftart"><text:span text:style-name="T180"> </text:span></text:span><text:span text:style-name="Absatz-Standardschriftart"><text:span text:style-name="T163">convierta</text:span></text:span><text:span text:style-name="Absatz-Standardschriftart"><text:span text:style-name="T181"> </text:span></text:span><text:span text:style-name="Absatz-Standardschriftart"><text:span text:style-name="T163">en</text:span></text:span><text:span text:style-name="Absatz-Standardschriftart"><text:span text:style-name="T181"> </text:span></text:span><text:span text:style-name="Absatz-Standardschriftart"><text:span text:style-name="T163">ley</text:span></text:span><text:span text:style-name="Absatz-Standardschriftart"><text:span text:style-name="T181"> </text:span></text:span><text:span text:style-name="Absatz-Standardschriftart"><text:span text:style-name="T163">universal”.</text:span></text:span><text:span text:style-name="Absatz-Standardschriftart"><text:span text:style-name="T181"> </text:span></text:span><text:span text:style-name="Absatz-Standardschriftart"><text:span text:style-name="T163">Es</text:span></text:span><text:span text:style-name="Absatz-Standardschriftart"><text:span text:style-name="T181"> </text:span></text:span><text:span text:style-name="Absatz-Standardschriftart"><text:span text:style-name="T177">decir,</text:span></text:span><text:span text:style-name="Absatz-Standardschriftart"><text:span text:style-name="T191"> </text:span></text:span><text:span text:style-name="Absatz-Standardschriftart"><text:span text:style-name="T163">cuando</text:span></text:span><text:span text:style-name="Absatz-Standardschriftart"><text:span text:style-name="T180"> </text:span></text:span><text:span text:style-name="Absatz-Standardschriftart"><text:span text:style-name="T163">nos</text:span></text:span><text:span text:style-name="Absatz-Standardschriftart"><text:span text:style-name="T180"> </text:span></text:span><text:span text:style-name="Absatz-Standardschriftart"><text:span text:style-name="T163">proponemos</text:span></text:span><text:span text:style-name="Absatz-Standardschriftart"><text:span text:style-name="T180"> </text:span></text:span><text:span text:style-name="Absatz-Standardschriftart"><text:span text:style-name="T163">hacer</text:span></text:span><text:span text:style-name="Absatz-Standardschriftart"><text:span text:style-name="T181"> </text:span></text:span><text:span text:style-name="Absatz-Standardschriftart"><text:span text:style-name="T163">algo,</text:span></text:span><text:span text:style-name="Absatz-Standardschriftart"><text:span text:style-name="T181"> </text:span></text:span><text:span text:style-name="Absatz-Standardschriftart"><text:span text:style-name="T163">debemos</text:span></text:span><text:span text:style-name="Absatz-Standardschriftart"><text:span text:style-name="T181"> </text:span></text:span><text:span text:style-name="Absatz-Standardschriftart"><text:span text:style-name="T163">asegurarnos</text:span></text:span><text:span text:style-name="Absatz-Standardschriftart"><text:span text:style-name="T181"> </text:span></text:span><text:span text:style-name="Absatz-Standardschriftart"><text:span text:style-name="T163">de</text:span></text:span><text:span text:style-name="Absatz-Standardschriftart"><text:span text:style-name="T181"> </text:span></text:span><text:span text:style-name="Absatz-Standardschriftart"><text:span text:style-name="T163">que</text:span></text:span><text:span text:style-name="Absatz-Standardschriftart"><text:span text:style-name="T181"> </text:span></text:span><text:span text:style-name="Absatz-Standardschriftart"><text:span text:style-name="T163">desearíamos</text:span></text:span><text:span text:style-name="Absatz-Standardschriftart"><text:span text:style-name="T181"> </text:span></text:span><text:span text:style-name="Absatz-Standardschriftart"><text:span text:style-name="T163">que</text:span></text:span><text:span text:style-name="Absatz-Standardschriftart"><text:span text:style-name="T181"> </text:span></text:span><text:span text:style-name="Absatz-Standardschriftart"><text:span text:style-name="T163">todos</text:span></text:span><text:span text:style-name="Absatz-Standardschriftart"><text:span text:style-name="T181"> </text:span></text:span><text:span text:style-name="Absatz-Standardschriftart"><text:span text:style-name="T163">los</text:span></text:span><text:span text:style-name="Absatz-Standardschriftart"><text:span text:style-name="T184"> </text:span></text:span><text:span text:style-name="Absatz-Standardschriftart"><text:span text:style-name="T163">demás</text:span></text:span><text:span text:style-name="Absatz-Standardschriftart"><text:span text:style-name="T175"> </text:span></text:span><text:span text:style-name="Absatz-Standardschriftart"><text:span text:style-name="T163">hicieran</text:span></text:span><text:span text:style-name="Absatz-Standardschriftart"><text:span text:style-name="T175"> </text:span></text:span><text:span text:style-name="Absatz-Standardschriftart"><text:span text:style-name="T163">lo</text:span></text:span><text:span text:style-name="Absatz-Standardschriftart"><text:span text:style-name="T175"> </text:span></text:span><text:span text:style-name="Absatz-Standardschriftart"><text:span text:style-name="T163">mismo</text:span></text:span><text:span text:style-name="Absatz-Standardschriftart"><text:span text:style-name="T175"> </text:span></text:span><text:span text:style-name="Absatz-Standardschriftart"><text:span text:style-name="T163">si</text:span></text:span><text:span text:style-name="Absatz-Standardschriftart"><text:span text:style-name="T175"> </text:span></text:span><text:span text:style-name="Absatz-Standardschriftart"><text:span text:style-name="T163">se</text:span></text:span><text:span text:style-name="Absatz-Standardschriftart"><text:span text:style-name="T175"> </text:span></text:span><text:span text:style-name="Absatz-Standardschriftart"><text:span text:style-name="T163">encontrasen en la misma situación. En otras palabras, lo que vale</text:span></text:span><text:span text:style-name="Absatz-Standardschriftart"><text:span text:style-name="T183"> </text:span></text:span><text:span text:style-name="Absatz-Standardschriftart"><text:span text:style-name="T163">para mí, debe valer también para todos los demás.</text:span></text:span></text:p>
      <text:p text:style-name="P15"><text:span text:style-name="Absatz-Standardschriftart"><text:span text:style-name="T163">Cuando</text:span></text:span><text:span text:style-name="Absatz-Standardschriftart"><text:span text:style-name="T180"> </text:span></text:span><text:span text:style-name="Absatz-Standardschriftart"><text:span text:style-name="T163">actuamos</text:span></text:span><text:span text:style-name="Absatz-Standardschriftart"><text:span text:style-name="T180"> </text:span></text:span><text:span text:style-name="Absatz-Standardschriftart"><text:span text:style-name="T163">bien,</text:span></text:span><text:span text:style-name="Absatz-Standardschriftart"><text:span text:style-name="T180"> </text:span></text:span><text:span text:style-name="Absatz-Standardschriftart"><text:span text:style-name="T163">no</text:span></text:span><text:span text:style-name="Absatz-Standardschriftart"><text:span text:style-name="T180"> </text:span></text:span><text:span text:style-name="Absatz-Standardschriftart"><text:span text:style-name="T163">tenemos</text:span></text:span><text:span text:style-name="Absatz-Standardschriftart"><text:span text:style-name="T180"> </text:span></text:span><text:span text:style-name="Absatz-Standardschriftart"><text:span text:style-name="T163">dificultad</text:span></text:span><text:span text:style-name="Absatz-Standardschriftart"><text:span text:style-name="T180"> </text:span></text:span><text:span text:style-name="Absatz-Standardschriftart"><text:span text:style-name="T163">en</text:span></text:span><text:span text:style-name="Absatz-Standardschriftart"><text:span text:style-name="T180"> </text:span></text:span><text:span text:style-name="Absatz-Standardschriftart"><text:span text:style-name="T163">concebir</text:span></text:span><text:span text:style-name="Absatz-Standardschriftart"><text:span text:style-name="T181"> </text:span></text:span><text:span text:style-name="Absatz-Standardschriftart"><text:span text:style-name="T163">que</text:span></text:span><text:span text:style-name="Absatz-Standardschriftart"><text:span text:style-name="T181"> </text:span></text:span><text:span text:style-name="Absatz-Standardschriftart"><text:span text:style-name="T163">nos</text:span></text:span><text:span text:style-name="Absatz-Standardschriftart"><text:span text:style-name="T181"> </text:span></text:span><text:span text:style-name="Absatz-Standardschriftart"><text:span text:style-name="T163">proponemos</text:span></text:span><text:span text:style-name="Absatz-Standardschriftart"><text:span text:style-name="T181"> </text:span></text:span><text:span text:style-name="Absatz-Standardschriftart"><text:span text:style-name="T163">hacer</text:span></text:span><text:span text:style-name="Absatz-Standardschriftart"><text:span text:style-name="T181"> </text:span></text:span><text:span text:style-name="Absatz-Standardschriftart"><text:span text:style-name="T163">valga</text:span></text:span><text:span text:style-name="Absatz-Standardschriftart"><text:span text:style-name="T184"> </text:span></text:span><text:span text:style-name="Absatz-Standardschriftart"><text:span text:style-name="T163">como</text:span></text:span><text:span text:style-name="Absatz-Standardschriftart"><text:span text:style-name="T175"> </text:span></text:span><text:span text:style-name="Absatz-Standardschriftart"><text:span text:style-name="T163">ley</text:span></text:span><text:span text:style-name="Absatz-Standardschriftart"><text:span text:style-name="T175"> </text:span></text:span><text:span text:style-name="Absatz-Standardschriftart"><text:span text:style-name="T163">universal.</text:span></text:span><text:span text:style-name="Absatz-Standardschriftart"><text:span text:style-name="T175"> </text:span></text:span><text:span text:style-name="Absatz-Standardschriftart"><text:span text:style-name="T163">Si</text:span></text:span><text:span text:style-name="Absatz-Standardschriftart"><text:span text:style-name="T175"> </text:span></text:span><text:span text:style-name="Absatz-Standardschriftart"><text:span text:style-name="T163">me</text:span></text:span><text:span text:style-name="Absatz-Standardschriftart"><text:span text:style-name="T175"> </text:span></text:span><text:span text:style-name="Absatz-Standardschriftart"><text:span text:style-name="T163">propongo</text:span></text:span><text:span text:style-name="Absatz-Standardschriftart"><text:span text:style-name="T175"> </text:span></text:span><text:span text:style-name="Absatz-Standardschriftart"><text:span text:style-name="T163">salvar</text:span></text:span><text:span text:style-name="Absatz-Standardschriftart"><text:span text:style-name="T175"> </text:span></text:span><text:span text:style-name="T169">a</text:span><text:span text:style-name="Absatz-Standardschriftart"><text:span text:style-name="T175"> </text:span></text:span><text:span text:style-name="Absatz-Standardschriftart"><text:span text:style-name="T163">alguien</text:span></text:span><text:span text:style-name="Absatz-Standardschriftart"><text:span text:style-name="T175"> </text:span></text:span><text:span text:style-name="Absatz-Standardschriftart"><text:span text:style-name="T163">que</text:span></text:span><text:span text:style-name="Absatz-Standardschriftart"><text:span text:style-name="T175"> </text:span></text:span><text:span text:style-name="Absatz-Standardschriftart"><text:span text:style-name="T163">se encuentra en peligro, puedo querer</text:span></text:span><text:span text:style-name="Absatz-Standardschriftart"><text:span text:style-name="T185"> </text:span></text:span><text:span text:style-name="Absatz-Standardschriftart"><text:span text:style-name="T163">que</text:span></text:span><text:span text:style-name="Absatz-Standardschriftart"><text:span text:style-name="T175"> </text:span></text:span><text:span text:style-name="Absatz-Standardschriftart"><text:span text:style-name="T163">todos</text:span></text:span><text:span text:style-name="Absatz-Standardschriftart"><text:span text:style-name="T175"> </text:span></text:span><text:span text:style-name="Absatz-Standardschriftart"><text:span text:style-name="T163">hagan</text:span></text:span><text:span text:style-name="Absatz-Standardschriftart"><text:span text:style-name="T175"> </text:span></text:span><text:span text:style-name="Absatz-Standardschriftart"><text:span text:style-name="T163">lo</text:span></text:span><text:span text:style-name="Absatz-Standardschriftart"><text:span text:style-name="T175"> </text:span></text:span><text:span text:style-name="Absatz-Standardschriftart"><text:span text:style-name="T163">mismo</text:span></text:span><text:span text:style-name="Absatz-Standardschriftart"><text:span text:style-name="T175"> </text:span></text:span><text:span text:style-name="Absatz-Standardschriftart"><text:span text:style-name="T163">si</text:span></text:span><text:span text:style-name="Absatz-Standardschriftart"><text:span text:style-name="T175"> </text:span></text:span><text:span text:style-name="Absatz-Standardschriftart"><text:span text:style-name="T163">se</text:span></text:span><text:span text:style-name="Absatz-Standardschriftart"><text:span text:style-name="T175"> </text:span></text:span><text:span text:style-name="Absatz-Standardschriftart"><text:span text:style-name="T163">encuentran</text:span></text:span><text:span text:style-name="Absatz-Standardschriftart"><text:span text:style-name="T175"> </text:span></text:span><text:span text:style-name="Absatz-Standardschriftart"><text:span text:style-name="T163">en</text:span></text:span><text:span text:style-name="Absatz-Standardschriftart"><text:span text:style-name="T175"> </text:span></text:span><text:span text:style-name="Absatz-Standardschriftart"><text:span text:style-name="T163">la</text:span></text:span><text:span text:style-name="Absatz-Standardschriftart"><text:span text:style-name="T175"> </text:span></text:span><text:span text:style-name="Absatz-Standardschriftart"><text:span text:style-name="T163">misma</text:span></text:span><text:span text:style-name="Absatz-Standardschriftart"><text:span text:style-name="T175"> </text:span></text:span><text:span text:style-name="Absatz-Standardschriftart"><text:span text:style-name="T163">situación.</text:span></text:span><text:span text:style-name="Absatz-Standardschriftart"><text:span text:style-name="T175"> </text:span></text:span><text:span text:style-name="Absatz-Standardschriftart"><text:span text:style-name="T163">En</text:span></text:span><text:span text:style-name="Absatz-Standardschriftart"><text:span text:style-name="T175"> </text:span></text:span><text:span text:style-name="Absatz-Standardschriftart"><text:span text:style-name="T163">cambio,</text:span></text:span><text:span text:style-name="Absatz-Standardschriftart"><text:span text:style-name="T175"> </text:span></text:span><text:span text:style-name="Absatz-Standardschriftart"><text:span text:style-name="T163">si</text:span></text:span><text:span text:style-name="Absatz-Standardschriftart"><text:span text:style-name="T175"> </text:span></text:span><text:span text:style-name="Absatz-Standardschriftart"><text:span text:style-name="T163">me propongo</text:span></text:span><text:span text:style-name="Absatz-Standardschriftart"><text:span text:style-name="T183"> </text:span></text:span><text:span text:style-name="Absatz-Standardschriftart"><text:span text:style-name="T166">mentir,</text:span></text:span><text:span text:style-name="Absatz-Standardschriftart"><text:span text:style-name="T190"> </text:span></text:span><text:span text:style-name="Absatz-Standardschriftart"><text:span text:style-name="T163">no</text:span></text:span><text:span text:style-name="Absatz-Standardschriftart"><text:span text:style-name="T190"> </text:span></text:span><text:span text:style-name="Absatz-Standardschriftart"><text:span text:style-name="T163">puedo</text:span></text:span><text:span text:style-name="Absatz-Standardschriftart"><text:span text:style-name="T180"> </text:span></text:span><text:span text:style-name="Absatz-Standardschriftart"><text:span text:style-name="T163">querer</text:span></text:span><text:span text:style-name="Absatz-Standardschriftart"><text:span text:style-name="T180"> </text:span></text:span><text:span text:style-name="Absatz-Standardschriftart"><text:span text:style-name="T163">que</text:span></text:span><text:span text:style-name="Absatz-Standardschriftart"><text:span text:style-name="T180"> </text:span></text:span><text:span text:style-name="Absatz-Standardschriftart"><text:span text:style-name="T163">todos</text:span></text:span><text:span text:style-name="Absatz-Standardschriftart"><text:span text:style-name="T180"> </text:span></text:span><text:span text:style-name="Absatz-Standardschriftart"><text:span text:style-name="T163">mientan,</text:span></text:span><text:span text:style-name="Absatz-Standardschriftart"><text:span text:style-name="T180"> </text:span></text:span><text:span text:style-name="Absatz-Standardschriftart"><text:span text:style-name="T163">porque</text:span></text:span><text:span text:style-name="Absatz-Standardschriftart"><text:span text:style-name="T180"> </text:span></text:span><text:span text:style-name="Absatz-Standardschriftart"><text:span text:style-name="T163">si</text:span></text:span><text:span text:style-name="Absatz-Standardschriftart"><text:span text:style-name="T180"> </text:span></text:span><text:span text:style-name="Absatz-Standardschriftart"><text:span text:style-name="T163">todos</text:span></text:span><text:span text:style-name="Absatz-Standardschriftart"><text:span text:style-name="T180"> </text:span></text:span><text:span text:style-name="Absatz-Standardschriftart"><text:span text:style-name="T163">mintieran,</text:span></text:span><text:span text:style-name="Absatz-Standardschriftart"><text:span text:style-name="T180"> </text:span></text:span><text:span text:style-name="Absatz-Standardschriftart"><text:span text:style-name="T163">nadie</text:span></text:span><text:span text:style-name="Absatz-Standardschriftart"><text:span text:style-name="T180"> </text:span></text:span><text:span text:style-name="Absatz-Standardschriftart"><text:span text:style-name="T163">creería</text:span></text:span><text:span text:style-name="Absatz-Standardschriftart"><text:span text:style-name="T180"> </text:span></text:span><text:span text:style-name="Absatz-Standardschriftart"><text:span text:style-name="T163">en</text:span></text:span><text:span text:style-name="Absatz-Standardschriftart"><text:span text:style-name="T180"> </text:span></text:span><text:span text:style-name="Absatz-Standardschriftart"><text:span text:style-name="T163">la</text:span></text:span><text:span text:style-name="Absatz-Standardschriftart"><text:span text:style-name="T181"> </text:span></text:span><text:span text:style-name="Absatz-Standardschriftart"><text:span text:style-name="T163">palabra de los demás, con lo cual la palabra misma dejaría de tener sentido.</text:span></text:span></text:p>
      <text:p text:style-name="P37"/>
      <text:p text:style-name="P16"><text:span text:style-name="Absatz-Standardschriftart"><text:span text:style-name="T163">Kant</text:span></text:span><text:span text:style-name="Absatz-Standardschriftart"><text:span text:style-name="T175"> </text:span></text:span><text:span text:style-name="Absatz-Standardschriftart"><text:span text:style-name="T163">se</text:span></text:span><text:span text:style-name="Absatz-Standardschriftart"><text:span text:style-name="T175"> </text:span></text:span><text:span text:style-name="Absatz-Standardschriftart"><text:span text:style-name="T163">opone</text:span></text:span><text:span text:style-name="Absatz-Standardschriftart"><text:span text:style-name="T175"> </text:span></text:span><text:span text:style-name="T169">a</text:span><text:span text:style-name="Absatz-Standardschriftart"><text:span text:style-name="T175"> </text:span></text:span><text:span text:style-name="Absatz-Standardschriftart"><text:span text:style-name="T163">toda</text:span></text:span><text:span text:style-name="Absatz-Standardschriftart"><text:span text:style-name="T175"> </text:span></text:span><text:span text:style-name="Absatz-Standardschriftart"><text:span text:style-name="T163">ética</text:span></text:span><text:span text:style-name="Absatz-Standardschriftart"><text:span text:style-name="T175"> </text:span></text:span><text:span text:style-name="Absatz-Standardschriftart"><text:span text:style-name="T163">que</text:span></text:span><text:span text:style-name="Absatz-Standardschriftart"><text:span text:style-name="T175"> </text:span></text:span><text:span text:style-name="Absatz-Standardschriftart"><text:span text:style-name="T163">valore</text:span></text:span><text:span text:style-name="Absatz-Standardschriftart"><text:span text:style-name="T175"> </text:span></text:span><text:span text:style-name="Absatz-Standardschriftart"><text:span text:style-name="T163">los</text:span></text:span><text:span text:style-name="Absatz-Standardschriftart"><text:span text:style-name="T175"> </text:span></text:span><text:span text:style-name="Absatz-Standardschriftart"><text:span text:style-name="T163">actos</text:span></text:span><text:span text:style-name="Absatz-Standardschriftart"><text:span text:style-name="T175"> </text:span></text:span><text:span text:style-name="Absatz-Standardschriftart"><text:span text:style-name="T163">por sus fines. Lo que importa no es el fin de los</text:span></text:span><text:span text:style-name="Absatz-Standardschriftart"><text:span text:style-name="T178"> </text:span></text:span><text:span text:style-name="Absatz-Standardschriftart"><text:span text:style-name="T163">actos</text:span></text:span><text:span text:style-name="Absatz-Standardschriftart"><text:span text:style-name="T181"> </text:span></text:span><text:span text:style-name="Absatz-Standardschriftart"><text:span text:style-name="T163">ni</text:span></text:span><text:span text:style-name="Absatz-Standardschriftart"><text:span text:style-name="T181"> </text:span></text:span><text:span text:style-name="Absatz-Standardschriftart"><text:span text:style-name="T163">los</text:span></text:span><text:span text:style-name="Absatz-Standardschriftart"><text:span text:style-name="T181"> </text:span></text:span><text:span text:style-name="Absatz-Standardschriftart"><text:span text:style-name="T163">resultados</text:span></text:span><text:span text:style-name="Absatz-Standardschriftart"><text:span text:style-name="T181"> </text:span></text:span><text:span text:style-name="Absatz-Standardschriftart"><text:span text:style-name="T163">concretos;</text:span></text:span><text:span text:style-name="Absatz-Standardschriftart"><text:span text:style-name="T181"> </text:span></text:span><text:span text:style-name="Absatz-Standardschriftart"><text:span text:style-name="T163">lo</text:span></text:span><text:span text:style-name="Absatz-Standardschriftart"><text:span text:style-name="T181"> </text:span></text:span><text:span text:style-name="Absatz-Standardschriftart"><text:span text:style-name="T163">único</text:span></text:span><text:span text:style-name="Absatz-Standardschriftart"><text:span text:style-name="T181"> </text:span></text:span><text:span text:style-name="Absatz-Standardschriftart"><text:span text:style-name="T163">que</text:span></text:span><text:span text:style-name="Absatz-Standardschriftart"><text:span text:style-name="T181"> </text:span></text:span><text:span text:style-name="Absatz-Standardschriftart"><text:span text:style-name="T163">importa</text:span></text:span><text:span text:style-name="Absatz-Standardschriftart"><text:span text:style-name="T181"> </text:span></text:span><text:span text:style-name="Absatz-Standardschriftart"><text:span text:style-name="T163">es</text:span></text:span><text:span text:style-name="Absatz-Standardschriftart"><text:span text:style-name="T181"> </text:span></text:span><text:span text:style-name="Absatz-Standardschriftart"><text:span text:style-name="T163">el</text:span></text:span><text:span text:style-name="Absatz-Standardschriftart"><text:span text:style-name="T181"> </text:span></text:span><text:span text:style-name="Absatz-Standardschriftart"><text:span text:style-name="T166">querer,</text:span></text:span><text:span text:style-name="Absatz-Standardschriftart"><text:span text:style-name="T181"> </text:span></text:span><text:span text:style-name="Absatz-Standardschriftart"><text:span text:style-name="T163">es</text:span></text:span><text:span text:style-name="Absatz-Standardschriftart"><text:span text:style-name="T175"> </text:span></text:span><text:span text:style-name="Absatz-Standardschriftart"><text:span text:style-name="T177">decir,</text:span></text:span><text:span text:style-name="Absatz-Standardschriftart"><text:span text:style-name="T175"> </text:span></text:span><text:span text:style-name="Absatz-Standardschriftart"><text:span text:style-name="T163">la</text:span></text:span><text:span text:style-name="Absatz-Standardschriftart"><text:span text:style-name="T175"> </text:span></text:span><text:span text:style-name="Absatz-Standardschriftart"><text:span text:style-name="T163">intención</text:span></text:span><text:span text:style-name="Absatz-Standardschriftart"><text:span text:style-name="T175"> </text:span></text:span><text:span text:style-name="Absatz-Standardschriftart"><text:span text:style-name="T163">del</text:span></text:span><text:span text:style-name="Absatz-Standardschriftart"><text:span text:style-name="T191"> </text:span></text:span><text:span text:style-name="Absatz-Standardschriftart"><text:span text:style-name="T163">acto.</text:span></text:span><text:span text:style-name="Absatz-Standardschriftart"><text:span text:style-name="T192"> </text:span></text:span><text:span text:style-name="Absatz-Standardschriftart"><text:span text:style-name="T163">La única intención que hace que un acto sea bueno es la intención de cumplir con el </text:span></text:span><text:span text:style-name="Absatz-Standardschriftart"><text:span text:style-name="T177">deber.</text:span></text:span><text:span text:style-name="Absatz-Standardschriftart"><text:span text:style-name="T193"> </text:span></text:span><text:span text:style-name="Absatz-Standardschriftart"><text:span text:style-name="T163">Solo</text:span></text:span><text:span text:style-name="Absatz-Standardschriftart"><text:span text:style-name="T175"> </text:span></text:span><text:span text:style-name="Absatz-Standardschriftart"><text:span text:style-name="T163">es</text:span></text:span><text:span text:style-name="Absatz-Standardschriftart"><text:span text:style-name="T175"> </text:span></text:span><text:span text:style-name="Absatz-Standardschriftart"><text:span text:style-name="T163">buena</text:span></text:span><text:span text:style-name="Absatz-Standardschriftart"><text:span text:style-name="T175"> </text:span></text:span><text:span text:style-name="Absatz-Standardschriftart"><text:span text:style-name="T163">la</text:span></text:span><text:span text:style-name="Absatz-Standardschriftart"><text:span text:style-name="T175"> </text:span></text:span><text:span text:style-name="Absatz-Standardschriftart"><text:span text:style-name="T163">conducta</text:span></text:span><text:span text:style-name="Absatz-Standardschriftart"><text:span text:style-name="T175"> </text:span></text:span><text:span text:style-name="Absatz-Standardschriftart"><text:span text:style-name="T163">que se realiza por deber: no importa la utilidad de esta conducta, solo</text:span></text:span><text:span text:style-name="Absatz-Standardschriftart"><text:span text:style-name="T186"> </text:span></text:span><text:span text:style-name="Absatz-Standardschriftart"><text:span text:style-name="T163">importa</text:span></text:span><text:span text:style-name="Absatz-Standardschriftart"><text:span text:style-name="T181"> </text:span></text:span><text:span text:style-name="Absatz-Standardschriftart"><text:span text:style-name="T163">el</text:span></text:span><text:span text:style-name="Absatz-Standardschriftart"><text:span text:style-name="T175"> </text:span></text:span><text:span text:style-name="Absatz-Standardschriftart"><text:span text:style-name="T163">acto,</text:span></text:span><text:span text:style-name="Absatz-Standardschriftart"><text:span text:style-name="T175"> </text:span></text:span><text:span text:style-name="Absatz-Standardschriftart"><text:span text:style-name="T163">es</text:span></text:span><text:span text:style-name="Absatz-Standardschriftart"><text:span text:style-name="T175"> </text:span></text:span><text:span text:style-name="Absatz-Standardschriftart"><text:span text:style-name="T177">decir,</text:span></text:span><text:span text:style-name="Absatz-Standardschriftart"><text:span text:style-name="T175"> </text:span></text:span><text:span text:style-name="Absatz-Standardschriftart"><text:span text:style-name="T163">que</text:span></text:span><text:span text:style-name="Absatz-Standardschriftart"><text:span text:style-name="T175"> </text:span></text:span><text:span text:style-name="Absatz-Standardschriftart"><text:span text:style-name="T163">haya</text:span></text:span><text:span text:style-name="Absatz-Standardschriftart"><text:span text:style-name="T175"> </text:span></text:span><text:span text:style-name="Absatz-Standardschriftart"><text:span text:style-name="T163">sido</text:span></text:span><text:span text:style-name="Absatz-Standardschriftart"><text:span text:style-name="T175"> </text:span></text:span><text:span text:style-name="Absatz-Standardschriftart"><text:span text:style-name="T163">realizado</text:span></text:span><text:span text:style-name="Absatz-Standardschriftart"><text:span text:style-name="T175"> </text:span></text:span><text:span text:style-name="Absatz-Standardschriftart"><text:span text:style-name="T163">con</text:span></text:span><text:span text:style-name="Absatz-Standardschriftart"><text:span text:style-name="T175"> </text:span></text:span><text:span text:style-name="Absatz-Standardschriftart"><text:span text:style-name="T163">buenas</text:span></text:span><text:span text:style-name="Absatz-Standardschriftart"><text:span text:style-name="T175"> </text:span></text:span><text:span text:style-name="Absatz-Standardschriftart"><text:span text:style-name="T163">intenciones.</text:span></text:span><text:span text:style-name="Absatz-Standardschriftart"><text:span text:style-name="T175"> </text:span></text:span><text:span text:style-name="Absatz-Standardschriftart"><text:span text:style-name="T163">La</text:span></text:span><text:span text:style-name="Absatz-Standardschriftart"><text:span text:style-name="T175"> </text:span></text:span><text:span text:style-name="Absatz-Standardschriftart"><text:span text:style-name="T163">razón</text:span></text:span><text:span text:style-name="Absatz-Standardschriftart"><text:span text:style-name="T175"> </text:span></text:span><text:span text:style-name="Absatz-Standardschriftart"><text:span text:style-name="T163">nos</text:span></text:span><text:span text:style-name="Absatz-Standardschriftart"><text:span text:style-name="T175"> </text:span></text:span><text:span text:style-name="Absatz-Standardschriftart"><text:span text:style-name="T163">manda</text:span></text:span><text:span text:style-name="Absatz-Standardschriftart"><text:span text:style-name="T191"> </text:span></text:span><text:span text:style-name="Absatz-Standardschriftart"><text:span text:style-name="T163">ser buenos más allá de que esa bondad produzca placer </text:span></text:span><text:span text:style-name="T169">o</text:span><text:span text:style-name="Absatz-Standardschriftart"><text:span text:style-name="T163"> felicidad.</text:span></text:span></text:p>
      <text:p text:style-name="P37"/>
      <text:p text:style-name="P17"><text:span text:style-name="Absatz-Standardschriftart"><text:span text:style-name="T163">Kant</text:span></text:span><text:span text:style-name="Absatz-Standardschriftart"><text:span text:style-name="T175"> </text:span></text:span><text:span text:style-name="Absatz-Standardschriftart"><text:span text:style-name="T163">distingue</text:span></text:span><text:span text:style-name="Absatz-Standardschriftart"><text:span text:style-name="T175"> </text:span></text:span><text:span text:style-name="Absatz-Standardschriftart"><text:span text:style-name="T163">entre</text:span></text:span><text:span text:style-name="Absatz-Standardschriftart"><text:span text:style-name="T175"> </text:span></text:span><text:span text:style-name="Absatz-Standardschriftart"><text:span text:style-name="T163">legalidad</text:span></text:span><text:span text:style-name="Absatz-Standardschriftart"><text:span text:style-name="T175"> </text:span></text:span><text:span text:style-name="T169">y</text:span><text:span text:style-name="Absatz-Standardschriftart"><text:span text:style-name="T175"> </text:span></text:span><text:span text:style-name="Absatz-Standardschriftart"><text:span text:style-name="T163">moralidad.</text:span></text:span><text:span text:style-name="Absatz-Standardschriftart"><text:span text:style-name="T175"> </text:span></text:span><text:span text:style-name="Absatz-Standardschriftart"><text:span text:style-name="T163">Un</text:span></text:span><text:span text:style-name="Absatz-Standardschriftart"><text:span text:style-name="T175"> </text:span></text:span><text:span text:style-name="Absatz-Standardschriftart"><text:span text:style-name="T163">acto es legal cuando coincide con el </text:span></text:span><text:span text:style-name="Absatz-Standardschriftart"><text:span text:style-name="T177">deber.</text:span></text:span><text:span text:style-name="Absatz-Standardschriftart"><text:span text:style-name="T163"> Pero</text:span></text:span><text:span text:style-name="Absatz-Standardschriftart"><text:span text:style-name="T185"> </text:span></text:span><text:span text:style-name="Absatz-Standardschriftart"><text:span text:style-name="T163">puede</text:span></text:span><text:span text:style-name="Absatz-Standardschriftart"><text:span text:style-name="T175"> </text:span></text:span><text:span text:style-name="Absatz-Standardschriftart"><text:span text:style-name="T163">no ser moral si se realiza por interés, por conveniencia, por miedo </text:span></text:span><text:span text:style-name="T169">y</text:span><text:span text:style-name="Absatz-Standardschriftart"><text:span text:style-name="T163"> no por conciencia del</text:span></text:span><text:span text:style-name="Absatz-Standardschriftart"><text:span text:style-name="T183"> </text:span></text:span><text:span text:style-name="Absatz-Standardschriftart"><text:span text:style-name="T177">deber.</text:span></text:span><text:span text:style-name="Absatz-Standardschriftart"><text:span text:style-name="T163"> Por eso, una persona correcta puede no ser una buena persona.</text:span></text:span></text:p>
      <text:p text:style-name="P12"><text:span text:style-name="Absatz-Standardschriftart"><text:span text:style-name="T163">Kant nos menciona tres tipos de actos:</text:span></text:span></text:p>
      <text:p text:style-name="P19"><text:span text:style-name="Absatz-Standardschriftart"><text:span text:style-name="T165">Los</text:span></text:span><text:span text:style-name="Absatz-Standardschriftart"><text:span text:style-name="T176"> </text:span></text:span><text:span text:style-name="Absatz-Standardschriftart"><text:span text:style-name="T165">actos</text:span></text:span><text:span text:style-name="Absatz-Standardschriftart"><text:span text:style-name="T176"> </text:span></text:span><text:span text:style-name="Absatz-Standardschriftart"><text:span text:style-name="T165">buenos</text:span></text:span><text:span text:style-name="Absatz-Standardschriftart"><text:span text:style-name="T176"> </text:span></text:span><text:span text:style-name="Absatz-Standardschriftart"><text:span text:style-name="T163">son</text:span></text:span><text:span text:style-name="Absatz-Standardschriftart"><text:span text:style-name="T175"> </text:span></text:span><text:span text:style-name="Absatz-Standardschriftart"><text:span text:style-name="T163">los</text:span></text:span><text:span text:style-name="Absatz-Standardschriftart"><text:span text:style-name="T175"> </text:span></text:span><text:span text:style-name="Absatz-Standardschriftart"><text:span text:style-name="T163">que</text:span></text:span><text:span text:style-name="Absatz-Standardschriftart"><text:span text:style-name="T175"> </text:span></text:span><text:span text:style-name="Absatz-Standardschriftart"><text:span text:style-name="T163">se</text:span></text:span><text:span text:style-name="Absatz-Standardschriftart"><text:span text:style-name="T175"> </text:span></text:span><text:span text:style-name="Absatz-Standardschriftart"><text:span text:style-name="T163">realizan</text:span></text:span><text:span text:style-name="Absatz-Standardschriftart"><text:span text:style-name="T175"> </text:span></text:span><text:span text:style-name="Absatz-Standardschriftart"><text:span text:style-name="T163">por</text:span></text:span><text:span text:style-name="Absatz-Standardschriftart"><text:span text:style-name="T175"> </text:span></text:span><text:span text:style-name="Absatz-Standardschriftart"><text:span text:style-name="T177">deber,</text:span></text:span><text:span text:style-name="Absatz-Standardschriftart"><text:span text:style-name="T163"> por conciencia del </text:span></text:span><text:span text:style-name="Absatz-Standardschriftart"><text:span text:style-name="T177">deber.</text:span></text:span><text:span text:style-name="Absatz-Standardschriftart"><text:span text:style-name="T163"> Actúa bien quien</text:span></text:span><text:span text:style-name="Absatz-Standardschriftart"><text:span text:style-name="T178"> </text:span></text:span><text:span text:style-name="Absatz-Standardschriftart"><text:span text:style-name="T163">lo</text:span></text:span><text:span text:style-name="Absatz-Standardschriftart"><text:span text:style-name="T180"> </text:span></text:span><text:span text:style-name="Absatz-Standardschriftart"><text:span text:style-name="T163">hace</text:span></text:span><text:span text:style-name="Absatz-Standardschriftart"><text:span text:style-name="T180"> </text:span></text:span><text:span text:style-name="Absatz-Standardschriftart"><text:span text:style-name="T163">por</text:span></text:span><text:span text:style-name="Absatz-Standardschriftart"><text:span text:style-name="T180"> </text:span></text:span><text:span text:style-name="Absatz-Standardschriftart"><text:span text:style-name="T163">obligación</text:span></text:span><text:span text:style-name="Absatz-Standardschriftart"><text:span text:style-name="T180"> </text:span></text:span><text:span text:style-name="Absatz-Standardschriftart"><text:span text:style-name="T163">moral,</text:span></text:span><text:span text:style-name="Absatz-Standardschriftart"><text:span text:style-name="T180"> </text:span></text:span><text:span text:style-name="Absatz-Standardschriftart"><text:span text:style-name="T163">sin</text:span></text:span><text:span text:style-name="Absatz-Standardschriftart"><text:span text:style-name="T180"> </text:span></text:span><text:span text:style-name="Absatz-Standardschriftart"><text:span text:style-name="T163">tener</text:span></text:span><text:span text:style-name="Absatz-Standardschriftart"><text:span text:style-name="T180"> </text:span></text:span><text:span text:style-name="Absatz-Standardschriftart"><text:span text:style-name="T163">en</text:span></text:span><text:span text:style-name="Absatz-Standardschriftart"><text:span text:style-name="T180"> </text:span></text:span><text:span text:style-name="Absatz-Standardschriftart"><text:span text:style-name="T163">cuanta</text:span></text:span><text:span text:style-name="Absatz-Standardschriftart"><text:span text:style-name="T180"> </text:span></text:span><text:span text:style-name="Absatz-Standardschriftart"><text:span text:style-name="T163">si</text:span></text:span><text:span text:style-name="Absatz-Standardschriftart"><text:span text:style-name="T180"> </text:span></text:span><text:span text:style-name="Absatz-Standardschriftart"><text:span text:style-name="T163">esa</text:span></text:span><text:span text:style-name="Absatz-Standardschriftart"><text:span text:style-name="T180"> </text:span></text:span><text:span text:style-name="Absatz-Standardschriftart"><text:span text:style-name="T163">acción</text:span></text:span><text:span text:style-name="Absatz-Standardschriftart"><text:span text:style-name="T180"> </text:span></text:span><text:span text:style-name="Absatz-Standardschriftart"><text:span text:style-name="T163">le</text:span></text:span><text:span text:style-name="Absatz-Standardschriftart"><text:span text:style-name="T180"> </text:span></text:span><text:span text:style-name="Absatz-Standardschriftart"><text:span text:style-name="T163">conviene</text:span></text:span><text:span text:style-name="Absatz-Standardschriftart"><text:span text:style-name="T181"> </text:span></text:span><text:span text:style-name="T169">o</text:span><text:span text:style-name="Absatz-Standardschriftart"><text:span text:style-name="T181"> </text:span></text:span><text:span text:style-name="Absatz-Standardschriftart"><text:span text:style-name="T163">lo</text:span></text:span><text:span text:style-name="Absatz-Standardschriftart"><text:span text:style-name="T181"> </text:span></text:span><text:span text:style-name="Absatz-Standardschriftart"><text:span text:style-name="T163">perjudica.</text:span></text:span><text:span text:style-name="Absatz-Standardschriftart"><text:span text:style-name="T179"> </text:span></text:span><text:span text:style-name="Absatz-Standardschriftart"><text:span text:style-name="T163">Ejemplo: ayudo </text:span></text:span><text:span text:style-name="T169">a</text:span><text:span text:style-name="Absatz-Standardschriftart"><text:span text:style-name="T163"> un amigo en una materia porque quiero que le vaya bien.</text:span></text:span></text:p>
      <text:p text:style-name="P20"><text:span text:style-name="Absatz-Standardschriftart"><text:span text:style-name="T165">Actos</text:span></text:span><text:span text:style-name="Absatz-Standardschriftart"><text:span text:style-name="T182"> </text:span></text:span><text:span text:style-name="Absatz-Standardschriftart"><text:span text:style-name="T168">correctos</text:span></text:span><text:span text:style-name="Absatz-Standardschriftart"><text:span text:style-name="T182"> </text:span></text:span><text:span text:style-name="Absatz-Standardschriftart"><text:span text:style-name="T168">pero</text:span></text:span><text:span text:style-name="Absatz-Standardschriftart"><text:span text:style-name="T182"> </text:span></text:span><text:span text:style-name="Absatz-Standardschriftart"><text:span text:style-name="T165">no</text:span></text:span><text:span text:style-name="Absatz-Standardschriftart"><text:span text:style-name="T182"> </text:span></text:span><text:span text:style-name="Absatz-Standardschriftart"><text:span text:style-name="T165">buenos</text:span></text:span><text:span text:style-name="Absatz-Standardschriftart"><text:span text:style-name="T163">:</text:span></text:span><text:span text:style-name="Absatz-Standardschriftart"><text:span text:style-name="T181"> </text:span></text:span><text:span text:style-name="Absatz-Standardschriftart"><text:span text:style-name="T163">actos</text:span></text:span><text:span text:style-name="Absatz-Standardschriftart"><text:span text:style-name="T181"> </text:span></text:span><text:span text:style-name="Absatz-Standardschriftart"><text:span text:style-name="T163">que</text:span></text:span><text:span text:style-name="Absatz-Standardschriftart"><text:span text:style-name="T181"> </text:span></text:span><text:span text:style-name="Absatz-Standardschriftart"><text:span text:style-name="T163">se</text:span></text:span><text:span text:style-name="Absatz-Standardschriftart"><text:span text:style-name="T175"> </text:span></text:span><text:span text:style-name="Absatz-Standardschriftart"><text:span text:style-name="T163">realizan</text:span></text:span><text:span text:style-name="Absatz-Standardschriftart"><text:span text:style-name="T175"> </text:span></text:span><text:span text:style-name="Absatz-Standardschriftart"><text:span text:style-name="T163">por</text:span></text:span><text:span text:style-name="Absatz-Standardschriftart"><text:span text:style-name="T175"> </text:span></text:span><text:span text:style-name="Absatz-Standardschriftart"><text:span text:style-name="T163">conveniencia</text:span></text:span><text:span text:style-name="Absatz-Standardschriftart"><text:span text:style-name="T175"> </text:span></text:span><text:span text:style-name="T169">o</text:span><text:span text:style-name="Absatz-Standardschriftart"><text:span text:style-name="T175"> </text:span></text:span><text:span text:style-name="Absatz-Standardschriftart"><text:span text:style-name="T163">interés.</text:span></text:span><text:span text:style-name="Absatz-Standardschriftart"><text:span text:style-name="T175"> </text:span></text:span><text:span text:style-name="Absatz-Standardschriftart"><text:span text:style-name="T163">Ejemplo:</text:span></text:span><text:span text:style-name="Absatz-Standardschriftart"><text:span text:style-name="T186"> </text:span></text:span><text:span text:style-name="Absatz-Standardschriftart"><text:span text:style-name="T163">ayudo </text:span></text:span><text:span text:style-name="T169">a</text:span><text:span text:style-name="Absatz-Standardschriftart"><text:span text:style-name="T163"> mi amigo en matemática para que el me ayude en biología.</text:span></text:span></text:p>
      <text:p text:style-name="P21"><text:span text:style-name="Absatz-Standardschriftart"><text:span text:style-name="T165">Actos</text:span></text:span><text:span text:style-name="Absatz-Standardschriftart"><text:span text:style-name="T176"> </text:span></text:span><text:span text:style-name="Absatz-Standardschriftart"><text:span text:style-name="T165">malos</text:span></text:span><text:span text:style-name="Absatz-Standardschriftart"><text:span text:style-name="T163">:</text:span></text:span><text:span text:style-name="Absatz-Standardschriftart"><text:span text:style-name="T175"> </text:span></text:span><text:span text:style-name="Absatz-Standardschriftart"><text:span text:style-name="T163">es</text:span></text:span><text:span text:style-name="Absatz-Standardschriftart"><text:span text:style-name="T175"> </text:span></text:span><text:span text:style-name="Absatz-Standardschriftart"><text:span text:style-name="T163">aquel</text:span></text:span><text:span text:style-name="Absatz-Standardschriftart"><text:span text:style-name="T175"> </text:span></text:span><text:span text:style-name="Absatz-Standardschriftart"><text:span text:style-name="T163">en</text:span></text:span><text:span text:style-name="Absatz-Standardschriftart"><text:span text:style-name="T175"> </text:span></text:span><text:span text:style-name="Absatz-Standardschriftart"><text:span text:style-name="T163">el</text:span></text:span><text:span text:style-name="Absatz-Standardschriftart"><text:span text:style-name="T175"> </text:span></text:span><text:span text:style-name="Absatz-Standardschriftart"><text:span text:style-name="T163">que el sujeto obra en forma contraria al </text:span></text:span><text:span text:style-name="Absatz-Standardschriftart"><text:span text:style-name="T177">deber.</text:span></text:span><text:span text:style-name="Absatz-Standardschriftart"><text:span text:style-name="T163"> Ejemplo: no ayudo </text:span></text:span><text:span text:style-name="T169">a</text:span><text:span text:style-name="Absatz-Standardschriftart"><text:span text:style-name="T186"> </text:span></text:span><text:span text:style-name="Absatz-Standardschriftart"><text:span text:style-name="T163">un amigo porque no tengo ganas.</text:span></text:span></text:p>
      <text:p text:style-name="P37"/>
      <text:p text:style-name="P22"><text:span text:style-name="Absatz-Standardschriftart"><text:span text:style-name="T163">Kant</text:span></text:span><text:span text:style-name="Absatz-Standardschriftart"><text:span text:style-name="T194"> </text:span></text:span><text:span text:style-name="Absatz-Standardschriftart"><text:span text:style-name="T163">señala</text:span></text:span><text:span text:style-name="Absatz-Standardschriftart"><text:span text:style-name="T194"> </text:span></text:span><text:span text:style-name="Absatz-Standardschriftart"><text:span text:style-name="T163">que</text:span></text:span><text:span text:style-name="Absatz-Standardschriftart"><text:span text:style-name="T194"> </text:span></text:span><text:span text:style-name="Absatz-Standardschriftart"><text:span text:style-name="T163">la</text:span></text:span><text:span text:style-name="Absatz-Standardschriftart"><text:span text:style-name="T194"> </text:span></text:span><text:span text:style-name="Absatz-Standardschriftart"><text:span text:style-name="T163">ley</text:span></text:span><text:span text:style-name="Absatz-Standardschriftart"><text:span text:style-name="T194"> </text:span></text:span><text:span text:style-name="Absatz-Standardschriftart"><text:span text:style-name="T163">moral</text:span></text:span><text:span text:style-name="Absatz-Standardschriftart"><text:span text:style-name="T190"> </text:span></text:span><text:span text:style-name="Absatz-Standardschriftart"><text:span text:style-name="T163">que</text:span></text:span><text:span text:style-name="Absatz-Standardschriftart"><text:span text:style-name="T190"> </text:span></text:span><text:span text:style-name="Absatz-Standardschriftart"><text:span text:style-name="T163">hay</text:span></text:span><text:span text:style-name="Absatz-Standardschriftart"><text:span text:style-name="T190"> </text:span></text:span><text:span text:style-name="Absatz-Standardschriftart"><text:span text:style-name="T163">en</text:span></text:span><text:span text:style-name="Absatz-Standardschriftart"><text:span text:style-name="T190"> </text:span></text:span><text:span text:style-name="Absatz-Standardschriftart"><text:span text:style-name="T163">nosotros</text:span></text:span><text:span text:style-name="Absatz-Standardschriftart"><text:span text:style-name="T190"> </text:span></text:span><text:span text:style-name="Absatz-Standardschriftart"><text:span text:style-name="T163">nos</text:span></text:span><text:span text:style-name="Absatz-Standardschriftart"><text:span text:style-name="T190"> </text:span></text:span><text:span text:style-name="Absatz-Standardschriftart"><text:span text:style-name="T163">dice:</text:span></text:span><text:span text:style-name="Absatz-Standardschriftart"><text:span text:style-name="T190"> </text:span></text:span><text:span text:style-name="Absatz-Standardschriftart"><text:span text:style-name="T163">“Cuando</text:span></text:span><text:span text:style-name="Absatz-Standardschriftart"><text:span text:style-name="T190"> </text:span></text:span><text:span text:style-name="Absatz-Standardschriftart"><text:span text:style-name="T163">actúes,</text:span></text:span><text:span text:style-name="Absatz-Standardschriftart"><text:span text:style-name="T190"> </text:span></text:span><text:span text:style-name="Absatz-Standardschriftart"><text:span text:style-name="T163">trata</text:span></text:span><text:span text:style-name="Absatz-Standardschriftart"><text:span text:style-name="T190"> </text:span></text:span><text:span text:style-name="T169">a</text:span><text:span text:style-name="Absatz-Standardschriftart"><text:span text:style-name="T190"> </text:span></text:span><text:span text:style-name="Absatz-Standardschriftart"><text:span text:style-name="T163">la</text:span></text:span><text:span text:style-name="Absatz-Standardschriftart"><text:span text:style-name="T179"> </text:span></text:span><text:span text:style-name="Absatz-Standardschriftart"><text:span text:style-name="T163">humanidad,</text:span></text:span><text:span text:style-name="Absatz-Standardschriftart"><text:span text:style-name="T181"> </text:span></text:span><text:span text:style-name="Absatz-Standardschriftart"><text:span text:style-name="T163">tanto</text:span></text:span><text:span text:style-name="Absatz-Standardschriftart"><text:span text:style-name="T181"> </text:span></text:span><text:span text:style-name="Absatz-Standardschriftart"><text:span text:style-name="T163">en</text:span></text:span><text:span text:style-name="Absatz-Standardschriftart"><text:span text:style-name="T181"> </text:span></text:span><text:span text:style-name="Absatz-Standardschriftart"><text:span text:style-name="T163">tu</text:span></text:span><text:span text:style-name="Absatz-Standardschriftart"><text:span text:style-name="T181"> </text:span></text:span><text:span text:style-name="Absatz-Standardschriftart"><text:span text:style-name="T163">persona</text:span></text:span><text:span text:style-name="Absatz-Standardschriftart"><text:span text:style-name="T181"> </text:span></text:span><text:span text:style-name="Absatz-Standardschriftart"><text:span text:style-name="T163">como</text:span></text:span><text:span text:style-name="Absatz-Standardschriftart"><text:span text:style-name="T181"> </text:span></text:span><text:span text:style-name="Absatz-Standardschriftart"><text:span text:style-name="T163">en</text:span></text:span><text:span text:style-name="Absatz-Standardschriftart"><text:span text:style-name="T181"> </text:span></text:span><text:span text:style-name="Absatz-Standardschriftart"><text:span text:style-name="T163">la</text:span></text:span><text:span text:style-name="Absatz-Standardschriftart"><text:span text:style-name="T175"> </text:span></text:span><text:span text:style-name="Absatz-Standardschriftart"><text:span text:style-name="T163">persona</text:span></text:span><text:span text:style-name="Absatz-Standardschriftart"><text:span text:style-name="T175"> </text:span></text:span><text:span text:style-name="Absatz-Standardschriftart"><text:span text:style-name="T163">de</text:span></text:span><text:span text:style-name="Absatz-Standardschriftart"><text:span text:style-name="T175"> </text:span></text:span><text:span text:style-name="Absatz-Standardschriftart"><text:span text:style-name="T163">cualquier</text:span></text:span><text:span text:style-name="Absatz-Standardschriftart"><text:span text:style-name="T175"> </text:span></text:span><text:span text:style-name="Absatz-Standardschriftart"><text:span text:style-name="T163">otro,</text:span></text:span><text:span text:style-name="Absatz-Standardschriftart"><text:span text:style-name="T175"> </text:span></text:span><text:span text:style-name="Absatz-Standardschriftart"><text:span text:style-name="T163">siempre</text:span></text:span><text:span text:style-name="Absatz-Standardschriftart"><text:span text:style-name="T175"> </text:span></text:span><text:span text:style-name="Absatz-Standardschriftart"><text:span text:style-name="T163">como</text:span></text:span><text:span text:style-name="Absatz-Standardschriftart"><text:span text:style-name="T175"> </text:span></text:span><text:span text:style-name="Absatz-Standardschriftart"><text:span text:style-name="T163">un</text:span></text:span><text:span text:style-name="Absatz-Standardschriftart"><text:span text:style-name="T175"> </text:span></text:span><text:span text:style-name="Absatz-Standardschriftart"><text:span text:style-name="T163">fin</text:span></text:span><text:span text:style-name="Absatz-Standardschriftart"><text:span text:style-name="T175"> </text:span></text:span><text:span text:style-name="T169">y</text:span><text:span text:style-name="Absatz-Standardschriftart"><text:span text:style-name="T179"> </text:span></text:span><text:span text:style-name="Absatz-Standardschriftart"><text:span text:style-name="T163">nunca</text:span></text:span><text:span text:style-name="Absatz-Standardschriftart"><text:span text:style-name="T175"> </text:span></text:span><text:span text:style-name="Absatz-Standardschriftart"><text:span text:style-name="T163">solo</text:span></text:span><text:span text:style-name="Absatz-Standardschriftart"><text:span text:style-name="T175"> </text:span></text:span><text:span text:style-name="Absatz-Standardschriftart"><text:span text:style-name="T163">como</text:span></text:span><text:span text:style-name="Absatz-Standardschriftart"><text:span text:style-name="T175"> </text:span></text:span><text:span text:style-name="Absatz-Standardschriftart"><text:span text:style-name="T163">un</text:span></text:span><text:span text:style-name="Absatz-Standardschriftart"><text:span text:style-name="T175"> </text:span></text:span><text:span text:style-name="Absatz-Standardschriftart"><text:span text:style-name="T163">medio”</text:span></text:span><text:span text:style-name="Absatz-Standardschriftart"><text:span text:style-name="T175"> </text:span></text:span><text:span text:style-name="Absatz-Standardschriftart"><text:span text:style-name="T163">el</text:span></text:span><text:span text:style-name="Absatz-Standardschriftart"><text:span text:style-name="T175"> </text:span></text:span><text:span text:style-name="Absatz-Standardschriftart"><text:span text:style-name="T163">ser</text:span></text:span><text:span text:style-name="Absatz-Standardschriftart"><text:span text:style-name="T175"> </text:span></text:span><text:span text:style-name="Absatz-Standardschriftart"><text:span text:style-name="T163">humano</text:span></text:span><text:span text:style-name="Absatz-Standardschriftart"><text:span text:style-name="T175"> </text:span></text:span><text:span text:style-name="Absatz-Standardschriftart"><text:span text:style-name="T163">es</text:span></text:span><text:span text:style-name="Absatz-Standardschriftart"><text:span text:style-name="T175"> </text:span></text:span><text:span text:style-name="Absatz-Standardschriftart"><text:span text:style-name="T163">un</text:span></text:span><text:span text:style-name="Absatz-Standardschriftart"><text:span text:style-name="T175"> </text:span></text:span><text:span text:style-name="Absatz-Standardschriftart"><text:span text:style-name="T163">fin</text:span></text:span><text:span text:style-name="Absatz-Standardschriftart"><text:span text:style-name="T175"> </text:span></text:span><text:span text:style-name="Absatz-Standardschriftart"><text:span text:style-name="T163">en</text:span></text:span><text:span text:style-name="Absatz-Standardschriftart"><text:span text:style-name="T175"> </text:span></text:span><text:span text:style-name="Absatz-Standardschriftart"><text:span text:style-name="T163">sí</text:span></text:span><text:span text:style-name="Absatz-Standardschriftart"><text:span text:style-name="T175"> </text:span></text:span><text:span text:style-name="Absatz-Standardschriftart"><text:span text:style-name="T163">mismo.</text:span></text:span><text:span text:style-name="Absatz-Standardschriftart"><text:span text:style-name="T175"> </text:span></text:span><text:span text:style-name="Absatz-Standardschriftart"><text:span text:style-name="T163">El</text:span></text:span><text:span text:style-name="Absatz-Standardschriftart"><text:span text:style-name="T175"> </text:span></text:span><text:span text:style-name="Absatz-Standardschriftart"><text:span text:style-name="T163">ser</text:span></text:span><text:span text:style-name="Absatz-Standardschriftart"><text:span text:style-name="T175"> </text:span></text:span><text:span text:style-name="Absatz-Standardschriftart"><text:span text:style-name="T163">humano</text:span></text:span><text:span text:style-name="Absatz-Standardschriftart"><text:span text:style-name="T175"> </text:span></text:span><text:span text:style-name="Absatz-Standardschriftart"><text:span text:style-name="T163">no</text:span></text:span><text:span text:style-name="Absatz-Standardschriftart"><text:span text:style-name="T175"> </text:span></text:span><text:span text:style-name="Absatz-Standardschriftart"><text:span text:style-name="T163">puede ser</text:span></text:span><text:span text:style-name="Absatz-Standardschriftart"><text:span text:style-name="T191"> </text:span></text:span><text:span text:style-name="Absatz-Standardschriftart"><text:span text:style-name="T163">cambiado</text:span></text:span><text:span text:style-name="Absatz-Standardschriftart"><text:span text:style-name="T175"> </text:span></text:span><text:span text:style-name="Absatz-Standardschriftart"><text:span text:style-name="T163">por</text:span></text:span><text:span text:style-name="Absatz-Standardschriftart"><text:span text:style-name="T175"> </text:span></text:span><text:span text:style-name="Absatz-Standardschriftart"><text:span text:style-name="T163">nada</text:span></text:span><text:span text:style-name="Absatz-Standardschriftart"><text:span text:style-name="T175"> </text:span></text:span><text:span text:style-name="Absatz-Standardschriftart"><text:span text:style-name="T163">equivalente,</text:span></text:span><text:span text:style-name="Absatz-Standardschriftart"><text:span text:style-name="T175"> </text:span></text:span><text:span text:style-name="Absatz-Standardschriftart"><text:span text:style-name="T163">vale</text:span></text:span><text:span text:style-name="Absatz-Standardschriftart"><text:span text:style-name="T175"> </text:span></text:span><text:span text:style-name="Absatz-Standardschriftart"><text:span text:style-name="T163">por</text:span></text:span><text:span text:style-name="Absatz-Standardschriftart"><text:span text:style-name="T175"> </text:span></text:span><text:span text:style-name="Absatz-Standardschriftart"><text:span text:style-name="T163">sí</text:span></text:span><text:span text:style-name="Absatz-Standardschriftart"><text:span text:style-name="T175"> </text:span></text:span><text:span text:style-name="Absatz-Standardschriftart"><text:span text:style-name="T163">mismo,</text:span></text:span><text:span text:style-name="Absatz-Standardschriftart"><text:span text:style-name="T175"> </text:span></text:span><text:span text:style-name="Absatz-Standardschriftart"><text:span text:style-name="T163">tiene</text:span></text:span><text:span text:style-name="Absatz-Standardschriftart"><text:span text:style-name="T175"> </text:span></text:span><text:span text:style-name="Absatz-Standardschriftart"><text:span text:style-name="T163">dignidad,</text:span></text:span><text:span text:style-name="Absatz-Standardschriftart"><text:span text:style-name="T175"> </text:span></text:span><text:span text:style-name="Absatz-Standardschriftart"><text:span text:style-name="T163">las</text:span></text:span><text:span text:style-name="Absatz-Standardschriftart"><text:span text:style-name="T175"> </text:span></text:span><text:span text:style-name="Absatz-Standardschriftart"><text:span text:style-name="T163">personas tienen un valor</text:span></text:span><text:span text:style-name="Absatz-Standardschriftart"><text:span text:style-name="T185"> </text:span></text:span><text:span text:style-name="Absatz-Standardschriftart"><text:span text:style-name="T163">intrínseco, no relativo. Son, por eso, insustituibles.</text:span></text:span></text:p>
      <text:h text:style-name="P51" text:outline-level="2"><text:span text:style-name="Absatz-Standardschriftart"><text:span text:style-name="T163">Actividad</text:span></text:span></text:h>
      <text:p text:style-name="P3"><text:span text:style-name="Absatz-Standardschriftart"><text:span text:style-name="T165">Responde las siguientes </text:span></text:span><text:span text:style-name="Absatz-Standardschriftart"><text:span text:style-name="T168">preguntas</text:span></text:span></text:p>
      <text:list xml:id="list163541600475515" text:continue-numbering="true" text:style-name="L2">
        <text:list-item>
          <text:p text:style-name="P45"><text:span text:style-name="Absatz-Standardschriftart"><text:span text:style-name="T177">Teniendo</text:span></text:span><text:span text:style-name="Absatz-Standardschriftart"><text:span text:style-name="T181"> </text:span></text:span><text:span text:style-name="Absatz-Standardschriftart"><text:span text:style-name="T163">en</text:span></text:span><text:span text:style-name="Absatz-Standardschriftart"><text:span text:style-name="T175"> </text:span></text:span><text:span text:style-name="Absatz-Standardschriftart"><text:span text:style-name="T163">cuenta</text:span></text:span><text:span text:style-name="Absatz-Standardschriftart"><text:span text:style-name="T175"> </text:span></text:span><text:span text:style-name="Absatz-Standardschriftart"><text:span text:style-name="T163">la</text:span></text:span><text:span text:style-name="Absatz-Standardschriftart"><text:span text:style-name="T175"> </text:span></text:span><text:span text:style-name="Absatz-Standardschriftart"><text:span text:style-name="T163">postura</text:span></text:span><text:span text:style-name="Absatz-Standardschriftart"><text:span text:style-name="T175"> </text:span></text:span><text:span text:style-name="Absatz-Standardschriftart"><text:span text:style-name="T163">kantiana,</text:span></text:span><text:span text:style-name="Absatz-Standardschriftart"><text:span text:style-name="T175"> </text:span></text:span><text:span text:style-name="Absatz-Standardschriftart"><text:span text:style-name="T163">inventa</text:span></text:span><text:span text:style-name="Absatz-Standardschriftart"><text:span text:style-name="T175"> </text:span></text:span><text:span text:style-name="Absatz-Standardschriftart"><text:span text:style-name="T163">una</text:span></text:span><text:span text:style-name="Absatz-Standardschriftart"><text:span text:style-name="T175"> </text:span></text:span><text:span text:style-name="Absatz-Standardschriftart"><text:span text:style-name="T163">acción</text:span></text:span><text:span text:style-name="Absatz-Standardschriftart"><text:span text:style-name="T175"> </text:span></text:span><text:span text:style-name="Absatz-Standardschriftart"><text:span text:style-name="T163">buena,</text:span></text:span><text:span text:style-name="Absatz-Standardschriftart"><text:span text:style-name="T175"> </text:span></text:span><text:span text:style-name="Absatz-Standardschriftart"><text:span text:style-name="T163">una</text:span></text:span><text:span text:style-name="Absatz-Standardschriftart"><text:span text:style-name="T175"> </text:span></text:span><text:span text:style-name="Absatz-Standardschriftart"><text:span text:style-name="T163">acción</text:span></text:span><text:span text:style-name="Absatz-Standardschriftart"><text:span text:style-name="T175"> </text:span></text:span><text:span text:style-name="Absatz-Standardschriftart"><text:span text:style-name="T163">correcta</text:span></text:span><text:span text:style-name="Absatz-Standardschriftart"><text:span text:style-name="T181"> </text:span></text:span><text:span text:style-name="Absatz-Standardschriftart"><text:span text:style-name="T163">pero no buena </text:span></text:span><text:span text:style-name="T169">y</text:span><text:span text:style-name="Absatz-Standardschriftart"><text:span text:style-name="T163"> una acción mala.</text:span></text:span></text:p>
        </text:list-item>
        <text:list-item>
          <text:p text:style-name="P42"><text:span text:style-name="Absatz-Standardschriftart"><text:span text:style-name="T163">¿Qué</text:span></text:span><text:span text:style-name="Absatz-Standardschriftart"><text:span text:style-name="T181"> </text:span></text:span><text:span text:style-name="Absatz-Standardschriftart"><text:span text:style-name="T163">opinión</text:span></text:span><text:span text:style-name="Absatz-Standardschriftart"><text:span text:style-name="T181"> </text:span></text:span><text:span text:style-name="Absatz-Standardschriftart"><text:span text:style-name="T163">te</text:span></text:span><text:span text:style-name="Absatz-Standardschriftart"><text:span text:style-name="T181"> </text:span></text:span><text:span text:style-name="Absatz-Standardschriftart"><text:span text:style-name="T163">merece</text:span></text:span><text:span text:style-name="Absatz-Standardschriftart"><text:span text:style-name="T181"> </text:span></text:span><text:span text:style-name="Absatz-Standardschriftart"><text:span text:style-name="T163">esta</text:span></text:span><text:span text:style-name="Absatz-Standardschriftart"><text:span text:style-name="T181"> </text:span></text:span><text:span text:style-name="Absatz-Standardschriftart"><text:span text:style-name="T163">concepción</text:span></text:span><text:span text:style-name="Absatz-Standardschriftart"><text:span text:style-name="T175"> </text:span></text:span><text:span text:style-name="Absatz-Standardschriftart"><text:span text:style-name="T163">ética?</text:span></text:span><text:span text:style-name="Absatz-Standardschriftart"><text:span text:style-name="T175"> </text:span></text:span><text:span text:style-name="Absatz-Standardschriftart"><text:span text:style-name="T163">¿Estás</text:span></text:span><text:span text:style-name="Absatz-Standardschriftart"><text:span text:style-name="T175"> </text:span></text:span><text:span text:style-name="Absatz-Standardschriftart"><text:span text:style-name="T163">de</text:span></text:span><text:span text:style-name="Absatz-Standardschriftart"><text:span text:style-name="T175"> </text:span></text:span><text:span text:style-name="Absatz-Standardschriftart"><text:span text:style-name="T163">acuerdo</text:span></text:span><text:span text:style-name="Absatz-Standardschriftart"><text:span text:style-name="T175"> </text:span></text:span><text:span text:style-name="Absatz-Standardschriftart"><text:span text:style-name="T163">con</text:span></text:span><text:span text:style-name="Absatz-Standardschriftart"><text:span text:style-name="T175"> </text:span></text:span><text:span text:style-name="Absatz-Standardschriftart"><text:span text:style-name="T163">lo</text:span></text:span><text:span text:style-name="Absatz-Standardschriftart"><text:span text:style-name="T175"> </text:span></text:span><text:span text:style-name="Absatz-Standardschriftart"><text:span text:style-name="T163">que</text:span></text:span><text:span text:style-name="Absatz-Standardschriftart"><text:span text:style-name="T175"> </text:span></text:span><text:span text:style-name="Absatz-Standardschriftart"><text:span text:style-name="T163">plantea?</text:span></text:span></text:p>
        </text:list-item>
      </text:list>
      <text:p text:style-name="P24"><text:span text:style-name="Absatz-Standardschriftart"><text:span text:style-name="T163">¿Consideras</text:span></text:span><text:span text:style-name="Absatz-Standardschriftart"><text:span text:style-name="T175"> </text:span></text:span><text:span text:style-name="Absatz-Standardschriftart"><text:span text:style-name="T163">que</text:span></text:span><text:span text:style-name="Absatz-Standardschriftart"><text:span text:style-name="T175"> </text:span></text:span><text:span text:style-name="Absatz-Standardschriftart"><text:span text:style-name="T163">esta</text:span></text:span><text:span text:style-name="Absatz-Standardschriftart"><text:span text:style-name="T175"> </text:span></text:span><text:span text:style-name="Absatz-Standardschriftart"><text:span text:style-name="T163">ley</text:span></text:span><text:span text:style-name="Absatz-Standardschriftart"><text:span text:style-name="T175"> </text:span></text:span><text:span text:style-name="Absatz-Standardschriftart"><text:span text:style-name="T163">moral</text:span></text:span><text:span text:style-name="Absatz-Standardschriftart"><text:span text:style-name="T175"> </text:span></text:span><text:span text:style-name="Absatz-Standardschriftart"><text:span text:style-name="T163">puede</text:span></text:span><text:span text:style-name="Absatz-Standardschriftart"><text:span text:style-name="T175"> </text:span></text:span><text:span text:style-name="Absatz-Standardschriftart"><text:span text:style-name="T163">ayudarnos</text:span></text:span><text:span text:style-name="Absatz-Standardschriftart"><text:span text:style-name="T175"> </text:span></text:span><text:span text:style-name="T169">a</text:span><text:span text:style-name="Absatz-Standardschriftart"><text:span text:style-name="T175"> </text:span></text:span><text:span text:style-name="Absatz-Standardschriftart"><text:span text:style-name="T163">determinar</text:span></text:span><text:span text:style-name="Absatz-Standardschriftart"><text:span text:style-name="T175"> </text:span></text:span><text:span text:style-name="Absatz-Standardschriftart"><text:span text:style-name="T163">si</text:span></text:span><text:span text:style-name="Absatz-Standardschriftart"><text:span text:style-name="T175"> </text:span></text:span><text:span text:style-name="Absatz-Standardschriftart"><text:span text:style-name="T163">una</text:span></text:span><text:span text:style-name="Absatz-Standardschriftart"><text:span text:style-name="T175"> </text:span></text:span><text:span text:style-name="Absatz-Standardschriftart"><text:span text:style-name="T163">acción es buena </text:span></text:span><text:span text:style-name="T169">o</text:span><text:span text:style-name="Absatz-Standardschriftart"><text:span text:style-name="T184"> </text:span></text:span><text:span text:style-name="Absatz-Standardschriftart"><text:span text:style-name="T163">mala? ¿Por qué?</text:span></text:span></text:p>
      <text:list xml:id="list163541779408497" text:continue-numbering="true" text:style-name="L2">
        <text:list-item>
          <text:p text:style-name="P43"><text:span text:style-name="Absatz-Standardschriftart"><text:span text:style-name="T163">Analiza la sinopsis de la película John </text:span></text:span><text:span text:style-name="T169">Q</text:span><text:span text:style-name="Absatz-Standardschriftart"><text:span text:style-name="T163"> desde la concepción ética Kantiana.</text:span></text:span></text:p>
        </text:list-item>
      </text:list>
      <text:p text:style-name="P29"/>
      <text:p text:style-name="P29"/>
      <text:p text:style-name="P29"/>
      <text:h text:style-name="P54" text:outline-level="2"><text:span text:style-name="Absatz-Standardschriftart"><text:span text:style-name="T163">Ética utilitarista</text:span></text:span></text:h>
      <text:p text:style-name="P14"><text:span text:style-name="Absatz-Standardschriftart"><text:span text:style-name="T163">Lee el siguiente texto </text:span></text:span><text:span text:style-name="T169">y</text:span><text:span text:style-name="Absatz-Standardschriftart"><text:span text:style-name="T163"> responde las preguntas.</text:span></text:span></text:p>
      <text:h text:style-name="P52" text:outline-level="2"><text:span text:style-name="Absatz-Standardschriftart"><text:span text:style-name="T120">El cuento de los </text:span></text:span><text:span text:style-name="Absatz-Standardschriftart"><text:span text:style-name="T121">mineros</text:span></text:span></text:h>
      <text:p text:style-name="P14"><text:span text:style-name="Absatz-Standardschriftart"><text:span text:style-name="T120">Hay una historia que dicen es verídica.</text:span></text:span><text:span text:style-name="Absatz-Standardschriftart"><text:span text:style-name="T122"> </text:span></text:span><text:span text:style-name="Absatz-Standardschriftart"><text:span text:style-name="T120">Aparentemente sucedió en algún lugar de África.</text:span></text:span></text:p>
      <text:p text:style-name="P18"><text:span text:style-name="Absatz-Standardschriftart"><text:span text:style-name="T120">Seis mineros trabajaban en un túnel muy profundo extrayendo minerales desde las entrañas de la</text:span></text:span><text:span text:style-name="Absatz-Standardschriftart"><text:span text:style-name="T123"> </text:span></text:span><text:span text:style-name="Absatz-Standardschriftart"><text:span text:style-name="T120">tierra.</text:span></text:span><text:span text:style-name="Absatz-Standardschriftart"><text:span text:style-name="T124"> </text:span></text:span><text:span text:style-name="Absatz-Standardschriftart"><text:span text:style-name="T120">De</text:span></text:span><text:span text:style-name="Absatz-Standardschriftart"><text:span text:style-name="T124"> </text:span></text:span><text:span text:style-name="Absatz-Standardschriftart"><text:span text:style-name="T120">repente</text:span></text:span><text:span text:style-name="Absatz-Standardschriftart"><text:span text:style-name="T124"> </text:span></text:span><text:span text:style-name="Absatz-Standardschriftart"><text:span text:style-name="T120">un</text:span></text:span><text:span text:style-name="Absatz-Standardschriftart"><text:span text:style-name="T124"> </text:span></text:span><text:span text:style-name="Absatz-Standardschriftart"><text:span text:style-name="T120">derrumbe</text:span></text:span><text:span text:style-name="Absatz-Standardschriftart"><text:span text:style-name="T124"> </text:span></text:span><text:span text:style-name="Absatz-Standardschriftart"><text:span text:style-name="T120">los</text:span></text:span><text:span text:style-name="Absatz-Standardschriftart"><text:span text:style-name="T124"> </text:span></text:span><text:span text:style-name="Absatz-Standardschriftart"><text:span text:style-name="T120">dejo</text:span></text:span><text:span text:style-name="Absatz-Standardschriftart"><text:span text:style-name="T124"> </text:span></text:span><text:span text:style-name="Absatz-Standardschriftart"><text:span text:style-name="T120">aislados</text:span></text:span><text:span text:style-name="Absatz-Standardschriftart"><text:span text:style-name="T124"> </text:span></text:span><text:span text:style-name="Absatz-Standardschriftart"><text:span text:style-name="T120">del</text:span></text:span><text:span text:style-name="Absatz-Standardschriftart"><text:span text:style-name="T124"> </text:span></text:span><text:span text:style-name="Absatz-Standardschriftart"><text:span text:style-name="T120">afuera</text:span></text:span><text:span text:style-name="Absatz-Standardschriftart"><text:span text:style-name="T124"> </text:span></text:span><text:span text:style-name="Absatz-Standardschriftart"><text:span text:style-name="T120">sellando</text:span></text:span><text:span text:style-name="Absatz-Standardschriftart"><text:span text:style-name="T124"> </text:span></text:span><text:span text:style-name="Absatz-Standardschriftart"><text:span text:style-name="T120">la</text:span></text:span><text:span text:style-name="Absatz-Standardschriftart"><text:span text:style-name="T125"> </text:span></text:span><text:span text:style-name="Absatz-Standardschriftart"><text:span text:style-name="T120">salida</text:span></text:span><text:span text:style-name="Absatz-Standardschriftart"><text:span text:style-name="T125"> </text:span></text:span><text:span text:style-name="Absatz-Standardschriftart"><text:span text:style-name="T120">del</text:span></text:span><text:span text:style-name="Absatz-Standardschriftart"><text:span text:style-name="T125"> </text:span></text:span><text:span text:style-name="Absatz-Standardschriftart"><text:span text:style-name="T120">túnel.</text:span></text:span><text:span text:style-name="Absatz-Standardschriftart"><text:span text:style-name="T125"> </text:span></text:span><text:span text:style-name="Absatz-Standardschriftart"><text:span text:style-name="T120">En</text:span></text:span><text:span text:style-name="Absatz-Standardschriftart"><text:span text:style-name="T126"> </text:span></text:span><text:span text:style-name="Absatz-Standardschriftart"><text:span text:style-name="T120">silencio</text:span></text:span><text:span text:style-name="Absatz-Standardschriftart"><text:span text:style-name="T127"> </text:span></text:span><text:span text:style-name="Absatz-Standardschriftart"><text:span text:style-name="T120">cada</text:span></text:span><text:span text:style-name="Absatz-Standardschriftart"><text:span text:style-name="T127"> </text:span></text:span><text:span text:style-name="Absatz-Standardschriftart"><text:span text:style-name="T120">uno</text:span></text:span><text:span text:style-name="Absatz-Standardschriftart"><text:span text:style-name="T127"> </text:span></text:span><text:span text:style-name="Absatz-Standardschriftart"><text:span text:style-name="T120">miró</text:span></text:span><text:span text:style-name="Absatz-Standardschriftart"><text:span text:style-name="T127"> </text:span></text:span><text:span text:style-name="Absatz-Standardschriftart"><text:span text:style-name="T128">a</text:span></text:span><text:span text:style-name="Absatz-Standardschriftart"><text:span text:style-name="T127"> </text:span></text:span><text:span text:style-name="Absatz-Standardschriftart"><text:span text:style-name="T120">los</text:span></text:span><text:span text:style-name="Absatz-Standardschriftart"><text:span text:style-name="T127"> </text:span></text:span><text:span text:style-name="Absatz-Standardschriftart"><text:span text:style-name="T120">demás.</text:span></text:span><text:span text:style-name="Absatz-Standardschriftart"><text:span text:style-name="T127"> </text:span></text:span><text:span text:style-name="Absatz-Standardschriftart"><text:span text:style-name="T120">De</text:span></text:span><text:span text:style-name="Absatz-Standardschriftart"><text:span text:style-name="T127"> </text:span></text:span><text:span text:style-name="Absatz-Standardschriftart"><text:span text:style-name="T120">un</text:span></text:span><text:span text:style-name="Absatz-Standardschriftart"><text:span text:style-name="T127"> </text:span></text:span><text:span text:style-name="Absatz-Standardschriftart"><text:span text:style-name="T120">vistazo</text:span></text:span><text:span text:style-name="Absatz-Standardschriftart"><text:span text:style-name="T127"> </text:span></text:span><text:span text:style-name="Absatz-Standardschriftart"><text:span text:style-name="T120">calcularon</text:span></text:span><text:span text:style-name="Absatz-Standardschriftart"><text:span text:style-name="T127"> </text:span></text:span><text:span text:style-name="Absatz-Standardschriftart"><text:span text:style-name="T128">su</text:span></text:span><text:span text:style-name="Absatz-Standardschriftart"><text:span text:style-name="T127"> </text:span></text:span><text:span text:style-name="Absatz-Standardschriftart"><text:span text:style-name="T120">situación. Con su experiencia,</text:span></text:span><text:span text:style-name="Absatz-Standardschriftart"><text:span text:style-name="T125"> </text:span></text:span><text:span text:style-name="Absatz-Standardschriftart"><text:span text:style-name="T120">se</text:span></text:span><text:span text:style-name="Absatz-Standardschriftart"><text:span text:style-name="T124"> </text:span></text:span><text:span text:style-name="Absatz-Standardschriftart"><text:span text:style-name="T120">dieron</text:span></text:span><text:span text:style-name="Absatz-Standardschriftart"><text:span text:style-name="T124"> </text:span></text:span><text:span text:style-name="Absatz-Standardschriftart"><text:span text:style-name="T120">cuenta</text:span></text:span><text:span text:style-name="Absatz-Standardschriftart"><text:span text:style-name="T124"> </text:span></text:span><text:span text:style-name="Absatz-Standardschriftart"><text:span text:style-name="T120">rápidamente</text:span></text:span><text:span text:style-name="Absatz-Standardschriftart"><text:span text:style-name="T124"> </text:span></text:span><text:span text:style-name="Absatz-Standardschriftart"><text:span text:style-name="T120">de</text:span></text:span><text:span text:style-name="Absatz-Standardschriftart"><text:span text:style-name="T124"> </text:span></text:span><text:span text:style-name="Absatz-Standardschriftart"><text:span text:style-name="T120">que</text:span></text:span><text:span text:style-name="Absatz-Standardschriftart"><text:span text:style-name="T124"> </text:span></text:span><text:span text:style-name="Absatz-Standardschriftart"><text:span text:style-name="T120">el</text:span></text:span><text:span text:style-name="Absatz-Standardschriftart"><text:span text:style-name="T124"> </text:span></text:span><text:span text:style-name="Absatz-Standardschriftart"><text:span text:style-name="T120">problema</text:span></text:span><text:span text:style-name="Absatz-Standardschriftart"><text:span text:style-name="T124"> </text:span></text:span><text:span text:style-name="Absatz-Standardschriftart"><text:span text:style-name="T120">sería</text:span></text:span><text:span text:style-name="Absatz-Standardschriftart"><text:span text:style-name="T124"> </text:span></text:span><text:span text:style-name="Absatz-Standardschriftart"><text:span text:style-name="T120">el</text:span></text:span><text:span text:style-name="Absatz-Standardschriftart"><text:span text:style-name="T124"> </text:span></text:span><text:span text:style-name="Absatz-Standardschriftart"><text:span text:style-name="T120">oxígeno.</text:span></text:span><text:span text:style-name="Absatz-Standardschriftart"><text:span text:style-name="T124"> </text:span></text:span><text:span text:style-name="Absatz-Standardschriftart"><text:span text:style-name="T120">Si</text:span></text:span><text:span text:style-name="Absatz-Standardschriftart"><text:span text:style-name="T124"> </text:span></text:span><text:span text:style-name="Absatz-Standardschriftart"><text:span text:style-name="T120">hacían</text:span></text:span><text:span text:style-name="Absatz-Standardschriftart"><text:span text:style-name="T124"> </text:span></text:span><text:span text:style-name="Absatz-Standardschriftart"><text:span text:style-name="T120">todo</text:span></text:span><text:span text:style-name="Absatz-Standardschriftart"><text:span text:style-name="T125"> </text:span></text:span><text:span text:style-name="Absatz-Standardschriftart"><text:span text:style-name="T120">bien</text:span></text:span><text:span text:style-name="Absatz-Standardschriftart"><text:span text:style-name="T125"> </text:span></text:span><text:span text:style-name="Absatz-Standardschriftart"><text:span text:style-name="T120">les</text:span></text:span><text:span text:style-name="Absatz-Standardschriftart"><text:span text:style-name="T126"> </text:span></text:span><text:span text:style-name="Absatz-Standardschriftart"><text:span text:style-name="T120">quedaban unas tres horas de aire, cuando mucho tres horas </text:span></text:span><text:span text:style-name="Absatz-Standardschriftart"><text:span text:style-name="T128">y</text:span></text:span><text:span text:style-name="Absatz-Standardschriftart"><text:span text:style-name="T120"> media.</text:span></text:span></text:p>
      <text:p text:style-name="P23"><text:span text:style-name="Absatz-Standardschriftart"><text:span text:style-name="T120">Mucha gente de afuera sabría que ellos estaban allí atrapados, pero un derrumbe como este</text:span></text:span><text:span text:style-name="Absatz-Standardschriftart"><text:span text:style-name="T123"> </text:span></text:span><text:span text:style-name="Absatz-Standardschriftart"><text:span text:style-name="T120">significaría agujerear la mina para llegar </text:span></text:span><text:span text:style-name="Absatz-Standardschriftart"><text:span text:style-name="T128">a</text:span></text:span><text:span text:style-name="Absatz-Standardschriftart"><text:span text:style-name="T120"> buscarlos. ¿Podrían hacerlo antes de que se terminara</text:span></text:span><text:span text:style-name="Absatz-Standardschriftart"><text:span text:style-name="T125"> </text:span></text:span><text:span text:style-name="Absatz-Standardschriftart"><text:span text:style-name="T120">el aire?</text:span></text:span></text:p>
      <text:p text:style-name="P23"><text:span text:style-name="Absatz-Standardschriftart"><text:span text:style-name="T120">Los expertos mineros decidieron que debían ahorrar todo el oxígeno que pudieran.</text:span></text:span><text:span text:style-name="Absatz-Standardschriftart"><text:span text:style-name="T122"> </text:span></text:span><text:span text:style-name="Absatz-Standardschriftart"><text:span text:style-name="T120">Acordaron</text:span></text:span><text:span text:style-name="Absatz-Standardschriftart"><text:span text:style-name="T129"> </text:span></text:span><text:span text:style-name="Absatz-Standardschriftart"><text:span text:style-name="T120">hacer el menor desgaste físico posible, apagaron las lámparas que llevaban </text:span></text:span><text:span text:style-name="Absatz-Standardschriftart"><text:span text:style-name="T128">y</text:span></text:span><text:span text:style-name="Absatz-Standardschriftart"><text:span text:style-name="T120"> se tendieron todos</text:span></text:span><text:span text:style-name="Absatz-Standardschriftart"><text:span text:style-name="T125"> </text:span></text:span><text:span text:style-name="Absatz-Standardschriftart"><text:span text:style-name="T120">en el suelo. Enmudecidos por la situación </text:span></text:span><text:span text:style-name="Absatz-Standardschriftart"><text:span text:style-name="T128">e</text:span></text:span><text:span text:style-name="Absatz-Standardschriftart"><text:span text:style-name="T120"> inmóviles en la oscuridad era difícil calcular el paso</text:span></text:span><text:span text:style-name="Absatz-Standardschriftart"><text:span text:style-name="T126"> </text:span></text:span><text:span text:style-name="Absatz-Standardschriftart"><text:span text:style-name="T120">del tiempo. Incidentalmente solo uno de ellos tenía reloj. Hacia él iban todas las preguntas:</text:span></text:span></text:p>
      <text:p text:style-name="P23"><text:span text:style-name="Absatz-Standardschriftart"><text:span text:style-name="T120">¿Cuánto tiempo pasó? ¿Cuánto falta? ¿Y</text:span></text:span><text:span text:style-name="Absatz-Standardschriftart"><text:span text:style-name="T130"> </text:span></text:span><text:span text:style-name="Absatz-Standardschriftart"><text:span text:style-name="T120">ahora?</text:span></text:span><text:span text:style-name="Absatz-Standardschriftart"><text:span text:style-name="T131"> </text:span></text:span><text:span text:style-name="Absatz-Standardschriftart"><text:span text:style-name="T120">El tiempo se estiraba, cada par de minutos</text:span></text:span><text:span text:style-name="Absatz-Standardschriftart"><text:span text:style-name="T123"> </text:span></text:span><text:span text:style-name="Absatz-Standardschriftart"><text:span text:style-name="T120">parecía una hora </text:span></text:span><text:span text:style-name="Absatz-Standardschriftart"><text:span text:style-name="T128">y</text:span></text:span><text:span text:style-name="Absatz-Standardschriftart"><text:span text:style-name="T120"> la desesperación ante cada respuesta agravaba aún más la tensión.</text:span></text:span></text:p>
      <text:p text:style-name="P23"><text:span text:style-name="Absatz-Standardschriftart"><text:span text:style-name="T120">El</text:span></text:span><text:span text:style-name="Absatz-Standardschriftart"><text:span text:style-name="T125"> </text:span></text:span><text:span text:style-name="Absatz-Standardschriftart"><text:span text:style-name="T120">jefe</text:span></text:span><text:span text:style-name="Absatz-Standardschriftart"><text:span text:style-name="T125"> </text:span></text:span><text:span text:style-name="Absatz-Standardschriftart"><text:span text:style-name="T120">de</text:span></text:span><text:span text:style-name="Absatz-Standardschriftart"><text:span text:style-name="T125"> </text:span></text:span><text:span text:style-name="Absatz-Standardschriftart"><text:span text:style-name="T120">los</text:span></text:span><text:span text:style-name="Absatz-Standardschriftart"><text:span text:style-name="T125"> </text:span></text:span><text:span text:style-name="Absatz-Standardschriftart"><text:span text:style-name="T120">mineros</text:span></text:span><text:span text:style-name="Absatz-Standardschriftart"><text:span text:style-name="T125"> </text:span></text:span><text:span text:style-name="Absatz-Standardschriftart"><text:span text:style-name="T120">se</text:span></text:span><text:span text:style-name="Absatz-Standardschriftart"><text:span text:style-name="T125"> </text:span></text:span><text:span text:style-name="Absatz-Standardschriftart"><text:span text:style-name="T120">dio</text:span></text:span><text:span text:style-name="Absatz-Standardschriftart"><text:span text:style-name="T125"> </text:span></text:span><text:span text:style-name="Absatz-Standardschriftart"><text:span text:style-name="T120">cuenta</text:span></text:span><text:span text:style-name="Absatz-Standardschriftart"><text:span text:style-name="T125"> </text:span></text:span><text:span text:style-name="Absatz-Standardschriftart"><text:span text:style-name="T120">de</text:span></text:span><text:span text:style-name="Absatz-Standardschriftart"><text:span text:style-name="T125"> </text:span></text:span><text:span text:style-name="Absatz-Standardschriftart"><text:span text:style-name="T120">que</text:span></text:span><text:span text:style-name="Absatz-Standardschriftart"><text:span text:style-name="T125"> </text:span></text:span><text:span text:style-name="Absatz-Standardschriftart"><text:span text:style-name="T120">si</text:span></text:span><text:span text:style-name="Absatz-Standardschriftart"><text:span text:style-name="T125"> </text:span></text:span><text:span text:style-name="Absatz-Standardschriftart"><text:span text:style-name="T120">seguían</text:span></text:span><text:span text:style-name="Absatz-Standardschriftart"><text:span text:style-name="T125"> </text:span></text:span><text:span text:style-name="Absatz-Standardschriftart"><text:span text:style-name="T120">así</text:span></text:span><text:span text:style-name="Absatz-Standardschriftart"><text:span text:style-name="T125"> </text:span></text:span><text:span text:style-name="Absatz-Standardschriftart"><text:span text:style-name="T120">la</text:span></text:span><text:span text:style-name="Absatz-Standardschriftart"><text:span text:style-name="T125"> </text:span></text:span><text:span text:style-name="Absatz-Standardschriftart"><text:span text:style-name="T120">ansiedad</text:span></text:span><text:span text:style-name="Absatz-Standardschriftart"><text:span text:style-name="T125"> </text:span></text:span><text:span text:style-name="Absatz-Standardschriftart"><text:span text:style-name="T120">los</text:span></text:span><text:span text:style-name="Absatz-Standardschriftart"><text:span text:style-name="T125"> </text:span></text:span><text:span text:style-name="Absatz-Standardschriftart"><text:span text:style-name="T120">haría</text:span></text:span><text:span text:style-name="Absatz-Standardschriftart"><text:span text:style-name="T125"> </text:span></text:span><text:span text:style-name="Absatz-Standardschriftart"><text:span text:style-name="T120">respirar</text:span></text:span><text:span text:style-name="Absatz-Standardschriftart"><text:span text:style-name="T125"> </text:span></text:span><text:span text:style-name="Absatz-Standardschriftart"><text:span text:style-name="T120">más</text:span></text:span><text:span text:style-name="Absatz-Standardschriftart"><text:span text:style-name="T132"> </text:span></text:span><text:span text:style-name="Absatz-Standardschriftart"><text:span text:style-name="T120">rápidamente</text:span></text:span><text:span text:style-name="Absatz-Standardschriftart"><text:span text:style-name="T124"> </text:span></text:span><text:span text:style-name="Absatz-Standardschriftart"><text:span text:style-name="T128">y</text:span></text:span><text:span text:style-name="Absatz-Standardschriftart"><text:span text:style-name="T124"> </text:span></text:span><text:span text:style-name="Absatz-Standardschriftart"><text:span text:style-name="T120">esto</text:span></text:span><text:span text:style-name="Absatz-Standardschriftart"><text:span text:style-name="T124"> </text:span></text:span><text:span text:style-name="Absatz-Standardschriftart"><text:span text:style-name="T120">los</text:span></text:span><text:span text:style-name="Absatz-Standardschriftart"><text:span text:style-name="T124"> </text:span></text:span><text:span text:style-name="Absatz-Standardschriftart"><text:span text:style-name="T120">podía</text:span></text:span><text:span text:style-name="Absatz-Standardschriftart"><text:span text:style-name="T124"> </text:span></text:span><text:span text:style-name="Absatz-Standardschriftart"><text:span text:style-name="T133">matar.</text:span></text:span><text:span text:style-name="Absatz-Standardschriftart"><text:span text:style-name="T124"> </text:span></text:span><text:span text:style-name="Absatz-Standardschriftart"><text:span text:style-name="T120">Así</text:span></text:span><text:span text:style-name="Absatz-Standardschriftart"><text:span text:style-name="T124"> </text:span></text:span><text:span text:style-name="Absatz-Standardschriftart"><text:span text:style-name="T120">que</text:span></text:span><text:span text:style-name="Absatz-Standardschriftart"><text:span text:style-name="T124"> </text:span></text:span><text:span text:style-name="Absatz-Standardschriftart"><text:span text:style-name="T120">ordenó</text:span></text:span><text:span text:style-name="Absatz-Standardschriftart"><text:span text:style-name="T124"> </text:span></text:span><text:span text:style-name="Absatz-Standardschriftart"><text:span text:style-name="T120">al</text:span></text:span><text:span text:style-name="Absatz-Standardschriftart"><text:span text:style-name="T124"> </text:span></text:span><text:span text:style-name="Absatz-Standardschriftart"><text:span text:style-name="T120">que</text:span></text:span><text:span text:style-name="Absatz-Standardschriftart"><text:span text:style-name="T124"> </text:span></text:span><text:span text:style-name="Absatz-Standardschriftart"><text:span text:style-name="T120">tenía</text:span></text:span><text:span text:style-name="Absatz-Standardschriftart"><text:span text:style-name="T124"> </text:span></text:span><text:span text:style-name="Absatz-Standardschriftart"><text:span text:style-name="T120">el</text:span></text:span><text:span text:style-name="Absatz-Standardschriftart"><text:span text:style-name="T124"> </text:span></text:span><text:span text:style-name="Absatz-Standardschriftart"><text:span text:style-name="T120">reloj</text:span></text:span><text:span text:style-name="Absatz-Standardschriftart"><text:span text:style-name="T124"> </text:span></text:span><text:span text:style-name="Absatz-Standardschriftart"><text:span text:style-name="T120">que</text:span></text:span><text:span text:style-name="Absatz-Standardschriftart"><text:span text:style-name="T124"> </text:span></text:span><text:span text:style-name="Absatz-Standardschriftart"><text:span text:style-name="T120">solamente</text:span></text:span><text:span text:style-name="Absatz-Standardschriftart"><text:span text:style-name="T125"> </text:span></text:span><text:span text:style-name="Absatz-Standardschriftart"><text:span text:style-name="T120">él</text:span></text:span><text:span text:style-name="Absatz-Standardschriftart"><text:span text:style-name="T126"> </text:span></text:span><text:span text:style-name="Absatz-Standardschriftart"><text:span text:style-name="T120">controlara</text:span></text:span><text:span text:style-name="Absatz-Standardschriftart"><text:span text:style-name="T125"> </text:span></text:span><text:span text:style-name="Absatz-Standardschriftart"><text:span text:style-name="T120">el</text:span></text:span><text:span text:style-name="Absatz-Standardschriftart"><text:span text:style-name="T125"> </text:span></text:span><text:span text:style-name="Absatz-Standardschriftart"><text:span text:style-name="T120">paso</text:span></text:span><text:span text:style-name="Absatz-Standardschriftart"><text:span text:style-name="T127"> </text:span></text:span><text:span text:style-name="Absatz-Standardschriftart"><text:span text:style-name="T120">del</text:span></text:span><text:span text:style-name="Absatz-Standardschriftart"><text:span text:style-name="T127"> </text:span></text:span><text:span text:style-name="Absatz-Standardschriftart"><text:span text:style-name="T120">tiempo.</text:span></text:span><text:span text:style-name="Absatz-Standardschriftart"><text:span text:style-name="T127"> </text:span></text:span><text:span text:style-name="Absatz-Standardschriftart"><text:span text:style-name="T120">Nadie</text:span></text:span><text:span text:style-name="Absatz-Standardschriftart"><text:span text:style-name="T127"> </text:span></text:span><text:span text:style-name="Absatz-Standardschriftart"><text:span text:style-name="T120">haría</text:span></text:span><text:span text:style-name="Absatz-Standardschriftart"><text:span text:style-name="T127"> </text:span></text:span><text:span text:style-name="Absatz-Standardschriftart"><text:span text:style-name="T120">más</text:span></text:span><text:span text:style-name="Absatz-Standardschriftart"><text:span text:style-name="T127"> </text:span></text:span><text:span text:style-name="Absatz-Standardschriftart"><text:span text:style-name="T120">preguntas,</text:span></text:span><text:span text:style-name="Absatz-Standardschriftart"><text:span text:style-name="T127"> </text:span></text:span><text:span text:style-name="Absatz-Standardschriftart"><text:span text:style-name="T120">él</text:span></text:span><text:span text:style-name="Absatz-Standardschriftart"><text:span text:style-name="T127"> </text:span></text:span><text:span text:style-name="Absatz-Standardschriftart"><text:span text:style-name="T120">avisaría</text:span></text:span><text:span text:style-name="Absatz-Standardschriftart"><text:span text:style-name="T127"> </text:span></text:span><text:span text:style-name="Absatz-Standardschriftart"><text:span text:style-name="T128">a</text:span></text:span><text:span text:style-name="Absatz-Standardschriftart"><text:span text:style-name="T127"> </text:span></text:span><text:span text:style-name="Absatz-Standardschriftart"><text:span text:style-name="T120">todos</text:span></text:span><text:span text:style-name="Absatz-Standardschriftart"><text:span text:style-name="T127"> </text:span></text:span><text:span text:style-name="Absatz-Standardschriftart"><text:span text:style-name="T120">cada</text:span></text:span><text:span text:style-name="Absatz-Standardschriftart"><text:span text:style-name="T127"> </text:span></text:span><text:span text:style-name="Absatz-Standardschriftart"><text:span text:style-name="T120">media</text:span></text:span><text:span text:style-name="Absatz-Standardschriftart"><text:span text:style-name="T127"> </text:span></text:span><text:span text:style-name="Absatz-Standardschriftart"><text:span text:style-name="T120">hora.</text:span></text:span><text:span text:style-name="Absatz-Standardschriftart"><text:span text:style-name="T123"> </text:span></text:span><text:span text:style-name="Absatz-Standardschriftart"><text:span text:style-name="T120">Cumpliendo la orden, el del reloj controlaba su máquina.</text:span></text:span><text:span text:style-name="Absatz-Standardschriftart"><text:span text:style-name="T130"> </text:span></text:span><text:span text:style-name="Absatz-Standardschriftart"><text:span text:style-name="T128">Y</text:span></text:span><text:span text:style-name="Absatz-Standardschriftart"><text:span text:style-name="T130"> </text:span></text:span><text:span text:style-name="Absatz-Standardschriftart"><text:span text:style-name="T120">cuando la primera media hora pasó.</text:span></text:span><text:span text:style-name="Absatz-Standardschriftart"><text:span text:style-name="T123"> </text:span></text:span><text:span text:style-name="Absatz-Standardschriftart"><text:span text:style-name="T120">Él</text:span></text:span><text:span text:style-name="Absatz-Standardschriftart"><text:span text:style-name="T127"> </text:span></text:span><text:span text:style-name="Absatz-Standardschriftart"><text:span text:style-name="T120">dijo:</text:span></text:span><text:span text:style-name="Absatz-Standardschriftart"><text:span text:style-name="T127"> </text:span></text:span><text:span text:style-name="Absatz-Standardschriftart"><text:span text:style-name="T120">“ha</text:span></text:span><text:span text:style-name="Absatz-Standardschriftart"><text:span text:style-name="T127"> </text:span></text:span><text:span text:style-name="Absatz-Standardschriftart"><text:span text:style-name="T120">pasado</text:span></text:span><text:span text:style-name="Absatz-Standardschriftart"><text:span text:style-name="T127"> </text:span></text:span><text:span text:style-name="Absatz-Standardschriftart"><text:span text:style-name="T120">media</text:span></text:span><text:span text:style-name="Absatz-Standardschriftart"><text:span text:style-name="T127"> </text:span></text:span><text:span text:style-name="Absatz-Standardschriftart"><text:span text:style-name="T120">hora”.</text:span></text:span><text:span text:style-name="Absatz-Standardschriftart"><text:span text:style-name="T127"> </text:span></text:span><text:span text:style-name="Absatz-Standardschriftart"><text:span text:style-name="T120">Hubo</text:span></text:span><text:span text:style-name="Absatz-Standardschriftart"><text:span text:style-name="T127"> </text:span></text:span><text:span text:style-name="Absatz-Standardschriftart"><text:span text:style-name="T120">un</text:span></text:span><text:span text:style-name="Absatz-Standardschriftart"><text:span text:style-name="T127"> </text:span></text:span><text:span text:style-name="Absatz-Standardschriftart"><text:span text:style-name="T120">murmullo</text:span></text:span><text:span text:style-name="Absatz-Standardschriftart"><text:span text:style-name="T127"> </text:span></text:span><text:span text:style-name="Absatz-Standardschriftart"><text:span text:style-name="T120">entre</text:span></text:span><text:span text:style-name="Absatz-Standardschriftart"><text:span text:style-name="T127"> </text:span></text:span><text:span text:style-name="Absatz-Standardschriftart"><text:span text:style-name="T120">ellos </text:span></text:span><text:span text:style-name="Absatz-Standardschriftart"><text:span text:style-name="T128">y</text:span></text:span><text:span text:style-name="Absatz-Standardschriftart"><text:span text:style-name="T120"> una angustia que se sentía en</text:span></text:span><text:span text:style-name="Absatz-Standardschriftart"><text:span text:style-name="T134"> </text:span></text:span><text:span text:style-name="Absatz-Standardschriftart"><text:span text:style-name="T120">el</text:span></text:span><text:span text:style-name="Absatz-Standardschriftart"><text:span text:style-name="T127"> </text:span></text:span><text:span text:style-name="Absatz-Standardschriftart"><text:span text:style-name="T120">aire.</text:span></text:span><text:span text:style-name="Absatz-Standardschriftart"><text:span text:style-name="T127"> </text:span></text:span><text:span text:style-name="Absatz-Standardschriftart"><text:span text:style-name="T120">El</text:span></text:span><text:span text:style-name="Absatz-Standardschriftart"><text:span text:style-name="T127"> </text:span></text:span><text:span text:style-name="Absatz-Standardschriftart"><text:span text:style-name="T120">hombre</text:span></text:span><text:span text:style-name="Absatz-Standardschriftart"><text:span text:style-name="T127"> </text:span></text:span><text:span text:style-name="Absatz-Standardschriftart"><text:span text:style-name="T120">del</text:span></text:span><text:span text:style-name="Absatz-Standardschriftart"><text:span text:style-name="T127"> </text:span></text:span><text:span text:style-name="Absatz-Standardschriftart"><text:span text:style-name="T120">reloj</text:span></text:span><text:span text:style-name="Absatz-Standardschriftart"><text:span text:style-name="T127"> </text:span></text:span><text:span text:style-name="Absatz-Standardschriftart"><text:span text:style-name="T120">se</text:span></text:span><text:span text:style-name="Absatz-Standardschriftart"><text:span text:style-name="T127"> </text:span></text:span><text:span text:style-name="Absatz-Standardschriftart"><text:span text:style-name="T120">dio</text:span></text:span><text:span text:style-name="Absatz-Standardschriftart"><text:span text:style-name="T127"> </text:span></text:span><text:span text:style-name="Absatz-Standardschriftart"><text:span text:style-name="T120">cuenta</text:span></text:span><text:span text:style-name="Absatz-Standardschriftart"><text:span text:style-name="T127"> </text:span></text:span><text:span text:style-name="Absatz-Standardschriftart"><text:span text:style-name="T120">de</text:span></text:span><text:span text:style-name="Absatz-Standardschriftart"><text:span text:style-name="T127"> </text:span></text:span><text:span text:style-name="Absatz-Standardschriftart"><text:span text:style-name="T120">que</text:span></text:span><text:span text:style-name="Absatz-Standardschriftart"><text:span text:style-name="T127"> </text:span></text:span><text:span text:style-name="Absatz-Standardschriftart"><text:span text:style-name="T128">a</text:span></text:span><text:span text:style-name="Absatz-Standardschriftart"><text:span text:style-name="T127"> </text:span></text:span><text:span text:style-name="Absatz-Standardschriftart"><text:span text:style-name="T120">medida</text:span></text:span><text:span text:style-name="Absatz-Standardschriftart"><text:span text:style-name="T127"> </text:span></text:span><text:span text:style-name="Absatz-Standardschriftart"><text:span text:style-name="T120">que</text:span></text:span><text:span text:style-name="Absatz-Standardschriftart"><text:span text:style-name="T127"> </text:span></text:span><text:span text:style-name="Absatz-Standardschriftart"><text:span text:style-name="T120">pasaba</text:span></text:span><text:span text:style-name="Absatz-Standardschriftart"><text:span text:style-name="T127"> </text:span></text:span><text:span text:style-name="Absatz-Standardschriftart"><text:span text:style-name="T120">el</text:span></text:span><text:span text:style-name="Absatz-Standardschriftart"><text:span text:style-name="T127"> </text:span></text:span><text:span text:style-name="Absatz-Standardschriftart"><text:span text:style-name="T120">tiempo, iba </text:span></text:span><text:span text:style-name="Absatz-Standardschriftart"><text:span text:style-name="T128">a</text:span></text:span><text:span text:style-name="Absatz-Standardschriftart"><text:span text:style-name="T120"> ser cada</text:span></text:span><text:span text:style-name="Absatz-Standardschriftart"><text:span text:style-name="T132"> </text:span></text:span><text:span text:style-name="Absatz-Standardschriftart"><text:span text:style-name="T120">vez</text:span></text:span><text:span text:style-name="Absatz-Standardschriftart"><text:span text:style-name="T127"> </text:span></text:span><text:span text:style-name="Absatz-Standardschriftart"><text:span text:style-name="T120">más</text:span></text:span><text:span text:style-name="Absatz-Standardschriftart"><text:span text:style-name="T127"> </text:span></text:span><text:span text:style-name="Absatz-Standardschriftart"><text:span text:style-name="T120">terrible</text:span></text:span><text:span text:style-name="Absatz-Standardschriftart"><text:span text:style-name="T127"> </text:span></text:span><text:span text:style-name="Absatz-Standardschriftart"><text:span text:style-name="T120">comunicarles</text:span></text:span><text:span text:style-name="Absatz-Standardschriftart"><text:span text:style-name="T127"> </text:span></text:span><text:span text:style-name="Absatz-Standardschriftart"><text:span text:style-name="T120">que el minuto final se acercaba. Sin consultar </text:span></text:span><text:span text:style-name="Absatz-Standardschriftart"><text:span text:style-name="T128">a</text:span></text:span><text:span text:style-name="Absatz-Standardschriftart"><text:span text:style-name="T120"> nadie decidió que</text:span></text:span><text:span text:style-name="Absatz-Standardschriftart"><text:span text:style-name="T123"> </text:span></text:span><text:span text:style-name="Absatz-Standardschriftart"><text:span text:style-name="T120">ellos</text:span></text:span><text:span text:style-name="Absatz-Standardschriftart"><text:span text:style-name="T124"> </text:span></text:span><text:span text:style-name="Absatz-Standardschriftart"><text:span text:style-name="T120">no</text:span></text:span><text:span text:style-name="Absatz-Standardschriftart"><text:span text:style-name="T124"> </text:span></text:span><text:span text:style-name="Absatz-Standardschriftart"><text:span text:style-name="T120">merecían</text:span></text:span><text:span text:style-name="Absatz-Standardschriftart"><text:span text:style-name="T124"> </text:span></text:span><text:span text:style-name="Absatz-Standardschriftart"><text:span text:style-name="T120">morirse</text:span></text:span><text:span text:style-name="Absatz-Standardschriftart"><text:span text:style-name="T124"> </text:span></text:span><text:span text:style-name="Absatz-Standardschriftart"><text:span text:style-name="T120">sufriendo.</text:span></text:span><text:span text:style-name="Absatz-Standardschriftart"><text:span text:style-name="T124"> </text:span></text:span><text:span text:style-name="Absatz-Standardschriftart"><text:span text:style-name="T120">Así</text:span></text:span><text:span text:style-name="Absatz-Standardschriftart"><text:span text:style-name="T125"> </text:span></text:span><text:span text:style-name="Absatz-Standardschriftart"><text:span text:style-name="T120">que</text:span></text:span><text:span text:style-name="Absatz-Standardschriftart"><text:span text:style-name="T125"> </text:span></text:span><text:span text:style-name="Absatz-Standardschriftart"><text:span text:style-name="T120">la</text:span></text:span><text:span text:style-name="Absatz-Standardschriftart"><text:span text:style-name="T125"> </text:span></text:span><text:span text:style-name="Absatz-Standardschriftart"><text:span text:style-name="T120">próxima</text:span></text:span><text:span text:style-name="Absatz-Standardschriftart"><text:span text:style-name="T125"> </text:span></text:span><text:span text:style-name="Absatz-Standardschriftart"><text:span text:style-name="T120">vez</text:span></text:span><text:span text:style-name="Absatz-Standardschriftart"><text:span text:style-name="T125"> </text:span></text:span><text:span text:style-name="Absatz-Standardschriftart"><text:span text:style-name="T120">que</text:span></text:span><text:span text:style-name="Absatz-Standardschriftart"><text:span text:style-name="T125"> </text:span></text:span><text:span text:style-name="Absatz-Standardschriftart"><text:span text:style-name="T120">le</text:span></text:span><text:span text:style-name="Absatz-Standardschriftart"><text:span text:style-name="T125"> </text:span></text:span><text:span text:style-name="Absatz-Standardschriftart"><text:span text:style-name="T120">informo</text:span></text:span><text:span text:style-name="Absatz-Standardschriftart"><text:span text:style-name="T125"> </text:span></text:span><text:span text:style-name="Absatz-Standardschriftart"><text:span text:style-name="T120">la</text:span></text:span><text:span text:style-name="Absatz-Standardschriftart"><text:span text:style-name="T125"> </text:span></text:span><text:span text:style-name="Absatz-Standardschriftart"><text:span text:style-name="T120">media</text:span></text:span><text:span text:style-name="Absatz-Standardschriftart"><text:span text:style-name="T125"> </text:span></text:span><text:span text:style-name="Absatz-Standardschriftart"><text:span text:style-name="T120">hora,</text:span></text:span><text:span text:style-name="Absatz-Standardschriftart"><text:span text:style-name="T126"> </text:span></text:span><text:span text:style-name="Absatz-Standardschriftart"><text:span text:style-name="T120">habían</text:span></text:span><text:span text:style-name="Absatz-Standardschriftart"><text:span text:style-name="T125"> </text:span></text:span><text:span text:style-name="Absatz-Standardschriftart"><text:span text:style-name="T120">pasado</text:span></text:span><text:span text:style-name="Absatz-Standardschriftart"><text:span text:style-name="T125"> </text:span></text:span><text:span text:style-name="Absatz-Standardschriftart"><text:span text:style-name="T120">en</text:span></text:span><text:span text:style-name="Absatz-Standardschriftart"><text:span text:style-name="T125"> </text:span></text:span><text:span text:style-name="Absatz-Standardschriftart"><text:span text:style-name="T120">realidad</text:span></text:span><text:span text:style-name="Absatz-Standardschriftart"><text:span text:style-name="T125"> </text:span></text:span><text:span text:style-name="Absatz-Standardschriftart"><text:span text:style-name="T120">45</text:span></text:span><text:span text:style-name="Absatz-Standardschriftart"><text:span text:style-name="T125"> </text:span></text:span><text:span text:style-name="Absatz-Standardschriftart"><text:span text:style-name="T120">minutos.</text:span></text:span><text:span text:style-name="Absatz-Standardschriftart"><text:span text:style-name="T125"> </text:span></text:span><text:span text:style-name="Absatz-Standardschriftart"><text:span text:style-name="T120">No</text:span></text:span><text:span text:style-name="Absatz-Standardschriftart"><text:span text:style-name="T125"> </text:span></text:span><text:span text:style-name="Absatz-Standardschriftart"><text:span text:style-name="T120">había</text:span></text:span><text:span text:style-name="Absatz-Standardschriftart"><text:span text:style-name="T125"> </text:span></text:span><text:span text:style-name="Absatz-Standardschriftart"><text:span text:style-name="T120">manera</text:span></text:span><text:span text:style-name="Absatz-Standardschriftart"><text:span text:style-name="T125"> </text:span></text:span><text:span text:style-name="Absatz-Standardschriftart"><text:span text:style-name="T120">de</text:span></text:span><text:span text:style-name="Absatz-Standardschriftart"><text:span text:style-name="T125"> </text:span></text:span><text:span text:style-name="Absatz-Standardschriftart"><text:span text:style-name="T120">notar</text:span></text:span><text:span text:style-name="Absatz-Standardschriftart"><text:span text:style-name="T125"> </text:span></text:span><text:span text:style-name="Absatz-Standardschriftart"><text:span text:style-name="T120">la</text:span></text:span><text:span text:style-name="Absatz-Standardschriftart"><text:span text:style-name="T125"> </text:span></text:span><text:span text:style-name="Absatz-Standardschriftart"><text:span text:style-name="T120">diferencia</text:span></text:span><text:span text:style-name="Absatz-Standardschriftart"><text:span text:style-name="T125"> </text:span></text:span><text:span text:style-name="Absatz-Standardschriftart"><text:span text:style-name="T120">así</text:span></text:span><text:span text:style-name="Absatz-Standardschriftart"><text:span text:style-name="T125"> </text:span></text:span><text:span text:style-name="Absatz-Standardschriftart"><text:span text:style-name="T120">que</text:span></text:span><text:span text:style-name="Absatz-Standardschriftart"><text:span text:style-name="T125"> </text:span></text:span><text:span text:style-name="Absatz-Standardschriftart"><text:span text:style-name="T120">nadie</text:span></text:span><text:span text:style-name="Absatz-Standardschriftart"><text:span text:style-name="T126"> </text:span></text:span><text:span text:style-name="Absatz-Standardschriftart"><text:span text:style-name="T120">siquiera</text:span></text:span><text:span text:style-name="Absatz-Standardschriftart"><text:span text:style-name="T127"> </text:span></text:span><text:span text:style-name="Absatz-Standardschriftart"><text:span text:style-name="T120">desconfió.</text:span></text:span><text:span text:style-name="Absatz-Standardschriftart"><text:span text:style-name="T127"> </text:span></text:span><text:span text:style-name="Absatz-Standardschriftart"><text:span text:style-name="T120">Apoyado</text:span></text:span><text:span text:style-name="Absatz-Standardschriftart"><text:span text:style-name="T127"> </text:span></text:span><text:span text:style-name="Absatz-Standardschriftart"><text:span text:style-name="T120">en</text:span></text:span><text:span text:style-name="Absatz-Standardschriftart"><text:span text:style-name="T127"> </text:span></text:span><text:span text:style-name="Absatz-Standardschriftart"><text:span text:style-name="T120">el</text:span></text:span><text:span text:style-name="Absatz-Standardschriftart"><text:span text:style-name="T127"> </text:span></text:span><text:span text:style-name="Absatz-Standardschriftart"><text:span text:style-name="T120">éxito</text:span></text:span><text:span text:style-name="Absatz-Standardschriftart"><text:span text:style-name="T127"> </text:span></text:span><text:span text:style-name="Absatz-Standardschriftart"><text:span text:style-name="T120">del</text:span></text:span><text:span text:style-name="Absatz-Standardschriftart"><text:span text:style-name="T127"> </text:span></text:span><text:span text:style-name="Absatz-Standardschriftart"><text:span text:style-name="T120">engaño</text:span></text:span><text:span text:style-name="Absatz-Standardschriftart"><text:span text:style-name="T127"> </text:span></text:span><text:span text:style-name="Absatz-Standardschriftart"><text:span text:style-name="T120">la</text:span></text:span><text:span text:style-name="Absatz-Standardschriftart"><text:span text:style-name="T127"> </text:span></text:span><text:span text:style-name="Absatz-Standardschriftart"><text:span text:style-name="T120">tercera</text:span></text:span><text:span text:style-name="Absatz-Standardschriftart"><text:span text:style-name="T127"> </text:span></text:span><text:span text:style-name="Absatz-Standardschriftart"><text:span text:style-name="T120">información</text:span></text:span><text:span text:style-name="Absatz-Standardschriftart"><text:span text:style-name="T127"> </text:span></text:span><text:span text:style-name="Absatz-Standardschriftart"><text:span text:style-name="T120">la</text:span></text:span><text:span text:style-name="Absatz-Standardschriftart"><text:span text:style-name="T127"> </text:span></text:span><text:span text:style-name="Absatz-Standardschriftart"><text:span text:style-name="T120">dio</text:span></text:span><text:span text:style-name="Absatz-Standardschriftart"><text:span text:style-name="T127"> </text:span></text:span><text:span text:style-name="Absatz-Standardschriftart"><text:span text:style-name="T120">casi</text:span></text:span><text:span text:style-name="Absatz-Standardschriftart"><text:span text:style-name="T127"> </text:span></text:span><text:span text:style-name="Absatz-Standardschriftart"><text:span text:style-name="T120">una</text:span></text:span><text:span text:style-name="Absatz-Standardschriftart"><text:span text:style-name="T127"> </text:span></text:span><text:span text:style-name="Absatz-Standardschriftart"><text:span text:style-name="T120">hora</text:span></text:span><text:span text:style-name="Absatz-Standardschriftart"><text:span text:style-name="T126"> </text:span></text:span><text:span text:style-name="Absatz-Standardschriftart"><text:span text:style-name="T120">después.</text:span></text:span></text:p>
      <text:p text:style-name="P6"><text:span text:style-name="Absatz-Standardschriftart"><text:span text:style-name="T120">“paso</text:span></text:span><text:span text:style-name="Absatz-Standardschriftart"><text:span text:style-name="T127"> </text:span></text:span><text:span text:style-name="Absatz-Standardschriftart"><text:span text:style-name="T120">otra</text:span></text:span><text:span text:style-name="Absatz-Standardschriftart"><text:span text:style-name="T127"> </text:span></text:span><text:span text:style-name="Absatz-Standardschriftart"><text:span text:style-name="T120">media</text:span></text:span><text:span text:style-name="Absatz-Standardschriftart"><text:span text:style-name="T127"> </text:span></text:span><text:span text:style-name="Absatz-Standardschriftart"><text:span text:style-name="T120">hora”</text:span></text:span><text:span text:style-name="Absatz-Standardschriftart"><text:span text:style-name="T127"> </text:span></text:span><text:span text:style-name="Absatz-Standardschriftart"><text:span text:style-name="T128">y</text:span></text:span><text:span text:style-name="Absatz-Standardschriftart"><text:span text:style-name="T127"> </text:span></text:span><text:span text:style-name="Absatz-Standardschriftart"><text:span text:style-name="T120">los</text:span></text:span><text:span text:style-name="Absatz-Standardschriftart"><text:span text:style-name="T127"> </text:span></text:span><text:span text:style-name="Absatz-Standardschriftart"><text:span text:style-name="T120">cinco</text:span></text:span><text:span text:style-name="Absatz-Standardschriftart"><text:span text:style-name="T127"> </text:span></text:span><text:span text:style-name="Absatz-Standardschriftart"><text:span text:style-name="T120">creyeron</text:span></text:span><text:span text:style-name="Absatz-Standardschriftart"><text:span text:style-name="T127"> </text:span></text:span><text:span text:style-name="Absatz-Standardschriftart"><text:span text:style-name="T120">que</text:span></text:span><text:span text:style-name="Absatz-Standardschriftart"><text:span text:style-name="T127"> </text:span></text:span><text:span text:style-name="Absatz-Standardschriftart"><text:span text:style-name="T120">habían</text:span></text:span><text:span text:style-name="Absatz-Standardschriftart"><text:span text:style-name="T127"> </text:span></text:span><text:span text:style-name="Absatz-Standardschriftart"><text:span text:style-name="T120">pasado encerrados, en total, una hora </text:span></text:span><text:span text:style-name="Absatz-Standardschriftart"><text:span text:style-name="T128">y</text:span></text:span><text:span text:style-name="Absatz-Standardschriftart"><text:span text:style-name="T123"> </text:span></text:span><text:span text:style-name="Absatz-Standardschriftart"><text:span text:style-name="T120">media</text:span></text:span><text:span text:style-name="Absatz-Standardschriftart"><text:span text:style-name="T127"> </text:span></text:span><text:span text:style-name="Absatz-Standardschriftart"><text:span text:style-name="T128">y</text:span></text:span><text:span text:style-name="Absatz-Standardschriftart"><text:span text:style-name="T127"> </text:span></text:span><text:span text:style-name="Absatz-Standardschriftart"><text:span text:style-name="T120">todos</text:span></text:span><text:span text:style-name="Absatz-Standardschriftart"><text:span text:style-name="T127"> </text:span></text:span><text:span text:style-name="Absatz-Standardschriftart"><text:span text:style-name="T120">pensaron</text:span></text:span><text:span text:style-name="Absatz-Standardschriftart"><text:span text:style-name="T127"> </text:span></text:span><text:span text:style-name="Absatz-Standardschriftart"><text:span text:style-name="T120">en</text:span></text:span><text:span text:style-name="Absatz-Standardschriftart"><text:span text:style-name="T127"> </text:span></text:span><text:span text:style-name="Absatz-Standardschriftart"><text:span text:style-name="T120">cuan</text:span></text:span><text:span text:style-name="Absatz-Standardschriftart"><text:span text:style-name="T127"> </text:span></text:span><text:span text:style-name="Absatz-Standardschriftart"><text:span text:style-name="T121">largos</text:span></text:span><text:span text:style-name="Absatz-Standardschriftart"><text:span text:style-name="T127"> </text:span></text:span><text:span text:style-name="Absatz-Standardschriftart"><text:span text:style-name="T120">se</text:span></text:span><text:span text:style-name="Absatz-Standardschriftart"><text:span text:style-name="T127"> </text:span></text:span><text:span text:style-name="Absatz-Standardschriftart"><text:span text:style-name="T120">le</text:span></text:span><text:span text:style-name="Absatz-Standardschriftart"><text:span text:style-name="T127"> </text:span></text:span><text:span text:style-name="Absatz-Standardschriftart"><text:span text:style-name="T120">hacia el tiempo. Así siguió el del reloj, </text:span></text:span><text:span text:style-name="Absatz-Standardschriftart"><text:span text:style-name="T128">a</text:span></text:span><text:span text:style-name="Absatz-Standardschriftart"><text:span text:style-name="T120"> cada hora</text:span></text:span><text:span text:style-name="Absatz-Standardschriftart"><text:span text:style-name="T135"> </text:span></text:span><text:span text:style-name="Absatz-Standardschriftart"><text:span text:style-name="T120">completa les informaba que había pasado media hora.</text:span></text:span></text:p>
      <text:p text:style-name="P16"><text:span text:style-name="Absatz-Standardschriftart"><text:span text:style-name="T120">…La</text:span></text:span><text:span text:style-name="Absatz-Standardschriftart"><text:span text:style-name="T127"> </text:span></text:span><text:span text:style-name="Absatz-Standardschriftart"><text:span text:style-name="T120">cuadrilla</text:span></text:span><text:span text:style-name="Absatz-Standardschriftart"><text:span text:style-name="T127"> </text:span></text:span><text:span text:style-name="Absatz-Standardschriftart"><text:span text:style-name="T120">apuraba</text:span></text:span><text:span text:style-name="Absatz-Standardschriftart"><text:span text:style-name="T127"> </text:span></text:span><text:span text:style-name="Absatz-Standardschriftart"><text:span text:style-name="T120">la</text:span></text:span><text:span text:style-name="Absatz-Standardschriftart"><text:span text:style-name="T127"> </text:span></text:span><text:span text:style-name="Absatz-Standardschriftart"><text:span text:style-name="T120">tarea</text:span></text:span><text:span text:style-name="Absatz-Standardschriftart"><text:span text:style-name="T127"> </text:span></text:span><text:span text:style-name="Absatz-Standardschriftart"><text:span text:style-name="T120">de</text:span></text:span><text:span text:style-name="Absatz-Standardschriftart"><text:span text:style-name="T127"> </text:span></text:span><text:span text:style-name="Absatz-Standardschriftart"><text:span text:style-name="T120">rescate,</text:span></text:span><text:span text:style-name="Absatz-Standardschriftart"><text:span text:style-name="T127"> </text:span></text:span><text:span text:style-name="Absatz-Standardschriftart"><text:span text:style-name="T120">sabían</text:span></text:span><text:span text:style-name="Absatz-Standardschriftart"><text:span text:style-name="T127"> </text:span></text:span><text:span text:style-name="Absatz-Standardschriftart"><text:span text:style-name="T120">en</text:span></text:span><text:span text:style-name="Absatz-Standardschriftart"><text:span text:style-name="T127"> </text:span></text:span><text:span text:style-name="Absatz-Standardschriftart"><text:span text:style-name="T120">que</text:span></text:span><text:span text:style-name="Absatz-Standardschriftart"><text:span text:style-name="T127"> </text:span></text:span><text:span text:style-name="Absatz-Standardschriftart"><text:span text:style-name="T120">cámara</text:span></text:span><text:span text:style-name="Absatz-Standardschriftart"><text:span text:style-name="T127"> </text:span></text:span><text:span text:style-name="Absatz-Standardschriftart"><text:span text:style-name="T120">estaban</text:span></text:span><text:span text:style-name="Absatz-Standardschriftart"><text:span text:style-name="T127"> </text:span></text:span><text:span text:style-name="Absatz-Standardschriftart"><text:span text:style-name="T120">atrapados, </text:span></text:span><text:span text:style-name="Absatz-Standardschriftart"><text:span text:style-name="T128">y</text:span></text:span><text:span text:style-name="Absatz-Standardschriftart"><text:span text:style-name="T120"> que sería</text:span></text:span><text:span text:style-name="Absatz-Standardschriftart"><text:span text:style-name="T123"> </text:span></text:span><text:span text:style-name="Absatz-Standardschriftart"><text:span text:style-name="T120">difícil</text:span></text:span><text:span text:style-name="Absatz-Standardschriftart"><text:span text:style-name="T127"> </text:span></text:span><text:span text:style-name="Absatz-Standardschriftart"><text:span text:style-name="T120">poder</text:span></text:span><text:span text:style-name="Absatz-Standardschriftart"><text:span text:style-name="T127"> </text:span></text:span><text:span text:style-name="Absatz-Standardschriftart"><text:span text:style-name="T120">llegar</text:span></text:span><text:span text:style-name="Absatz-Standardschriftart"><text:span text:style-name="T127"> </text:span></text:span><text:span text:style-name="Absatz-Standardschriftart"><text:span text:style-name="T120">antes</text:span></text:span><text:span text:style-name="Absatz-Standardschriftart"><text:span text:style-name="T127"> </text:span></text:span><text:span text:style-name="Absatz-Standardschriftart"><text:span text:style-name="T120">de</text:span></text:span><text:span text:style-name="Absatz-Standardschriftart"><text:span text:style-name="T127"> </text:span></text:span><text:span text:style-name="Absatz-Standardschriftart"><text:span text:style-name="T120">cuatro</text:span></text:span><text:span text:style-name="Absatz-Standardschriftart"><text:span text:style-name="T127"> </text:span></text:span><text:span text:style-name="Absatz-Standardschriftart"><text:span text:style-name="T120">horas.</text:span></text:span><text:span text:style-name="Absatz-Standardschriftart"><text:span text:style-name="T127"> </text:span></text:span><text:span text:style-name="Absatz-Standardschriftart"><text:span text:style-name="T120">Llegaron</text:span></text:span><text:span text:style-name="Absatz-Standardschriftart"><text:span text:style-name="T127"> </text:span></text:span><text:span text:style-name="Absatz-Standardschriftart"><text:span text:style-name="T128">a</text:span></text:span><text:span text:style-name="Absatz-Standardschriftart"><text:span text:style-name="T120"> las cuatro horas </text:span></text:span><text:span text:style-name="Absatz-Standardschriftart"><text:span text:style-name="T128">y</text:span></text:span><text:span text:style-name="Absatz-Standardschriftart"><text:span text:style-name="T120"> media. Lo más probable</text:span></text:span><text:span text:style-name="Absatz-Standardschriftart"><text:span text:style-name="T123"> </text:span></text:span><text:span text:style-name="Absatz-Standardschriftart"><text:span text:style-name="T120">era encontrar </text:span></text:span><text:span text:style-name="Absatz-Standardschriftart"><text:span text:style-name="T128">a</text:span></text:span><text:span text:style-name="Absatz-Standardschriftart"><text:span text:style-name="T120"> los seis mineros muertos.</text:span></text:span></text:p>
      <text:p text:style-name="P23"><text:span text:style-name="Absatz-Standardschriftart"><text:span text:style-name="T120">Encontraron</text:span></text:span><text:span text:style-name="Absatz-Standardschriftart"><text:span text:style-name="T125"> </text:span></text:span><text:span text:style-name="Absatz-Standardschriftart"><text:span text:style-name="T120">vivos</text:span></text:span><text:span text:style-name="Absatz-Standardschriftart"><text:span text:style-name="T125"> </text:span></text:span><text:span text:style-name="Absatz-Standardschriftart"><text:span text:style-name="T128">a</text:span></text:span><text:span text:style-name="Absatz-Standardschriftart"><text:span text:style-name="T125"> </text:span></text:span><text:span text:style-name="Absatz-Standardschriftart"><text:span text:style-name="T120">cinco</text:span></text:span><text:span text:style-name="Absatz-Standardschriftart"><text:span text:style-name="T125"> </text:span></text:span><text:span text:style-name="Absatz-Standardschriftart"><text:span text:style-name="T120">de</text:span></text:span><text:span text:style-name="Absatz-Standardschriftart"><text:span text:style-name="T125"> </text:span></text:span><text:span text:style-name="Absatz-Standardschriftart"><text:span text:style-name="T120">ellos.</text:span></text:span><text:span text:style-name="Absatz-Standardschriftart"><text:span text:style-name="T125"> </text:span></text:span><text:span text:style-name="Absatz-Standardschriftart"><text:span text:style-name="T120">Solamente</text:span></text:span><text:span text:style-name="Absatz-Standardschriftart"><text:span text:style-name="T125"> </text:span></text:span><text:span text:style-name="Absatz-Standardschriftart"><text:span text:style-name="T120">uno</text:span></text:span><text:span text:style-name="Absatz-Standardschriftart"><text:span text:style-name="T125"> </text:span></text:span><text:span text:style-name="Absatz-Standardschriftart"><text:span text:style-name="T120">había</text:span></text:span><text:span text:style-name="Absatz-Standardschriftart"><text:span text:style-name="T125"> </text:span></text:span><text:span text:style-name="Absatz-Standardschriftart"><text:span text:style-name="T120">muerto</text:span></text:span><text:span text:style-name="Absatz-Standardschriftart"><text:span text:style-name="T125"> </text:span></text:span><text:span text:style-name="Absatz-Standardschriftart"><text:span text:style-name="T120">de</text:span></text:span><text:span text:style-name="Absatz-Standardschriftart"><text:span text:style-name="T125"> </text:span></text:span><text:span text:style-name="Absatz-Standardschriftart"><text:span text:style-name="T120">asfixia…</text:span></text:span><text:span text:style-name="Absatz-Standardschriftart"><text:span text:style-name="T125"> </text:span></text:span><text:span text:style-name="Absatz-Standardschriftart"><text:span text:style-name="T120">el</text:span></text:span><text:span text:style-name="Absatz-Standardschriftart"><text:span text:style-name="T125"> </text:span></text:span><text:span text:style-name="Absatz-Standardschriftart"><text:span text:style-name="T120">que</text:span></text:span><text:span text:style-name="Absatz-Standardschriftart"><text:span text:style-name="T127"> </text:span></text:span><text:span text:style-name="Absatz-Standardschriftart"><text:span text:style-name="T120">tenía</text:span></text:span><text:span text:style-name="Absatz-Standardschriftart"><text:span text:style-name="T127"> </text:span></text:span><text:span text:style-name="Absatz-Standardschriftart"><text:span text:style-name="T120">el</text:span></text:span><text:span text:style-name="Absatz-Standardschriftart"><text:span text:style-name="T123"> </text:span></text:span><text:span text:style-name="Absatz-Standardschriftart"><text:span text:style-name="T120">reloj.</text:span></text:span></text:p>
      <text:p text:style-name="P37"/>
      <text:list xml:id="list1160554335" text:style-name="L3">
        <text:list-item>
          <text:p text:style-name="P49"><text:span text:style-name="Absatz-Standardschriftart"><text:span text:style-name="T120">Luego de leer</text:span></text:span><text:span text:style-name="Absatz-Standardschriftart"><text:span text:style-name="T136"> </text:span></text:span><text:span text:style-name="Absatz-Standardschriftart"><text:span text:style-name="T120">el texto </text:span></text:span><text:span text:style-name="Absatz-Standardschriftart"><text:span text:style-name="T121">responde</text:span></text:span><text:span text:style-name="Absatz-Standardschriftart"><text:span text:style-name="T120"> las siguientes </text:span></text:span><text:span text:style-name="Absatz-Standardschriftart"><text:span text:style-name="T121">preguntas.</text:span></text:span></text:p>
        </text:list-item>
      </text:list>
      <text:p text:style-name="P32"/>
      <text:list xml:id="list163142380797496" text:style-name="L2">
        <text:list-item>
          <text:p text:style-name="P43"><text:span text:style-name="Absatz-Standardschriftart"><text:span text:style-name="T163">Según</text:span></text:span><text:span text:style-name="Absatz-Standardschriftart"><text:span text:style-name="T181"> </text:span></text:span><text:span text:style-name="Absatz-Standardschriftart"><text:span text:style-name="T163">tu</text:span></text:span><text:span text:style-name="Absatz-Standardschriftart"><text:span text:style-name="T175"> </text:span></text:span><text:span text:style-name="Absatz-Standardschriftart"><text:span text:style-name="T163">opinión,</text:span></text:span><text:span text:style-name="Absatz-Standardschriftart"><text:span text:style-name="T175"> </text:span></text:span><text:span text:style-name="Absatz-Standardschriftart"><text:span text:style-name="T163">¿se</text:span></text:span><text:span text:style-name="Absatz-Standardschriftart"><text:span text:style-name="T175"> </text:span></text:span><text:span text:style-name="Absatz-Standardschriftart"><text:span text:style-name="T163">puede</text:span></text:span><text:span text:style-name="Absatz-Standardschriftart"><text:span text:style-name="T175"> </text:span></text:span><text:span text:style-name="Absatz-Standardschriftart"><text:span text:style-name="T163">decir</text:span></text:span><text:span text:style-name="Absatz-Standardschriftart"><text:span text:style-name="T175"> </text:span></text:span><text:span text:style-name="Absatz-Standardschriftart"><text:span text:style-name="T163">que</text:span></text:span><text:span text:style-name="Absatz-Standardschriftart"><text:span text:style-name="T175"> </text:span></text:span><text:span text:style-name="Absatz-Standardschriftart"><text:span text:style-name="T163">el</text:span></text:span><text:span text:style-name="Absatz-Standardschriftart"><text:span text:style-name="T175"> </text:span></text:span><text:span text:style-name="Absatz-Standardschriftart"><text:span text:style-name="T163">acto</text:span></text:span><text:span text:style-name="Absatz-Standardschriftart"><text:span text:style-name="T175"> </text:span></text:span><text:span text:style-name="Absatz-Standardschriftart"><text:span text:style-name="T163">del</text:span></text:span><text:span text:style-name="Absatz-Standardschriftart"><text:span text:style-name="T175"> </text:span></text:span><text:span text:style-name="Absatz-Standardschriftart"><text:span text:style-name="T163">minero</text:span></text:span><text:span text:style-name="Absatz-Standardschriftart"><text:span text:style-name="T175"> </text:span></text:span><text:span text:style-name="Absatz-Standardschriftart"><text:span text:style-name="T163">que</text:span></text:span><text:span text:style-name="Absatz-Standardschriftart"><text:span text:style-name="T175"> </text:span></text:span><text:span text:style-name="Absatz-Standardschriftart"><text:span text:style-name="T163">tenía</text:span></text:span><text:span text:style-name="Absatz-Standardschriftart"><text:span text:style-name="T175"> </text:span></text:span><text:span text:style-name="Absatz-Standardschriftart"><text:span text:style-name="T163">el</text:span></text:span><text:span text:style-name="Absatz-Standardschriftart"><text:span text:style-name="T175"> </text:span></text:span><text:soft-page-break/><text:span text:style-name="Absatz-Standardschriftart"><text:span text:style-name="T163">reloj</text:span></text:span><text:span text:style-name="Absatz-Standardschriftart"><text:span text:style-name="T175"> </text:span></text:span><text:span text:style-name="Absatz-Standardschriftart"><text:span text:style-name="T163">fue</text:span></text:span><text:span text:style-name="Absatz-Standardschriftart"><text:span text:style-name="T175"> </text:span></text:span><text:span text:style-name="Absatz-Standardschriftart"><text:span text:style-name="T163">bueno?</text:span></text:span></text:p>
        </text:list-item>
      </text:list>
      <text:p text:style-name="P13"><text:span text:style-name="Absatz-Standardschriftart"><text:span text:style-name="T163">¿Por qué?</text:span></text:span></text:p>
      <text:list xml:id="list163540799144986" text:continue-numbering="true" text:style-name="L2">
        <text:list-item>
          <text:p text:style-name="P44"><text:span text:style-name="Absatz-Standardschriftart"><text:span text:style-name="T163">¿Consideras que el fin justifica los medios?</text:span></text:span></text:p>
        </text:list-item>
      </text:list>
      <text:p text:style-name="P36"/>
      <text:list xml:id="list163541464238697" text:continue-numbering="true" text:style-name="L2">
        <text:list-item>
          <text:p text:style-name="P46"><text:span text:style-name="Absatz-Standardschriftart"><text:span text:style-name="T163">¿Se debe someter la felicidad individual ante la felicidad general?</text:span></text:span></text:p>
        </text:list-item>
      </text:list>
      <text:p text:style-name="P33"/>
      <text:h text:style-name="P48" text:outline-level="2"><text:span text:style-name="Absatz-Standardschriftart"><text:span text:style-name="T163">Stuart Mill: lo bueno es lo útil</text:span></text:span></text:h>
      <text:p text:style-name="P32"/>
      <text:p text:style-name="P25"><text:span text:style-name="Absatz-Standardschriftart"><text:span text:style-name="T163">John</text:span></text:span><text:span text:style-name="Absatz-Standardschriftart"><text:span text:style-name="T195"> </text:span></text:span><text:span text:style-name="Absatz-Standardschriftart"><text:span text:style-name="T163">Stuart</text:span></text:span><text:span text:style-name="Absatz-Standardschriftart"><text:span text:style-name="T195"> </text:span></text:span><text:span text:style-name="Absatz-Standardschriftart"><text:span text:style-name="T163">Mill,</text:span></text:span><text:span text:style-name="Absatz-Standardschriftart"><text:span text:style-name="T195"> </text:span></text:span><text:span text:style-name="Absatz-Standardschriftart"><text:span text:style-name="T163">filósofo</text:span></text:span><text:span text:style-name="Absatz-Standardschriftart"><text:span text:style-name="T195"> </text:span></text:span><text:span text:style-name="Absatz-Standardschriftart"><text:span text:style-name="T163">inglés</text:span></text:span><text:span text:style-name="Absatz-Standardschriftart"><text:span text:style-name="T194"> </text:span></text:span><text:span text:style-name="Absatz-Standardschriftart"><text:span text:style-name="T163">del</text:span></text:span><text:span text:style-name="Absatz-Standardschriftart"><text:span text:style-name="T194"> </text:span></text:span><text:span text:style-name="Absatz-Standardschriftart"><text:span text:style-name="T163">siglo</text:span></text:span><text:span text:style-name="Absatz-Standardschriftart"><text:span text:style-name="T194"> </text:span></text:span><text:span text:style-name="Absatz-Standardschriftart"><text:span text:style-name="T163">XIX,</text:span></text:span><text:span text:style-name="Absatz-Standardschriftart"><text:span text:style-name="T194"> </text:span></text:span><text:span text:style-name="Absatz-Standardschriftart"><text:span text:style-name="T163">elaboró</text:span></text:span><text:span text:style-name="Absatz-Standardschriftart"><text:span text:style-name="T194"> </text:span></text:span><text:span text:style-name="Absatz-Standardschriftart"><text:span text:style-name="T163">la</text:span></text:span><text:span text:style-name="Absatz-Standardschriftart"><text:span text:style-name="T194"> </text:span></text:span><text:span text:style-name="Absatz-Standardschriftart"><text:span text:style-name="T163">teoría</text:span></text:span><text:span text:style-name="Absatz-Standardschriftart"><text:span text:style-name="T194"> </text:span></text:span><text:span text:style-name="Absatz-Standardschriftart"><text:span text:style-name="T163">ética</text:span></text:span><text:span text:style-name="Absatz-Standardschriftart"><text:span text:style-name="T194"> </text:span></text:span><text:span text:style-name="Absatz-Standardschriftart"><text:span text:style-name="T163">conocida</text:span></text:span><text:span text:style-name="Absatz-Standardschriftart"><text:span text:style-name="T194"> </text:span></text:span><text:span text:style-name="Absatz-Standardschriftart"><text:span text:style-name="T163">como</text:span></text:span><text:span text:style-name="Absatz-Standardschriftart"><text:span text:style-name="T181"> </text:span></text:span><text:span text:style-name="Absatz-Standardschriftart"><text:span text:style-name="T163">“utilitarismo”.</text:span></text:span><text:span text:style-name="Absatz-Standardschriftart"><text:span text:style-name="T175"> </text:span></text:span><text:span text:style-name="Absatz-Standardschriftart"><text:span text:style-name="T163">Para</text:span></text:span><text:span text:style-name="Absatz-Standardschriftart"><text:span text:style-name="T175"> </text:span></text:span><text:span text:style-name="Absatz-Standardschriftart"><text:span text:style-name="T163">el</text:span></text:span><text:span text:style-name="Absatz-Standardschriftart"><text:span text:style-name="T175"> </text:span></text:span><text:span text:style-name="Absatz-Standardschriftart"><text:span text:style-name="T163">utilitarismo</text:span></text:span><text:span text:style-name="Absatz-Standardschriftart"><text:span text:style-name="T175"> </text:span></text:span><text:span text:style-name="Absatz-Standardschriftart"><text:span text:style-name="T163">lo</text:span></text:span><text:span text:style-name="Absatz-Standardschriftart"><text:span text:style-name="T175"> </text:span></text:span><text:span text:style-name="Absatz-Standardschriftart"><text:span text:style-name="T163">bueno</text:span></text:span><text:span text:style-name="Absatz-Standardschriftart"><text:span text:style-name="T175"> </text:span></text:span><text:span text:style-name="Absatz-Standardschriftart"><text:span text:style-name="T163">es lo útil </text:span></text:span><text:span text:style-name="T169">y</text:span><text:span text:style-name="Absatz-Standardschriftart"><text:span text:style-name="T163"> lo útil es lo placentero </text:span></text:span><text:span text:style-name="T169">o</text:span><text:span text:style-name="Absatz-Standardschriftart"><text:span text:style-name="T163"> lo que nos lleva</text:span></text:span><text:span text:style-name="Absatz-Standardschriftart"><text:span text:style-name="T186"> </text:span></text:span><text:span text:style-name="Absatz-Standardschriftart"><text:span text:style-name="T163">al </text:span></text:span><text:span text:style-name="Absatz-Standardschriftart"><text:span text:style-name="T177">placer.</text:span></text:span></text:p>
      <text:p text:style-name="P10"><text:span text:style-name="Absatz-Standardschriftart"><text:span text:style-name="T163">Como</text:span></text:span><text:span text:style-name="Absatz-Standardschriftart"><text:span text:style-name="T190"> </text:span></text:span><text:span text:style-name="Absatz-Standardschriftart"><text:span text:style-name="T163">Aristóteles,</text:span></text:span><text:span text:style-name="Absatz-Standardschriftart"><text:span text:style-name="T190"> </text:span></text:span><text:span text:style-name="Absatz-Standardschriftart"><text:span text:style-name="T163">Mill</text:span></text:span><text:span text:style-name="Absatz-Standardschriftart"><text:span text:style-name="T190"> </text:span></text:span><text:span text:style-name="Absatz-Standardschriftart"><text:span text:style-name="T163">consideró</text:span></text:span><text:span text:style-name="Absatz-Standardschriftart"><text:span text:style-name="T190"> </text:span></text:span><text:span text:style-name="Absatz-Standardschriftart"><text:span text:style-name="T163">que</text:span></text:span><text:span text:style-name="Absatz-Standardschriftart"><text:span text:style-name="T190"> </text:span></text:span><text:span text:style-name="Absatz-Standardschriftart"><text:span text:style-name="T163">todas</text:span></text:span><text:span text:style-name="Absatz-Standardschriftart"><text:span text:style-name="T190"> </text:span></text:span><text:span text:style-name="Absatz-Standardschriftart"><text:span text:style-name="T163">las</text:span></text:span><text:span text:style-name="Absatz-Standardschriftart"><text:span text:style-name="T180"> </text:span></text:span><text:span text:style-name="Absatz-Standardschriftart"><text:span text:style-name="T163">personas</text:span></text:span><text:span text:style-name="Absatz-Standardschriftart"><text:span text:style-name="T180"> </text:span></text:span><text:span text:style-name="Absatz-Standardschriftart"><text:span text:style-name="T163">buscan</text:span></text:span><text:span text:style-name="Absatz-Standardschriftart"><text:span text:style-name="T180"> </text:span></text:span><text:span text:style-name="Absatz-Standardschriftart"><text:span text:style-name="T163">ser</text:span></text:span><text:span text:style-name="Absatz-Standardschriftart"><text:span text:style-name="T180"> </text:span></text:span><text:span text:style-name="Absatz-Standardschriftart"><text:span text:style-name="T163">felices</text:span></text:span><text:span text:style-name="Absatz-Standardschriftart"><text:span text:style-name="T180"> </text:span></text:span><text:span text:style-name="T169">y</text:span><text:span text:style-name="Absatz-Standardschriftart"><text:span text:style-name="T180"> </text:span></text:span><text:span text:style-name="Absatz-Standardschriftart"><text:span text:style-name="T163">relaciono</text:span></text:span><text:span text:style-name="Absatz-Standardschriftart"><text:span text:style-name="T180"> </text:span></text:span><text:span text:style-name="Absatz-Standardschriftart"><text:span text:style-name="T163">la</text:span></text:span><text:span text:style-name="Absatz-Standardschriftart"><text:span text:style-name="T184"> </text:span></text:span><text:span text:style-name="Absatz-Standardschriftart"><text:span text:style-name="T163">felicidad con el </text:span></text:span><text:span text:style-name="Absatz-Standardschriftart"><text:span text:style-name="T177">placer.</text:span></text:span><text:span text:style-name="Absatz-Standardschriftart"><text:span text:style-name="T163"> Las acciones son buenas si tienden </text:span></text:span><text:span text:style-name="T169">a</text:span><text:span text:style-name="Absatz-Standardschriftart"><text:span text:style-name="T163"> promover la felicidad </text:span></text:span><text:span text:style-name="T169">y</text:span><text:span text:style-name="Absatz-Standardschriftart"><text:span text:style-name="T163"> son malas si</text:span></text:span><text:span text:style-name="Absatz-Standardschriftart"><text:span text:style-name="T186"> </text:span></text:span><text:span text:style-name="Absatz-Standardschriftart"><text:span text:style-name="T163">producen</text:span></text:span><text:span text:style-name="Absatz-Standardschriftart"><text:span text:style-name="T180"> </text:span></text:span><text:span text:style-name="Absatz-Standardschriftart"><text:span text:style-name="T163">lo</text:span></text:span><text:span text:style-name="Absatz-Standardschriftart"><text:span text:style-name="T180"> </text:span></text:span><text:span text:style-name="Absatz-Standardschriftart"><text:span text:style-name="T163">contrario</text:span></text:span><text:span text:style-name="Absatz-Standardschriftart"><text:span text:style-name="T180"> </text:span></text:span><text:span text:style-name="Absatz-Standardschriftart"><text:span text:style-name="T163">de</text:span></text:span><text:span text:style-name="Absatz-Standardschriftart"><text:span text:style-name="T180"> </text:span></text:span><text:span text:style-name="Absatz-Standardschriftart"><text:span text:style-name="T163">la</text:span></text:span><text:span text:style-name="Absatz-Standardschriftart"><text:span text:style-name="T180"> </text:span></text:span><text:span text:style-name="Absatz-Standardschriftart"><text:span text:style-name="T163">felicidad,</text:span></text:span><text:span text:style-name="Absatz-Standardschriftart"><text:span text:style-name="T180"> </text:span></text:span><text:span text:style-name="Absatz-Standardschriftart"><text:span text:style-name="T163">es</text:span></text:span><text:span text:style-name="Absatz-Standardschriftart"><text:span text:style-name="T181"> </text:span></text:span><text:span text:style-name="Absatz-Standardschriftart"><text:span text:style-name="T177">decir,</text:span></text:span><text:span text:style-name="Absatz-Standardschriftart"><text:span text:style-name="T181"> </text:span></text:span><text:span text:style-name="Absatz-Standardschriftart"><text:span text:style-name="T163">el</text:span></text:span><text:span text:style-name="Absatz-Standardschriftart"><text:span text:style-name="T181"> </text:span></text:span><text:span text:style-name="Absatz-Standardschriftart"><text:span text:style-name="T177">dolor.</text:span></text:span><text:span text:style-name="Absatz-Standardschriftart"><text:span text:style-name="T181"> </text:span></text:span><text:span text:style-name="Absatz-Standardschriftart"><text:span text:style-name="T188">Todo</text:span></text:span><text:span text:style-name="Absatz-Standardschriftart"><text:span text:style-name="T181"> </text:span></text:span><text:span text:style-name="Absatz-Standardschriftart"><text:span text:style-name="T163">lo</text:span></text:span><text:span text:style-name="Absatz-Standardschriftart"><text:span text:style-name="T181"> </text:span></text:span><text:span text:style-name="Absatz-Standardschriftart"><text:span text:style-name="T163">que</text:span></text:span><text:span text:style-name="Absatz-Standardschriftart"><text:span text:style-name="T181"> </text:span></text:span><text:span text:style-name="Absatz-Standardschriftart"><text:span text:style-name="T163">deseamos</text:span></text:span><text:span text:style-name="Absatz-Standardschriftart"><text:span text:style-name="T181"> </text:span></text:span><text:span text:style-name="Absatz-Standardschriftart"><text:span text:style-name="T163">lo</text:span></text:span><text:span text:style-name="Absatz-Standardschriftart"><text:span text:style-name="T181"> </text:span></text:span><text:span text:style-name="Absatz-Standardschriftart"><text:span text:style-name="T163">deseamos</text:span></text:span><text:span text:style-name="Absatz-Standardschriftart"><text:span text:style-name="T178"> </text:span></text:span><text:span text:style-name="Absatz-Standardschriftart"><text:span text:style-name="T163">porque es placentero </text:span></text:span><text:span text:style-name="T169">o</text:span><text:span text:style-name="Absatz-Standardschriftart"><text:span text:style-name="T163"> porque es un medio para eliminar el dolor </text:span></text:span><text:span text:style-name="T169">y</text:span><text:span text:style-name="Absatz-Standardschriftart"><text:span text:style-name="T163"> producir </text:span></text:span><text:span text:style-name="Absatz-Standardschriftart"><text:span text:style-name="T177">placer.</text:span></text:span></text:p>
      <text:p text:style-name="P26"><text:span text:style-name="Absatz-Standardschriftart"><text:span text:style-name="T163">Para</text:span></text:span><text:span text:style-name="Absatz-Standardschriftart"><text:span text:style-name="T181"> </text:span></text:span><text:span text:style-name="Absatz-Standardschriftart"><text:span text:style-name="T163">Stuart</text:span></text:span><text:span text:style-name="Absatz-Standardschriftart"><text:span text:style-name="T181"> </text:span></text:span><text:span text:style-name="Absatz-Standardschriftart"><text:span text:style-name="T163">Mill,</text:span></text:span><text:span text:style-name="Absatz-Standardschriftart"><text:span text:style-name="T181"> </text:span></text:span><text:span text:style-name="Absatz-Standardschriftart"><text:span text:style-name="T163">los</text:span></text:span><text:span text:style-name="Absatz-Standardschriftart"><text:span text:style-name="T181"> </text:span></text:span><text:span text:style-name="Absatz-Standardschriftart"><text:span text:style-name="T163">placeres</text:span></text:span><text:span text:style-name="Absatz-Standardschriftart"><text:span text:style-name="T181"> </text:span></text:span><text:span text:style-name="Absatz-Standardschriftart"><text:span text:style-name="T163">se</text:span></text:span><text:span text:style-name="Absatz-Standardschriftart"><text:span text:style-name="T181"> </text:span></text:span><text:span text:style-name="Absatz-Standardschriftart"><text:span text:style-name="T163">pueden</text:span></text:span><text:span text:style-name="Absatz-Standardschriftart"><text:span text:style-name="T181"> </text:span></text:span><text:span text:style-name="Absatz-Standardschriftart"><text:span text:style-name="T163">clasificar</text:span></text:span><text:span text:style-name="Absatz-Standardschriftart"><text:span text:style-name="T181"> </text:span></text:span><text:span text:style-name="Absatz-Standardschriftart"><text:span text:style-name="T163">en</text:span></text:span><text:span text:style-name="Absatz-Standardschriftart"><text:span text:style-name="T181"> </text:span></text:span><text:span text:style-name="Absatz-Standardschriftart"><text:span text:style-name="T163">placeres</text:span></text:span><text:span text:style-name="Absatz-Standardschriftart"><text:span text:style-name="T181"> </text:span></text:span><text:span text:style-name="Absatz-Standardschriftart"><text:span text:style-name="T163">bajos</text:span></text:span><text:span text:style-name="Absatz-Standardschriftart"><text:span text:style-name="T181"> </text:span></text:span><text:span text:style-name="T169">y</text:span><text:span text:style-name="Absatz-Standardschriftart"><text:span text:style-name="T181"> </text:span></text:span><text:span text:style-name="Absatz-Standardschriftart"><text:span text:style-name="T163">placeres</text:span></text:span><text:span text:style-name="Absatz-Standardschriftart"><text:span text:style-name="T181"> </text:span></text:span><text:span text:style-name="Absatz-Standardschriftart"><text:span text:style-name="T163">elevados.</text:span></text:span><text:span text:style-name="Absatz-Standardschriftart"><text:span text:style-name="T175"> </text:span></text:span><text:span text:style-name="Absatz-Standardschriftart"><text:span text:style-name="T163">Los</text:span></text:span><text:span text:style-name="Absatz-Standardschriftart"><text:span text:style-name="T181"> </text:span></text:span><text:span text:style-name="Absatz-Standardschriftart"><text:span text:style-name="T163">placeres</text:span></text:span><text:span text:style-name="Absatz-Standardschriftart"><text:span text:style-name="T181"> </text:span></text:span><text:span text:style-name="Absatz-Standardschriftart"><text:span text:style-name="T163">bajos</text:span></text:span><text:span text:style-name="Absatz-Standardschriftart"><text:span text:style-name="T181"> </text:span></text:span><text:span text:style-name="Absatz-Standardschriftart"><text:span text:style-name="T163">son,</text:span></text:span><text:span text:style-name="Absatz-Standardschriftart"><text:span text:style-name="T175"> </text:span></text:span><text:span text:style-name="Absatz-Standardschriftart"><text:span text:style-name="T163">en</text:span></text:span><text:span text:style-name="Absatz-Standardschriftart"><text:span text:style-name="T175"> </text:span></text:span><text:span text:style-name="Absatz-Standardschriftart"><text:span text:style-name="T163">general,</text:span></text:span><text:span text:style-name="Absatz-Standardschriftart"><text:span text:style-name="T175"> </text:span></text:span><text:span text:style-name="Absatz-Standardschriftart"><text:span text:style-name="T163">los</text:span></text:span><text:span text:style-name="Absatz-Standardschriftart"><text:span text:style-name="T175"> </text:span></text:span><text:span text:style-name="Absatz-Standardschriftart"><text:span text:style-name="T163">placeres</text:span></text:span><text:span text:style-name="Absatz-Standardschriftart"><text:span text:style-name="T175"> </text:span></text:span><text:span text:style-name="Absatz-Standardschriftart"><text:span text:style-name="T163">corporales.</text:span></text:span><text:span text:style-name="Absatz-Standardschriftart"><text:span text:style-name="T175"> </text:span></text:span><text:span text:style-name="Absatz-Standardschriftart"><text:span text:style-name="T163">Los</text:span></text:span><text:span text:style-name="Absatz-Standardschriftart"><text:span text:style-name="T175"> </text:span></text:span><text:span text:style-name="Absatz-Standardschriftart"><text:span text:style-name="T163">placeres</text:span></text:span><text:span text:style-name="Absatz-Standardschriftart"><text:span text:style-name="T175"> </text:span></text:span><text:span text:style-name="Absatz-Standardschriftart"><text:span text:style-name="T163">elevados</text:span></text:span><text:span text:style-name="Absatz-Standardschriftart"><text:span text:style-name="T175"> </text:span></text:span><text:span text:style-name="Absatz-Standardschriftart"><text:span text:style-name="T163">están</text:span></text:span><text:span text:style-name="Absatz-Standardschriftart"><text:span text:style-name="T175"> </text:span></text:span><text:span text:style-name="Absatz-Standardschriftart"><text:span text:style-name="T163">referidos</text:span></text:span><text:span text:style-name="Absatz-Standardschriftart"><text:span text:style-name="T175"> </text:span></text:span><text:span text:style-name="T169">a</text:span><text:span text:style-name="Absatz-Standardschriftart"><text:span text:style-name="T184"> </text:span></text:span><text:span text:style-name="Absatz-Standardschriftart"><text:span text:style-name="T163">nuestras</text:span></text:span><text:span text:style-name="Absatz-Standardschriftart"><text:span text:style-name="T175"> </text:span></text:span><text:span text:style-name="Absatz-Standardschriftart"><text:span text:style-name="T163">capacidades</text:span></text:span><text:span text:style-name="Absatz-Standardschriftart"><text:span text:style-name="T175"> </text:span></text:span><text:span text:style-name="Absatz-Standardschriftart"><text:span text:style-name="T163">creativas</text:span></text:span><text:span text:style-name="Absatz-Standardschriftart"><text:span text:style-name="T175"> </text:span></text:span><text:span text:style-name="T169">e</text:span><text:span text:style-name="Absatz-Standardschriftart"><text:span text:style-name="T175"> </text:span></text:span><text:span text:style-name="Absatz-Standardschriftart"><text:span text:style-name="T163">intelectuales.</text:span></text:span><text:span text:style-name="Absatz-Standardschriftart"><text:span text:style-name="T175"> </text:span></text:span><text:span text:style-name="Absatz-Standardschriftart"><text:span text:style-name="T163">Los</text:span></text:span><text:span text:style-name="Absatz-Standardschriftart"><text:span text:style-name="T175"> </text:span></text:span><text:span text:style-name="Absatz-Standardschriftart"><text:span text:style-name="T163">placeres</text:span></text:span><text:span text:style-name="Absatz-Standardschriftart"><text:span text:style-name="T175"> </text:span></text:span><text:span text:style-name="Absatz-Standardschriftart"><text:span text:style-name="T163">suscitados</text:span></text:span><text:span text:style-name="Absatz-Standardschriftart"><text:span text:style-name="T175"> </text:span></text:span><text:span text:style-name="Absatz-Standardschriftart"><text:span text:style-name="T163">por el estudio, la lectura,</text:span></text:span><text:span text:style-name="Absatz-Standardschriftart"><text:span text:style-name="T196"> </text:span></text:span><text:span text:style-name="Absatz-Standardschriftart"><text:span text:style-name="T163">el</text:span></text:span><text:span text:style-name="Absatz-Standardschriftart"><text:span text:style-name="T181"> </text:span></text:span><text:span text:style-name="Absatz-Standardschriftart"><text:span text:style-name="T163">ejercicio</text:span></text:span><text:span text:style-name="Absatz-Standardschriftart"><text:span text:style-name="T181"> </text:span></text:span><text:span text:style-name="Absatz-Standardschriftart"><text:span text:style-name="T163">del</text:span></text:span><text:span text:style-name="Absatz-Standardschriftart"><text:span text:style-name="T181"> </text:span></text:span><text:span text:style-name="Absatz-Standardschriftart"><text:span text:style-name="T163">pensamiento,</text:span></text:span><text:span text:style-name="Absatz-Standardschriftart"><text:span text:style-name="T181"> </text:span></text:span><text:span text:style-name="Absatz-Standardschriftart"><text:span text:style-name="T163">la</text:span></text:span><text:span text:style-name="Absatz-Standardschriftart"><text:span text:style-name="T181"> </text:span></text:span><text:span text:style-name="Absatz-Standardschriftart"><text:span text:style-name="T163">investigación,</text:span></text:span><text:span text:style-name="Absatz-Standardschriftart"><text:span text:style-name="T181"> </text:span></text:span><text:span text:style-name="Absatz-Standardschriftart"><text:span text:style-name="T163">la</text:span></text:span><text:span text:style-name="Absatz-Standardschriftart"><text:span text:style-name="T181"> </text:span></text:span><text:span text:style-name="Absatz-Standardschriftart"><text:span text:style-name="T163">creación</text:span></text:span><text:span text:style-name="Absatz-Standardschriftart"><text:span text:style-name="T181"> </text:span></text:span><text:span text:style-name="T169">o</text:span><text:span text:style-name="Absatz-Standardschriftart"><text:span text:style-name="T181"> </text:span></text:span><text:span text:style-name="Absatz-Standardschriftart"><text:span text:style-name="T163">la</text:span></text:span><text:span text:style-name="Absatz-Standardschriftart"><text:span text:style-name="T181"> </text:span></text:span><text:span text:style-name="Absatz-Standardschriftart"><text:span text:style-name="T163">contemplación</text:span></text:span><text:span text:style-name="Absatz-Standardschriftart"><text:span text:style-name="T181"> </text:span></text:span><text:span text:style-name="Absatz-Standardschriftart"><text:span text:style-name="T163">de</text:span></text:span><text:span text:style-name="Absatz-Standardschriftart"><text:span text:style-name="T181"> </text:span></text:span><text:span text:style-name="Absatz-Standardschriftart"><text:span text:style-name="T163">una</text:span></text:span><text:span text:style-name="Absatz-Standardschriftart"><text:span text:style-name="T181"> </text:span></text:span><text:span text:style-name="Absatz-Standardschriftart"><text:span text:style-name="T163">obra</text:span></text:span><text:span text:style-name="Absatz-Standardschriftart"><text:span text:style-name="T175"> </text:span></text:span><text:span text:style-name="Absatz-Standardschriftart"><text:span text:style-name="T163">de</text:span></text:span><text:span text:style-name="Absatz-Standardschriftart"><text:span text:style-name="T181"> </text:span></text:span><text:span text:style-name="Absatz-Standardschriftart"><text:span text:style-name="T163">arte,</text:span></text:span><text:span text:style-name="Absatz-Standardschriftart"><text:span text:style-name="T194"> </text:span></text:span><text:span text:style-name="Absatz-Standardschriftart"><text:span text:style-name="T163">son</text:span></text:span><text:span text:style-name="Absatz-Standardschriftart"><text:span text:style-name="T194"> </text:span></text:span><text:span text:style-name="Absatz-Standardschriftart"><text:span text:style-name="T163">placeres</text:span></text:span><text:span text:style-name="Absatz-Standardschriftart"><text:span text:style-name="T194"> </text:span></text:span><text:span text:style-name="Absatz-Standardschriftart"><text:span text:style-name="T163">duraderos</text:span></text:span><text:span text:style-name="Absatz-Standardschriftart"><text:span text:style-name="T194"> </text:span></text:span><text:span text:style-name="T169">y</text:span><text:span text:style-name="Absatz-Standardschriftart"><text:span text:style-name="T194"> </text:span></text:span><text:span text:style-name="Absatz-Standardschriftart"><text:span text:style-name="T163">estables</text:span></text:span><text:span text:style-name="Absatz-Standardschriftart"><text:span text:style-name="T194"> </text:span></text:span><text:span text:style-name="Absatz-Standardschriftart"><text:span text:style-name="T163">que</text:span></text:span><text:span text:style-name="Absatz-Standardschriftart"><text:span text:style-name="T194"> </text:span></text:span><text:span text:style-name="Absatz-Standardschriftart"><text:span text:style-name="T163">producen</text:span></text:span><text:span text:style-name="Absatz-Standardschriftart"><text:span text:style-name="T194"> </text:span></text:span><text:span text:style-name="Absatz-Standardschriftart"><text:span text:style-name="T163">una</text:span></text:span><text:span text:style-name="Absatz-Standardschriftart"><text:span text:style-name="T190"> </text:span></text:span><text:span text:style-name="Absatz-Standardschriftart"><text:span text:style-name="T163">satisfacción</text:span></text:span><text:span text:style-name="Absatz-Standardschriftart"><text:span text:style-name="T190"> </text:span></text:span><text:span text:style-name="Absatz-Standardschriftart"><text:span text:style-name="T163">más</text:span></text:span><text:span text:style-name="Absatz-Standardschriftart"><text:span text:style-name="T190"> </text:span></text:span><text:span text:style-name="Absatz-Standardschriftart"><text:span text:style-name="T163">plena</text:span></text:span><text:span text:style-name="Absatz-Standardschriftart"><text:span text:style-name="T190"> </text:span></text:span><text:span text:style-name="Absatz-Standardschriftart"><text:span text:style-name="T163">que</text:span></text:span><text:span text:style-name="Absatz-Standardschriftart"><text:span text:style-name="T190"> </text:span></text:span><text:span text:style-name="Absatz-Standardschriftart"><text:span text:style-name="T163">la</text:span></text:span><text:span text:style-name="Absatz-Standardschriftart"><text:span text:style-name="T184"> </text:span></text:span><text:span text:style-name="Absatz-Standardschriftart"><text:span text:style-name="T163">producida por los placeres fugaces </text:span></text:span><text:span text:style-name="T169">e</text:span><text:span text:style-name="Absatz-Standardschriftart"><text:span text:style-name="T163"> inestables.</text:span></text:span></text:p>
      <text:p text:style-name="P27"><text:span text:style-name="Absatz-Standardschriftart"><text:span text:style-name="T163">Frente</text:span></text:span><text:span text:style-name="Absatz-Standardschriftart"><text:span text:style-name="T190"> </text:span></text:span><text:span text:style-name="T169">a</text:span><text:span text:style-name="Absatz-Standardschriftart"><text:span text:style-name="T190"> </text:span></text:span><text:span text:style-name="Absatz-Standardschriftart"><text:span text:style-name="T163">los</text:span></text:span><text:span text:style-name="Absatz-Standardschriftart"><text:span text:style-name="T190"> </text:span></text:span><text:span text:style-name="Absatz-Standardschriftart"><text:span text:style-name="T163">que</text:span></text:span><text:span text:style-name="Absatz-Standardschriftart"><text:span text:style-name="T190"> </text:span></text:span><text:span text:style-name="Absatz-Standardschriftart"><text:span text:style-name="T163">opinan</text:span></text:span><text:span text:style-name="Absatz-Standardschriftart"><text:span text:style-name="T190"> </text:span></text:span><text:span text:style-name="Absatz-Standardschriftart"><text:span text:style-name="T163">que</text:span></text:span><text:span text:style-name="Absatz-Standardschriftart"><text:span text:style-name="T190"> </text:span></text:span><text:span text:style-name="Absatz-Standardschriftart"><text:span text:style-name="T163">la</text:span></text:span><text:span text:style-name="Absatz-Standardschriftart"><text:span text:style-name="T180"> </text:span></text:span><text:span text:style-name="Absatz-Standardschriftart"><text:span text:style-name="T163">felicidad</text:span></text:span><text:span text:style-name="Absatz-Standardschriftart"><text:span text:style-name="T180"> </text:span></text:span><text:span text:style-name="Absatz-Standardschriftart"><text:span text:style-name="T163">es</text:span></text:span><text:span text:style-name="Absatz-Standardschriftart"><text:span text:style-name="T180"> </text:span></text:span><text:span text:style-name="Absatz-Standardschriftart"><text:span text:style-name="T163">inalcanzable,</text:span></text:span><text:span text:style-name="Absatz-Standardschriftart"><text:span text:style-name="T180"> </text:span></text:span><text:span text:style-name="Absatz-Standardschriftart"><text:span text:style-name="T163">Mill</text:span></text:span><text:span text:style-name="Absatz-Standardschriftart"><text:span text:style-name="T180"> </text:span></text:span><text:span text:style-name="Absatz-Standardschriftart"><text:span text:style-name="T163">responde</text:span></text:span><text:span text:style-name="Absatz-Standardschriftart"><text:span text:style-name="T180"> </text:span></text:span><text:span text:style-name="Absatz-Standardschriftart"><text:span text:style-name="T163">que</text:span></text:span><text:span text:style-name="Absatz-Standardschriftart"><text:span text:style-name="T180"> </text:span></text:span><text:span text:style-name="Absatz-Standardschriftart"><text:span text:style-name="T163">es</text:span></text:span><text:span text:style-name="Absatz-Standardschriftart"><text:span text:style-name="T180"> </text:span></text:span><text:span text:style-name="Absatz-Standardschriftart"><text:span text:style-name="T163">alcanzable</text:span></text:span><text:span text:style-name="Absatz-Standardschriftart"><text:span text:style-name="T181"> </text:span></text:span><text:span text:style-name="Absatz-Standardschriftart"><text:span text:style-name="T163">siempre</text:span></text:span><text:span text:style-name="Absatz-Standardschriftart"><text:span text:style-name="T181"> </text:span></text:span><text:span text:style-name="Absatz-Standardschriftart"><text:span text:style-name="T163">que</text:span></text:span><text:span text:style-name="Absatz-Standardschriftart"><text:span text:style-name="T181"> </text:span></text:span><text:span text:style-name="Absatz-Standardschriftart"><text:span text:style-name="T163">no</text:span></text:span><text:span text:style-name="Absatz-Standardschriftart"><text:span text:style-name="T181"> </text:span></text:span><text:span text:style-name="Absatz-Standardschriftart"><text:span text:style-name="T163">se</text:span></text:span><text:span text:style-name="Absatz-Standardschriftart"><text:span text:style-name="T181"> </text:span></text:span><text:span text:style-name="Absatz-Standardschriftart"><text:span text:style-name="T163">la</text:span></text:span><text:span text:style-name="Absatz-Standardschriftart"><text:span text:style-name="T181"> </text:span></text:span><text:span text:style-name="Absatz-Standardschriftart"><text:span text:style-name="T163">considere</text:span></text:span><text:span text:style-name="Absatz-Standardschriftart"><text:span text:style-name="T181"> </text:span></text:span><text:span text:style-name="Absatz-Standardschriftart"><text:span text:style-name="T163">como</text:span></text:span><text:span text:style-name="Absatz-Standardschriftart"><text:span text:style-name="T181"> </text:span></text:span><text:span text:style-name="Absatz-Standardschriftart"><text:span text:style-name="T163">una</text:span></text:span><text:span text:style-name="Absatz-Standardschriftart"><text:span text:style-name="T181"> </text:span></text:span><text:span text:style-name="Absatz-Standardschriftart"><text:span text:style-name="T163">vida</text:span></text:span><text:span text:style-name="Absatz-Standardschriftart"><text:span text:style-name="T175"> </text:span></text:span><text:span text:style-name="Absatz-Standardschriftart"><text:span text:style-name="T163">en</text:span></text:span><text:span text:style-name="Absatz-Standardschriftart"><text:span text:style-name="T175"> </text:span></text:span><text:span text:style-name="Absatz-Standardschriftart"><text:span text:style-name="T163">continuo</text:span></text:span><text:span text:style-name="Absatz-Standardschriftart"><text:span text:style-name="T175"> </text:span></text:span><text:span text:style-name="Absatz-Standardschriftart"><text:span text:style-name="T163">éxtasis.</text:span></text:span><text:span text:style-name="Absatz-Standardschriftart"><text:span text:style-name="T175"> </text:span></text:span><text:span text:style-name="Absatz-Standardschriftart"><text:span text:style-name="T163">Además,</text:span></text:span><text:span text:style-name="Absatz-Standardschriftart"><text:span text:style-name="T175"> </text:span></text:span><text:span text:style-name="Absatz-Standardschriftart"><text:span text:style-name="T163">la</text:span></text:span><text:span text:style-name="Absatz-Standardschriftart"><text:span text:style-name="T175"> </text:span></text:span><text:span text:style-name="Absatz-Standardschriftart"><text:span text:style-name="T163">utilidad</text:span></text:span><text:span text:style-name="Absatz-Standardschriftart"><text:span text:style-name="T175"> </text:span></text:span><text:span text:style-name="Absatz-Standardschriftart"><text:span text:style-name="T163">como</text:span></text:span><text:span text:style-name="Absatz-Standardschriftart"><text:span text:style-name="T179"> </text:span></text:span><text:span text:style-name="Absatz-Standardschriftart"><text:span text:style-name="T163">principio no solo incluye la búsqueda de la felicidad, sino también la prevención </text:span></text:span><text:span text:style-name="T169">o</text:span><text:span text:style-name="Absatz-Standardschriftart"><text:span text:style-name="T163"> mitigación de</text:span></text:span><text:span text:style-name="Absatz-Standardschriftart"><text:span text:style-name="T185"> </text:span></text:span><text:span text:style-name="Absatz-Standardschriftart"><text:span text:style-name="T163">la desgracia.</text:span></text:span></text:p>
      <text:p text:style-name="P37"/>
      <text:p text:style-name="P17"><text:span text:style-name="Absatz-Standardschriftart"><text:span text:style-name="T163">El</text:span></text:span><text:span text:style-name="Absatz-Standardschriftart"><text:span text:style-name="T190"> </text:span></text:span><text:span text:style-name="Absatz-Standardschriftart"><text:span text:style-name="T163">principio</text:span></text:span><text:span text:style-name="Absatz-Standardschriftart"><text:span text:style-name="T190"> </text:span></text:span><text:span text:style-name="Absatz-Standardschriftart"><text:span text:style-name="T163">utilitarista</text:span></text:span><text:span text:style-name="Absatz-Standardschriftart"><text:span text:style-name="T190"> </text:span></text:span><text:span text:style-name="Absatz-Standardschriftart"><text:span text:style-name="T163">propone</text:span></text:span><text:span text:style-name="Absatz-Standardschriftart"><text:span text:style-name="T190"> </text:span></text:span><text:span text:style-name="Absatz-Standardschriftart"><text:span text:style-name="T163">que</text:span></text:span><text:span text:style-name="Absatz-Standardschriftart"><text:span text:style-name="T190"> </text:span></text:span><text:span text:style-name="Absatz-Standardschriftart"><text:span text:style-name="T163">toda</text:span></text:span><text:span text:style-name="Absatz-Standardschriftart"><text:span text:style-name="T190"> </text:span></text:span><text:span text:style-name="Absatz-Standardschriftart"><text:span text:style-name="T163">persona</text:span></text:span><text:span text:style-name="Absatz-Standardschriftart"><text:span text:style-name="T190"> </text:span></text:span><text:span text:style-name="Absatz-Standardschriftart"><text:span text:style-name="T163">se</text:span></text:span><text:span text:style-name="Absatz-Standardschriftart"><text:span text:style-name="T190"> </text:span></text:span><text:span text:style-name="Absatz-Standardschriftart"><text:span text:style-name="T163">ocupe</text:span></text:span><text:span text:style-name="Absatz-Standardschriftart"><text:span text:style-name="T190"> </text:span></text:span><text:span text:style-name="Absatz-Standardschriftart"><text:span text:style-name="T163">al</text:span></text:span><text:span text:style-name="Absatz-Standardschriftart"><text:span text:style-name="T190"> </text:span></text:span><text:span text:style-name="Absatz-Standardschriftart"><text:span text:style-name="T163">mismo</text:span></text:span><text:span text:style-name="Absatz-Standardschriftart"><text:span text:style-name="T190"> </text:span></text:span><text:span text:style-name="Absatz-Standardschriftart"><text:span text:style-name="T163">tiempo,</text:span></text:span><text:span text:style-name="Absatz-Standardschriftart"><text:span text:style-name="T190"> </text:span></text:span><text:span text:style-name="Absatz-Standardschriftart"><text:span text:style-name="T163">tanto</text:span></text:span><text:span text:style-name="Absatz-Standardschriftart"><text:span text:style-name="T180"> </text:span></text:span><text:span text:style-name="Absatz-Standardschriftart"><text:span text:style-name="T163">de</text:span></text:span><text:span text:style-name="Absatz-Standardschriftart"><text:span text:style-name="T180"> </text:span></text:span><text:span text:style-name="Absatz-Standardschriftart"><text:span text:style-name="T163">la</text:span></text:span><text:span text:style-name="Absatz-Standardschriftart"><text:span text:style-name="T185"> </text:span></text:span><text:span text:style-name="Absatz-Standardschriftart"><text:span text:style-name="T163">promoción</text:span></text:span><text:span text:style-name="Absatz-Standardschriftart"><text:span text:style-name="T180"> </text:span></text:span><text:span text:style-name="Absatz-Standardschriftart"><text:span text:style-name="T163">de</text:span></text:span><text:span text:style-name="Absatz-Standardschriftart"><text:span text:style-name="T180"> </text:span></text:span><text:span text:style-name="Absatz-Standardschriftart"><text:span text:style-name="T163">su</text:span></text:span><text:span text:style-name="Absatz-Standardschriftart"><text:span text:style-name="T181"> </text:span></text:span><text:span text:style-name="Absatz-Standardschriftart"><text:span text:style-name="T163">felicidad</text:span></text:span><text:span text:style-name="Absatz-Standardschriftart"><text:span text:style-name="T181"> </text:span></text:span><text:span text:style-name="Absatz-Standardschriftart"><text:span text:style-name="T163">particular</text:span></text:span><text:span text:style-name="Absatz-Standardschriftart"><text:span text:style-name="T181"> </text:span></text:span><text:span text:style-name="Absatz-Standardschriftart"><text:span text:style-name="T163">como</text:span></text:span><text:span text:style-name="Absatz-Standardschriftart"><text:span text:style-name="T181"> </text:span></text:span><text:span text:style-name="Absatz-Standardschriftart"><text:span text:style-name="T163">del</text:span></text:span><text:span text:style-name="Absatz-Standardschriftart"><text:span text:style-name="T181"> </text:span></text:span><text:span text:style-name="Absatz-Standardschriftart"><text:span text:style-name="T163">incremento</text:span></text:span><text:span text:style-name="Absatz-Standardschriftart"><text:span text:style-name="T181"> </text:span></text:span><text:span text:style-name="Absatz-Standardschriftart"><text:span text:style-name="T163">del</text:span></text:span><text:span text:style-name="Absatz-Standardschriftart"><text:span text:style-name="T181"> </text:span></text:span><text:span text:style-name="Absatz-Standardschriftart"><text:span text:style-name="T163">bienestar</text:span></text:span><text:span text:style-name="Absatz-Standardschriftart"><text:span text:style-name="T181"> </text:span></text:span><text:span text:style-name="Absatz-Standardschriftart"><text:span text:style-name="T163">general</text:span></text:span><text:span text:style-name="Absatz-Standardschriftart"><text:span text:style-name="T181"> </text:span></text:span><text:span text:style-name="Absatz-Standardschriftart"><text:span text:style-name="T163">de</text:span></text:span><text:span text:style-name="Absatz-Standardschriftart"><text:span text:style-name="T181"> </text:span></text:span><text:span text:style-name="Absatz-Standardschriftart"><text:span text:style-name="T163">todos</text:span></text:span><text:span text:style-name="Absatz-Standardschriftart"><text:span text:style-name="T181"> </text:span></text:span><text:span text:style-name="Absatz-Standardschriftart"><text:span text:style-name="T163">los</text:span></text:span><text:span text:style-name="Absatz-Standardschriftart"><text:span text:style-name="T181"> </text:span></text:span><text:span text:style-name="Absatz-Standardschriftart"><text:span text:style-name="T163">seres</text:span></text:span><text:span text:style-name="Absatz-Standardschriftart"><text:span text:style-name="T181"> </text:span></text:span><text:span text:style-name="Absatz-Standardschriftart"><text:span text:style-name="T163">humanos,</text:span></text:span><text:span text:style-name="Absatz-Standardschriftart"><text:span text:style-name="T181"> </text:span></text:span><text:span text:style-name="Absatz-Standardschriftart"><text:span text:style-name="T163">contribuyendo</text:span></text:span><text:span text:style-name="Absatz-Standardschriftart"><text:span text:style-name="T181"> </text:span></text:span><text:span text:style-name="Absatz-Standardschriftart"><text:span text:style-name="T163">así</text:span></text:span><text:span text:style-name="Absatz-Standardschriftart"><text:span text:style-name="T181"> </text:span></text:span><text:span text:style-name="T169">a</text:span><text:span text:style-name="Absatz-Standardschriftart"><text:span text:style-name="T181"> </text:span></text:span><text:span text:style-name="Absatz-Standardschriftart"><text:span text:style-name="T163">la</text:span></text:span><text:span text:style-name="Absatz-Standardschriftart"><text:span text:style-name="T181"> </text:span></text:span><text:span text:style-name="Absatz-Standardschriftart"><text:span text:style-name="T163">producción</text:span></text:span><text:span text:style-name="Absatz-Standardschriftart"><text:span text:style-name="T181"> </text:span></text:span><text:span text:style-name="Absatz-Standardschriftart"><text:span text:style-name="T163">de</text:span></text:span><text:span text:style-name="Absatz-Standardschriftart"><text:span text:style-name="T181"> </text:span></text:span><text:span text:style-name="Absatz-Standardschriftart"><text:span text:style-name="T163">la</text:span></text:span><text:span text:style-name="Absatz-Standardschriftart"><text:span text:style-name="T175"> </text:span></text:span><text:span text:style-name="Absatz-Standardschriftart"><text:span text:style-name="T163">mayor</text:span></text:span><text:span text:style-name="Absatz-Standardschriftart"><text:span text:style-name="T175"> </text:span></text:span><text:span text:style-name="Absatz-Standardschriftart"><text:span text:style-name="T163">felicidad</text:span></text:span><text:span text:style-name="Absatz-Standardschriftart"><text:span text:style-name="T175"> </text:span></text:span><text:span text:style-name="Absatz-Standardschriftart"><text:span text:style-name="T163">total.</text:span></text:span><text:span text:style-name="Absatz-Standardschriftart"><text:span text:style-name="T175"> </text:span></text:span><text:span text:style-name="Absatz-Standardschriftart"><text:span text:style-name="T163">Según</text:span></text:span><text:span text:style-name="Absatz-Standardschriftart"><text:span text:style-name="T175"> </text:span></text:span><text:span text:style-name="Absatz-Standardschriftart"><text:span text:style-name="T163">la</text:span></text:span><text:span text:style-name="Absatz-Standardschriftart"><text:span text:style-name="T175"> </text:span></text:span><text:span text:style-name="Absatz-Standardschriftart"><text:span text:style-name="T163">teoría</text:span></text:span><text:span text:style-name="Absatz-Standardschriftart"><text:span text:style-name="T181"> </text:span></text:span><text:span text:style-name="Absatz-Standardschriftart"><text:span text:style-name="T163">utilitarista,</text:span></text:span><text:span text:style-name="Absatz-Standardschriftart"><text:span text:style-name="T175"> </text:span></text:span><text:span text:style-name="Absatz-Standardschriftart"><text:span text:style-name="T163">debemos</text:span></text:span><text:span text:style-name="Absatz-Standardschriftart"><text:span text:style-name="T175"> </text:span></text:span><text:span text:style-name="Absatz-Standardschriftart"><text:span text:style-name="T163">actuar</text:span></text:span><text:span text:style-name="Absatz-Standardschriftart"><text:span text:style-name="T175"> </text:span></text:span><text:span text:style-name="Absatz-Standardschriftart"><text:span text:style-name="T163">procurando</text:span></text:span><text:span text:style-name="Absatz-Standardschriftart"><text:span text:style-name="T175"> </text:span></text:span><text:span text:style-name="Absatz-Standardschriftart"><text:span text:style-name="T163">lograr</text:span></text:span><text:span text:style-name="Absatz-Standardschriftart"><text:span text:style-name="T175"> </text:span></text:span><text:span text:style-name="Absatz-Standardschriftart"><text:span text:style-name="T163">la mayor felicidad posible para la mayor cantidad</text:span></text:span><text:span text:style-name="Absatz-Standardschriftart"><text:span text:style-name="T184"> </text:span></text:span><text:span text:style-name="Absatz-Standardschriftart"><text:span text:style-name="T163">de</text:span></text:span><text:span text:style-name="Absatz-Standardschriftart"><text:span text:style-name="T180"> </text:span></text:span><text:span text:style-name="Absatz-Standardschriftart"><text:span text:style-name="T163">gente</text:span></text:span><text:span text:style-name="Absatz-Standardschriftart"><text:span text:style-name="T180"> </text:span></text:span><text:span text:style-name="Absatz-Standardschriftart"><text:span text:style-name="T163">posible.</text:span></text:span><text:span text:style-name="Absatz-Standardschriftart"><text:span text:style-name="T180"> </text:span></text:span><text:span text:style-name="Absatz-Standardschriftart"><text:span text:style-name="T163">En</text:span></text:span><text:span text:style-name="Absatz-Standardschriftart"><text:span text:style-name="T180"> </text:span></text:span><text:span text:style-name="Absatz-Standardschriftart"><text:span text:style-name="T163">otras</text:span></text:span><text:span text:style-name="Absatz-Standardschriftart"><text:span text:style-name="T180"> </text:span></text:span><text:span text:style-name="Absatz-Standardschriftart"><text:span text:style-name="T163">palabras,</text:span></text:span><text:span text:style-name="Absatz-Standardschriftart"><text:span text:style-name="T180"> </text:span></text:span><text:span text:style-name="Absatz-Standardschriftart"><text:span text:style-name="T163">se</text:span></text:span><text:span text:style-name="Absatz-Standardschriftart"><text:span text:style-name="T181"> </text:span></text:span><text:span text:style-name="Absatz-Standardschriftart"><text:span text:style-name="T163">debe</text:span></text:span><text:span text:style-name="Absatz-Standardschriftart"><text:span text:style-name="T181"> </text:span></text:span><text:span text:style-name="Absatz-Standardschriftart"><text:span text:style-name="T163">subordinar</text:span></text:span><text:span text:style-name="Absatz-Standardschriftart"><text:span text:style-name="T181"> </text:span></text:span><text:span text:style-name="Absatz-Standardschriftart"><text:span text:style-name="T163">la</text:span></text:span><text:span text:style-name="Absatz-Standardschriftart"><text:span text:style-name="T181"> </text:span></text:span><text:span text:style-name="Absatz-Standardschriftart"><text:span text:style-name="T163">felicidad</text:span></text:span><text:span text:style-name="Absatz-Standardschriftart"><text:span text:style-name="T181"> </text:span></text:span><text:span text:style-name="Absatz-Standardschriftart"><text:span text:style-name="T163">individual</text:span></text:span><text:span text:style-name="Absatz-Standardschriftart"><text:span text:style-name="T181"> </text:span></text:span><text:span text:style-name="T169">a</text:span><text:span text:style-name="Absatz-Standardschriftart"><text:span text:style-name="T181"> </text:span></text:span><text:span text:style-name="Absatz-Standardschriftart"><text:span text:style-name="T163">la</text:span></text:span><text:span text:style-name="Absatz-Standardschriftart"><text:span text:style-name="T181"> </text:span></text:span><text:span text:style-name="Absatz-Standardschriftart"><text:span text:style-name="T163">felicidad</text:span></text:span><text:span text:style-name="Absatz-Standardschriftart"><text:span text:style-name="T181"> </text:span></text:span><text:span text:style-name="Absatz-Standardschriftart"><text:span text:style-name="T163">general,</text:span></text:span><text:span text:style-name="Absatz-Standardschriftart"><text:span text:style-name="T181"> </text:span></text:span><text:span text:style-name="Absatz-Standardschriftart"><text:span text:style-name="T163">pues</text:span></text:span><text:span text:style-name="Absatz-Standardschriftart"><text:span text:style-name="T181"> </text:span></text:span><text:span text:style-name="Absatz-Standardschriftart"><text:span text:style-name="T163">la</text:span></text:span><text:span text:style-name="Absatz-Standardschriftart"><text:span text:style-name="T181"> </text:span></text:span><text:span text:style-name="Absatz-Standardschriftart"><text:span text:style-name="T163">felicidad</text:span></text:span><text:span text:style-name="Absatz-Standardschriftart"><text:span text:style-name="T181"> </text:span></text:span><text:span text:style-name="Absatz-Standardschriftart"><text:span text:style-name="T163">general</text:span></text:span><text:span text:style-name="Absatz-Standardschriftart"><text:span text:style-name="T181"> </text:span></text:span><text:span text:style-name="Absatz-Standardschriftart"><text:span text:style-name="T163">garantiza</text:span></text:span><text:span text:style-name="Absatz-Standardschriftart"><text:span text:style-name="T181"> </text:span></text:span><text:span text:style-name="Absatz-Standardschriftart"><text:span text:style-name="T163">la</text:span></text:span><text:span text:style-name="Absatz-Standardschriftart"><text:span text:style-name="T181"> </text:span></text:span><text:span text:style-name="Absatz-Standardschriftart"><text:span text:style-name="T163">individual.</text:span></text:span><text:span text:style-name="Absatz-Standardschriftart"><text:span text:style-name="T181"> </text:span></text:span><text:span text:style-name="Absatz-Standardschriftart"><text:span text:style-name="T163">Por</text:span></text:span><text:span text:style-name="Absatz-Standardschriftart"><text:span text:style-name="T175"> </text:span></text:span><text:span text:style-name="Absatz-Standardschriftart"><text:span text:style-name="T163">eso,</text:span></text:span><text:span text:style-name="Absatz-Standardschriftart"><text:span text:style-name="T175"> </text:span></text:span><text:span text:style-name="Absatz-Standardschriftart"><text:span text:style-name="T163">el</text:span></text:span><text:span text:style-name="Absatz-Standardschriftart"><text:span text:style-name="T175"> </text:span></text:span><text:span text:style-name="Absatz-Standardschriftart"><text:span text:style-name="T163">utilitarista</text:span></text:span><text:span text:style-name="Absatz-Standardschriftart"><text:span text:style-name="T175"> </text:span></text:span><text:span text:style-name="Absatz-Standardschriftart"><text:span text:style-name="T163">no</text:span></text:span><text:span text:style-name="Absatz-Standardschriftart"><text:span text:style-name="T175"> </text:span></text:span><text:span text:style-name="Absatz-Standardschriftart"><text:span text:style-name="T163">descarta</text:span></text:span><text:span text:style-name="Absatz-Standardschriftart"><text:span text:style-name="T175"> </text:span></text:span><text:span text:style-name="Absatz-Standardschriftart"><text:span text:style-name="T163">el</text:span></text:span><text:span text:style-name="Absatz-Standardschriftart"><text:span text:style-name="T185"> </text:span></text:span><text:span text:style-name="Absatz-Standardschriftart"><text:span text:style-name="T163">sacrificio</text:span></text:span><text:span text:style-name="Absatz-Standardschriftart"><text:span text:style-name="T181"> </text:span></text:span><text:span text:style-name="Absatz-Standardschriftart"><text:span text:style-name="T163">de</text:span></text:span><text:span text:style-name="Absatz-Standardschriftart"><text:span text:style-name="T181"> </text:span></text:span><text:span text:style-name="Absatz-Standardschriftart"><text:span text:style-name="T163">la</text:span></text:span><text:span text:style-name="Absatz-Standardschriftart"><text:span text:style-name="T175"> </text:span></text:span><text:span text:style-name="Absatz-Standardschriftart"><text:span text:style-name="T163">felicidad</text:span></text:span><text:span text:style-name="Absatz-Standardschriftart"><text:span text:style-name="T175"> </text:span></text:span><text:span text:style-name="Absatz-Standardschriftart"><text:span text:style-name="T163">personal</text:span></text:span><text:span text:style-name="Absatz-Standardschriftart"><text:span text:style-name="T175"> </text:span></text:span><text:span text:style-name="Absatz-Standardschriftart"><text:span text:style-name="T163">en</text:span></text:span><text:span text:style-name="Absatz-Standardschriftart"><text:span text:style-name="T175"> </text:span></text:span><text:span text:style-name="Absatz-Standardschriftart"><text:span text:style-name="T163">pos</text:span></text:span><text:span text:style-name="Absatz-Standardschriftart"><text:span text:style-name="T175"> </text:span></text:span><text:span text:style-name="Absatz-Standardschriftart"><text:span text:style-name="T163">de</text:span></text:span><text:span text:style-name="Absatz-Standardschriftart"><text:span text:style-name="T175"> </text:span></text:span><text:span text:style-name="Absatz-Standardschriftart"><text:span text:style-name="T163">una</text:span></text:span><text:span text:style-name="Absatz-Standardschriftart"><text:span text:style-name="T175"> </text:span></text:span><text:span text:style-name="Absatz-Standardschriftart"><text:span text:style-name="T163">felicidad</text:span></text:span><text:span text:style-name="Absatz-Standardschriftart"><text:span text:style-name="T175"> </text:span></text:span><text:span text:style-name="Absatz-Standardschriftart"><text:span text:style-name="T163">más</text:span></text:span><text:span text:style-name="Absatz-Standardschriftart"><text:span text:style-name="T175"> </text:span></text:span><text:span text:style-name="Absatz-Standardschriftart"><text:span text:style-name="T163">amplia.</text:span></text:span><text:span text:style-name="Absatz-Standardschriftart"><text:span text:style-name="T175"> </text:span></text:span><text:span text:style-name="Absatz-Standardschriftart"><text:span text:style-name="T163">El</text:span></text:span><text:span text:style-name="Absatz-Standardschriftart"><text:span text:style-name="T175"> </text:span></text:span><text:span text:style-name="Absatz-Standardschriftart"><text:span text:style-name="T163">sacrificio</text:span></text:span><text:span text:style-name="Absatz-Standardschriftart"><text:span text:style-name="T175"> </text:span></text:span><text:span text:style-name="Absatz-Standardschriftart"><text:span text:style-name="T163">es</text:span></text:span><text:span text:style-name="Absatz-Standardschriftart"><text:span text:style-name="T175"> </text:span></text:span><text:span text:style-name="Absatz-Standardschriftart"><text:span text:style-name="T163">noble</text:span></text:span><text:span text:style-name="Absatz-Standardschriftart"><text:span text:style-name="T175"> </text:span></text:span><text:span text:style-name="Absatz-Standardschriftart"><text:span text:style-name="T163">si</text:span></text:span><text:span text:style-name="Absatz-Standardschriftart"><text:span text:style-name="T183"> </text:span></text:span><text:span text:style-name="Absatz-Standardschriftart"><text:span text:style-name="T163">tiene como fin promover la felicidad de los demás.</text:span></text:span></text:p>
      <text:p text:style-name="P10"><text:span text:style-name="Absatz-Standardschriftart"><text:span text:style-name="T163">¿Qué</text:span></text:span><text:span text:style-name="Absatz-Standardschriftart"><text:span text:style-name="T175"> </text:span></text:span><text:span text:style-name="Absatz-Standardschriftart"><text:span text:style-name="T163">debe</text:span></text:span><text:span text:style-name="Absatz-Standardschriftart"><text:span text:style-name="T175"> </text:span></text:span><text:span text:style-name="Absatz-Standardschriftart"><text:span text:style-name="T163">tenerse</text:span></text:span><text:span text:style-name="Absatz-Standardschriftart"><text:span text:style-name="T175"> </text:span></text:span><text:span text:style-name="Absatz-Standardschriftart"><text:span text:style-name="T163">en</text:span></text:span><text:span text:style-name="Absatz-Standardschriftart"><text:span text:style-name="T175"> </text:span></text:span><text:span text:style-name="Absatz-Standardschriftart"><text:span text:style-name="T163">cuenta</text:span></text:span><text:span text:style-name="Absatz-Standardschriftart"><text:span text:style-name="T175"> </text:span></text:span><text:span text:style-name="Absatz-Standardschriftart"><text:span text:style-name="T163">para</text:span></text:span><text:span text:style-name="Absatz-Standardschriftart"><text:span text:style-name="T175"> </text:span></text:span><text:span text:style-name="Absatz-Standardschriftart"><text:span text:style-name="T163">determinar</text:span></text:span><text:span text:style-name="Absatz-Standardschriftart"><text:span text:style-name="T175"> </text:span></text:span><text:span text:style-name="Absatz-Standardschriftart"><text:span text:style-name="T163">si</text:span></text:span><text:span text:style-name="Absatz-Standardschriftart"><text:span text:style-name="T175"> </text:span></text:span><text:span text:style-name="Absatz-Standardschriftart"><text:span text:style-name="T163">un</text:span></text:span><text:span text:style-name="Absatz-Standardschriftart"><text:span text:style-name="T175"> </text:span></text:span><text:span text:style-name="Absatz-Standardschriftart"><text:span text:style-name="T163">acto</text:span></text:span><text:span text:style-name="Absatz-Standardschriftart"><text:span text:style-name="T175"> </text:span></text:span><text:span text:style-name="Absatz-Standardschriftart"><text:span text:style-name="T163">es</text:span></text:span><text:span text:style-name="Absatz-Standardschriftart"><text:span text:style-name="T175"> </text:span></text:span><text:span text:style-name="Absatz-Standardschriftart"><text:span text:style-name="T163">bueno</text:span></text:span><text:span text:style-name="Absatz-Standardschriftart"><text:span text:style-name="T175"> </text:span></text:span><text:span text:style-name="T169">o</text:span><text:span text:style-name="Absatz-Standardschriftart"><text:span text:style-name="T175"> </text:span></text:span><text:span text:style-name="Absatz-Standardschriftart"><text:span text:style-name="T163">es</text:span></text:span><text:span text:style-name="Absatz-Standardschriftart"><text:span text:style-name="T175"> </text:span></text:span><text:span text:style-name="Absatz-Standardschriftart"><text:span text:style-name="T163">malo?</text:span></text:span><text:span text:style-name="Absatz-Standardschriftart"><text:span text:style-name="T175"> </text:span></text:span><text:span text:style-name="Absatz-Standardschriftart"><text:span text:style-name="T163">Para esta postura,</text:span></text:span><text:span text:style-name="Absatz-Standardschriftart"><text:span text:style-name="T183"> </text:span></text:span><text:span text:style-name="Absatz-Standardschriftart"><text:span text:style-name="T163">fundamentalmente</text:span></text:span><text:span text:style-name="Absatz-Standardschriftart"><text:span text:style-name="T181"> </text:span></text:span><text:span text:style-name="Absatz-Standardschriftart"><text:span text:style-name="T163">se</text:span></text:span><text:span text:style-name="Absatz-Standardschriftart"><text:span text:style-name="T181"> </text:span></text:span><text:span text:style-name="Absatz-Standardschriftart"><text:span text:style-name="T163">deben</text:span></text:span><text:span text:style-name="Absatz-Standardschriftart"><text:span text:style-name="T181"> </text:span></text:span><text:span text:style-name="Absatz-Standardschriftart"><text:span text:style-name="T163">medir</text:span></text:span><text:span text:style-name="Absatz-Standardschriftart"><text:span text:style-name="T181"> </text:span></text:span><text:span text:style-name="Absatz-Standardschriftart"><text:span text:style-name="T163">las</text:span></text:span><text:span text:style-name="Absatz-Standardschriftart"><text:span text:style-name="T181"> </text:span></text:span><text:span text:style-name="Absatz-Standardschriftart"><text:span text:style-name="T163">consecuencias</text:span></text:span><text:span text:style-name="Absatz-Standardschriftart"><text:span text:style-name="T181"> </text:span></text:span><text:span text:style-name="Absatz-Standardschriftart"><text:span text:style-name="T163">concretas</text:span></text:span><text:span text:style-name="Absatz-Standardschriftart"><text:span text:style-name="T181"> </text:span></text:span><text:span text:style-name="Absatz-Standardschriftart"><text:span text:style-name="T163">de</text:span></text:span><text:span text:style-name="Absatz-Standardschriftart"><text:span text:style-name="T181"> </text:span></text:span><text:span text:style-name="Absatz-Standardschriftart"><text:span text:style-name="T163">este</text:span></text:span><text:span text:style-name="Absatz-Standardschriftart"><text:span text:style-name="T181"> </text:span></text:span><text:span text:style-name="Absatz-Standardschriftart"><text:span text:style-name="T163">acto.</text:span></text:span><text:span text:style-name="Absatz-Standardschriftart"><text:span text:style-name="T181"> </text:span></text:span><text:span text:style-name="Absatz-Standardschriftart"><text:span text:style-name="T163">No</text:span></text:span><text:span text:style-name="Absatz-Standardschriftart"><text:span text:style-name="T181"> </text:span></text:span><text:span text:style-name="Absatz-Standardschriftart"><text:span text:style-name="T163">interesan</text:span></text:span><text:span text:style-name="Absatz-Standardschriftart"><text:span text:style-name="T181"> </text:span></text:span><text:span text:style-name="Absatz-Standardschriftart"><text:span text:style-name="T163">los</text:span></text:span><text:span text:style-name="Absatz-Standardschriftart"><text:span text:style-name="T184"> </text:span></text:span><text:span text:style-name="Absatz-Standardschriftart"><text:span text:style-name="T163">motivos del acto sino sus resultados. Ejemplo: la mentira piadosa.</text:span></text:span></text:p>
      <text:p text:style-name="P7"><text:span text:style-name="Absatz-Standardschriftart"><text:span text:style-name="T163">Ser</text:span></text:span><text:span text:style-name="Absatz-Standardschriftart"><text:span text:style-name="T175"> </text:span></text:span><text:span text:style-name="Absatz-Standardschriftart"><text:span text:style-name="T163">una</text:span></text:span><text:span text:style-name="Absatz-Standardschriftart"><text:span text:style-name="T175"> </text:span></text:span><text:span text:style-name="Absatz-Standardschriftart"><text:span text:style-name="T163">buena</text:span></text:span><text:span text:style-name="Absatz-Standardschriftart"><text:span text:style-name="T175"> </text:span></text:span><text:span text:style-name="Absatz-Standardschriftart"><text:span text:style-name="T163">persona</text:span></text:span><text:span text:style-name="Absatz-Standardschriftart"><text:span text:style-name="T175"> </text:span></text:span><text:span text:style-name="Absatz-Standardschriftart"><text:span text:style-name="T163">es parte de la felicidad. No buscamos ser buenos para lograr otra cosa; la</text:span></text:span><text:span text:style-name="Absatz-Standardschriftart"><text:span text:style-name="T186"> </text:span></text:span><text:span text:style-name="Absatz-Standardschriftart"><text:span text:style-name="T163">bondad</text:span></text:span><text:span text:style-name="Absatz-Standardschriftart"><text:span text:style-name="T175"> </text:span></text:span><text:span text:style-name="Absatz-Standardschriftart"><text:span text:style-name="T163">de</text:span></text:span><text:span text:style-name="Absatz-Standardschriftart"><text:span text:style-name="T175"> </text:span></text:span><text:span text:style-name="Absatz-Standardschriftart"><text:span text:style-name="T163">nuestra</text:span></text:span><text:span text:style-name="Absatz-Standardschriftart"><text:span text:style-name="T175"> </text:span></text:span><text:span text:style-name="Absatz-Standardschriftart"><text:span text:style-name="T163">conducta</text:span></text:span><text:span text:style-name="Absatz-Standardschriftart"><text:span text:style-name="T175"> </text:span></text:span><text:span text:style-name="Absatz-Standardschriftart"><text:span text:style-name="T163">nos</text:span></text:span><text:span text:style-name="Absatz-Standardschriftart"><text:span text:style-name="T175"> </text:span></text:span><text:span text:style-name="Absatz-Standardschriftart"><text:span text:style-name="T163">proporciona</text:span></text:span><text:span text:style-name="Absatz-Standardschriftart"><text:span text:style-name="T175"> </text:span></text:span><text:span text:style-name="Absatz-Standardschriftart"><text:span text:style-name="T177">placer.</text:span></text:span><text:span text:style-name="Absatz-Standardschriftart"><text:span text:style-name="T175"> </text:span></text:span><text:span text:style-name="Absatz-Standardschriftart"><text:span text:style-name="T163">Nos</text:span></text:span><text:span text:style-name="Absatz-Standardschriftart"><text:span text:style-name="T175"> </text:span></text:span><text:span text:style-name="Absatz-Standardschriftart"><text:span text:style-name="T163">sentimos</text:span></text:span><text:span text:style-name="Absatz-Standardschriftart"><text:span text:style-name="T175"> </text:span></text:span><text:span text:style-name="Absatz-Standardschriftart"><text:span text:style-name="T163">bien</text:span></text:span><text:span text:style-name="Absatz-Standardschriftart"><text:span text:style-name="T175"> </text:span></text:span><text:span text:style-name="Absatz-Standardschriftart"><text:span text:style-name="T163">ayudando</text:span></text:span><text:span text:style-name="Absatz-Standardschriftart"><text:span text:style-name="T175"> </text:span></text:span><text:span text:style-name="T169">a</text:span><text:span text:style-name="Absatz-Standardschriftart"><text:span text:style-name="T175"> </text:span></text:span><text:span text:style-name="Absatz-Standardschriftart"><text:span text:style-name="T163">otros </text:span></text:span><text:span text:style-name="T169">y</text:span><text:span text:style-name="Absatz-Standardschriftart"><text:span text:style-name="T163"> eso</text:span></text:span><text:span text:style-name="Absatz-Standardschriftart"><text:span text:style-name="T185"> </text:span></text:span><text:span text:style-name="Absatz-Standardschriftart"><text:span text:style-name="T163">vale</text:span></text:span><text:span text:style-name="Absatz-Standardschriftart"><text:span text:style-name="T180"> </text:span></text:span><text:span text:style-name="Absatz-Standardschriftart"><text:span text:style-name="T163">por</text:span></text:span><text:span text:style-name="Absatz-Standardschriftart"><text:span text:style-name="T181"> </text:span></text:span><text:span text:style-name="Absatz-Standardschriftart"><text:span text:style-name="T163">sí</text:span></text:span><text:span text:style-name="Absatz-Standardschriftart"><text:span text:style-name="T181"> </text:span></text:span><text:span text:style-name="Absatz-Standardschriftart"><text:span text:style-name="T163">mismo.</text:span></text:span><text:span text:style-name="Absatz-Standardschriftart"><text:span text:style-name="T181"> </text:span></text:span><text:span text:style-name="Absatz-Standardschriftart"><text:span text:style-name="T163">Actuar</text:span></text:span><text:span text:style-name="Absatz-Standardschriftart"><text:span text:style-name="T181"> </text:span></text:span><text:span text:style-name="Absatz-Standardschriftart"><text:span text:style-name="T163">mal,</text:span></text:span><text:span text:style-name="Absatz-Standardschriftart"><text:span text:style-name="T181"> </text:span></text:span><text:span text:style-name="Absatz-Standardschriftart"><text:span text:style-name="T163">por</text:span></text:span><text:span text:style-name="Absatz-Standardschriftart"><text:span text:style-name="T181"> </text:span></text:span><text:span text:style-name="Absatz-Standardschriftart"><text:span text:style-name="T163">el</text:span></text:span><text:span text:style-name="Absatz-Standardschriftart"><text:span text:style-name="T181"> </text:span></text:span><text:span text:style-name="Absatz-Standardschriftart"><text:span text:style-name="T163">contrario,</text:span></text:span><text:span text:style-name="Absatz-Standardschriftart"><text:span text:style-name="T181"> </text:span></text:span><text:span text:style-name="Absatz-Standardschriftart"><text:span text:style-name="T163">nos</text:span></text:span><text:span text:style-name="Absatz-Standardschriftart"><text:span text:style-name="T181"> </text:span></text:span><text:span text:style-name="Absatz-Standardschriftart"><text:span text:style-name="T163">genera</text:span></text:span><text:span text:style-name="Absatz-Standardschriftart"><text:span text:style-name="T181"> </text:span></text:span><text:span text:style-name="Absatz-Standardschriftart"><text:span text:style-name="T163">dolor</text:span></text:span><text:span text:style-name="Absatz-Standardschriftart"><text:span text:style-name="T181"> </text:span></text:span><text:span text:style-name="T169">o</text:span><text:span text:style-name="Absatz-Standardschriftart"><text:span text:style-name="T181"> </text:span></text:span><text:span text:style-name="Absatz-Standardschriftart"><text:span text:style-name="T163">insatisfacción.</text:span></text:span><text:span text:style-name="Absatz-Standardschriftart"><text:span text:style-name="T181"> </text:span></text:span><text:span text:style-name="Absatz-Standardschriftart"><text:span text:style-name="T163">Sentimos</text:span></text:span><text:span text:style-name="Absatz-Standardschriftart"><text:span text:style-name="T181"> </text:span></text:span><text:span text:style-name="Absatz-Standardschriftart"><text:span text:style-name="T163">culpa </text:span></text:span><text:span text:style-name="T169">o</text:span><text:span text:style-name="Absatz-Standardschriftart"><text:span text:style-name="T163"> la reprobación de quienes nos rodean. Por eso, actuar mal no nos conduce </text:span></text:span><text:span text:style-name="T169">a</text:span><text:span text:style-name="Absatz-Standardschriftart"><text:span text:style-name="T163"> la felicidad.</text:span></text:span></text:p>
      <text:p text:style-name="P37"/>
      <text:h text:style-name="P48" text:outline-level="2"><text:span text:style-name="Absatz-Standardschriftart"><text:span text:style-name="T120">Responde:</text:span></text:span></text:h>
      <text:p text:style-name="P38"/>
      <text:p text:style-name="P12"><text:span text:style-name="Absatz-Standardschriftart"><text:span text:style-name="T158">9. </text:span></text:span><text:span text:style-name="Absatz-Standardschriftart"><text:span text:style-name="T120">¿Cómo sabemos cuándo una acción es moralmente buena según la perspectiva utilitarista?</text:span></text:span></text:p>
      <text:p text:style-name="P35"/>
      <text:p text:style-name="P15"><text:span text:style-name="Absatz-Standardschriftart"><text:span text:style-name="T120">10.</text:span></text:span><text:span text:style-name="Absatz-Standardschriftart"><text:span text:style-name="T127"> </text:span></text:span><text:span text:style-name="Absatz-Standardschriftart"><text:span text:style-name="T133">Teniendo</text:span></text:span><text:span text:style-name="Absatz-Standardschriftart"><text:span text:style-name="T127"> </text:span></text:span><text:span text:style-name="Absatz-Standardschriftart"><text:span text:style-name="T120">en</text:span></text:span><text:span text:style-name="Absatz-Standardschriftart"><text:span text:style-name="T127"> </text:span></text:span><text:span text:style-name="Absatz-Standardschriftart"><text:span text:style-name="T120">cuenta</text:span></text:span><text:span text:style-name="Absatz-Standardschriftart"><text:span text:style-name="T127"> </text:span></text:span><text:span text:style-name="Absatz-Standardschriftart"><text:span text:style-name="T120">esta</text:span></text:span><text:span text:style-name="Absatz-Standardschriftart"><text:span text:style-name="T127"> </text:span></text:span><text:span text:style-name="Absatz-Standardschriftart"><text:span text:style-name="T120">concepción</text:span></text:span><text:span text:style-name="Absatz-Standardschriftart"><text:span text:style-name="T127"> </text:span></text:span><text:span text:style-name="Absatz-Standardschriftart"><text:span text:style-name="T120">ética,</text:span></text:span><text:span text:style-name="Absatz-Standardschriftart"><text:span text:style-name="T127"> </text:span></text:span><text:span text:style-name="Absatz-Standardschriftart"><text:span text:style-name="T120">¿se</text:span></text:span><text:span text:style-name="Absatz-Standardschriftart"><text:span text:style-name="T127"> </text:span></text:span><text:span text:style-name="Absatz-Standardschriftart"><text:span text:style-name="T120">puede</text:span></text:span><text:span text:style-name="Absatz-Standardschriftart"><text:span text:style-name="T127"> </text:span></text:span><text:span text:style-name="Absatz-Standardschriftart"><text:span text:style-name="T120">considerar</text:span></text:span><text:span text:style-name="Absatz-Standardschriftart"><text:span text:style-name="T127"> </text:span></text:span><text:span text:style-name="Absatz-Standardschriftart"><text:span text:style-name="T120">como</text:span></text:span><text:span text:style-name="Absatz-Standardschriftart"><text:span text:style-name="T127"> </text:span></text:span><text:span text:style-name="Absatz-Standardschriftart"><text:span text:style-name="T120">un acto bueno lo que</text:span></text:span><text:span text:style-name="Absatz-Standardschriftart"><text:span text:style-name="T134"> </text:span></text:span><text:span text:style-name="Absatz-Standardschriftart"><text:span text:style-name="T120">hizo el minero?</text:span></text:span><text:span text:style-name="Absatz-Standardschriftart"><text:span text:style-name="T131"> </text:span></text:span><text:span text:style-name="Absatz-Standardschriftart"><text:span text:style-name="T120">Fundamente.</text:span></text:span></text:p>
      <text:p text:style-name="P34"/>
      <text:p text:style-name="P12"><text:span text:style-name="Absatz-Standardschriftart"><text:span text:style-name="T136">11</text:span></text:span><text:span text:style-name="Absatz-Standardschriftart"><text:span text:style-name="T120"> .¿Estás de acuerdo con la postura utilitarista? ¿Por qué?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Überschrift_20_1" style:display-name="Überschrift 1" style:family="paragraph" style:parent-style-name="Standard" style:default-outline-level="1">
      <style:paragraph-properties fo:margin-left="0.0701in" fo:margin-right="0in" fo:hyphenation-ladder-count="no-limit" fo:text-indent="0in" style:auto-text-indent="false">
        <style:tab-stops/>
      </style:paragraph-properties>
      <style:text-properties style:font-name="Calibri" fo:font-family="Calibri" style:font-family-generic="swiss" style:font-pitch="variable" fo:font-size="12pt" fo:font-weight="bold" style:font-name-asian="Calibri" style:font-family-asian="Calibri" style:font-family-generic-asian="swiss" style:font-pitch-asian="variable" style:font-size-asian="12pt" style:font-weight-asian="bold" style:font-size-complex="12pt" style:font-weight-complex="bold" fo:hyphenate="false" loext:hyphenation-no-caps="false"/>
    </style:style>
    <style:style style:name="Überschrift_20_2" style:display-name="Überschrift 2" style:family="paragraph" style:parent-style-name="Standard" style:default-outline-level="2">
      <style:paragraph-properties fo:margin-left="0.0701in" fo:margin-right="0in" fo:hyphenation-ladder-count="no-limit" fo:text-indent="0in" style:auto-text-indent="false">
        <style:tab-stops/>
      </style:paragraph-properties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weight-complex="bold" fo:hyphenate="false" loext:hyphenation-no-caps="false"/>
    </style:style>
    <style:style style:name="Textkörper" style:family="paragraph" style:parent-style-name="Standard">
      <style:paragraph-properties fo:margin-left="0.0701in" fo:margin-right="0in" fo:hyphenation-ladder-count="no-limit" fo:text-indent="0in" style:auto-text-indent="false">
        <style:tab-stops/>
      </style:paragraph-properties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fo:hyphenate="false" loext:hyphenation-no-caps="false"/>
    </style:style>
    <style:style style:name="Listenabsatz" style:family="paragraph" style:parent-style-name="Standard">
      <style:paragraph-properties fo:hyphenation-ladder-count="no-limit"/>
      <style:text-properties fo:hyphenate="false" loext:hyphenation-no-caps="false"/>
    </style:style>
    <style:style style:name="Table_20_Paragraph" style:display-name="Table Paragraph" style:family="paragraph" style:parent-style-name="Standard">
      <style:paragraph-properties fo:hyphenation-ladder-count="no-limit"/>
      <style:text-properties fo:hyphenate="false" loext:hyphenation-no-caps="false"/>
    </style:style>
    <style:style style:name="Absatz-Standardschriftart" style:family="text"/>
    <style:style style:name="WW_5f_CharLFO1LVL1" style:display-name="WW_CharLFO1LVL1" style:family="text">
      <style:text-properties fo:color="#323232" style:font-name="Arial" fo:font-family="Arial" style:font-family-generic="swiss" style:font-pitch="variable" fo:font-size="10pt" fo:font-weight="bold" style:font-name-asian="Arial" style:font-family-asian="Arial" style:font-family-generic-asian="swiss" style:font-pitch-asian="variable" style:font-size-asian="10pt" style:font-weight-asian="bold" style:font-size-complex="10pt" style:font-weight-complex="bold"/>
    </style:style>
    <style:style style:name="WW_5f_CharLFO2LVL1" style:display-name="WW_CharLFO2LVL1" style:family="text">
      <style:text-properties style:font-name="Times New Roman" fo:font-family="'Times New Roman'" style:font-family-generic="roman" style:font-pitch="variable" fo:font-size="11pt" fo:letter-spacing="-0.0008in" style:font-name-asian="Times New Roman" style:font-family-asian="'Times New Roman'" style:font-family-generic-asian="roman" style:font-pitch-asian="variable" style:font-size-asian="11pt" style:font-size-complex="11pt"/>
    </style:style>
    <style:style style:name="WW_5f_CharLFO3LVL1" style:display-name="WW_CharLFO3LVL1" style:family="text"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size-complex="11p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8in" fo:page-height="11.6945in" style:num-format="1" style:print-orientation="portrait" fo:margin-top="0.9583in" fo:margin-bottom="0.1945in" fo:margin-left="1.111in" fo:margin-right="1.1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8.278in" fo:page-height="11.6945in" style:num-format="1" style:print-orientation="portrait" fo:margin-top="1.111in" fo:margin-bottom="0.1945in" fo:margin-left="1.111in" fo:margin-right="1.1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1" style:page-layout-name="Mpm2"/>
    <style:master-page style:name="MP2" style:page-layout-name="Mpm2"/>
    <style:master-page style:name="MP3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Online2PDF.com</meta:initial-creator>
    <meta:creation-date>2021-11-20T19:31:00Z</meta:creation-date>
    <dc:date>2021-11-20T16:32:29.469261206</dc:date>
    <meta:editing-cycles>3</meta:editing-cycles>
    <meta:editing-duration>PT49S</meta:editing-duration>
    <meta:document-statistic meta:table-count="0" meta:image-count="0" meta:object-count="0" meta:page-count="5" meta:paragraph-count="63" meta:word-count="2136" meta:character-count="12258" meta:non-whitespace-character-count="10191"/>
    <meta:user-defined meta:name="Created" meta:value-type="date">2021-11-20T00:00:00Z</meta:user-defined>
    <meta:user-defined meta:name="LastSaved" meta:value-type="date">2021-11-20T00:00:00Z</meta:user-defined>
    <meta:template xlink:type="simple" xlink:actuate="onRequest" xlink:title="" xlink:href="Normal.dotm"/>
  </office:meta>
</office:document-meta>
</file>